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3mm"/>
    </style:style>
    <style:style style:name="co2" style:family="table-column">
      <style:table-column-properties fo:break-before="auto" style:column-width="49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secu_cont</text:p>
          </table:table-cell>
          <table:table-cell office:value-type="string" calcext:value-type="string">
            <text:p>contrato_id</text:p>
          </table:table-cell>
          <table:table-cell office:value-type="string" calcext:value-type="string">
            <text:p>version_id</text:p>
          </table:table-cell>
          <table:table-cell office:value-type="string" calcext:value-type="string">
            <text:p>producto_id</text:p>
          </table:table-cell>
          <table:table-cell office:value-type="string" calcext:value-type="string">
            <text:p>marca_id</text:p>
          </table:table-cell>
          <table:table-cell office:value-type="string" calcext:value-type="string">
            <text:p>ciudad_id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medio_id</text:p>
          </table:table-cell>
          <table:table-cell office:value-type="string" calcext:value-type="string">
            <text:p>moneda_id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mpany_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Suma - tiempo</text:p>
          </table:table-cell>
          <table:table-cell office:value-type="string" calcext:value-type="string">
            <text:p>Suma - quantity</text:p>
          </table:table-cell>
          <table:table-cell office:value-type="string" calcext:value-type="string">
            <text:p>Suma - subtotal</text:p>
          </table:table-cell>
          <table:table-cell office:value-type="string" calcext:value-type="string">
            <text:p>Suma - tax</text:p>
          </table:table-cell>
          <table:table-cell office:value-type="string" calcext:value-type="string">
            <text:p>Suma - total</text:p>
          </table:table-cell>
          <table:table-cell office:value-type="string" calcext:value-type="string">
            <text:p>Máx - month</text:p>
          </table:table-cell>
        </table:table-row>
        <table:table-row table:style-name="ro1">
          <table:table-cell office:value-type="date" office:date-value="2019-01-15" calcext:value-type="date">
            <text:p>2019-01-15</text:p>
          </table:table-cell>
          <table:table-cell office:value-type="string" calcext:value-type="string">
            <text:p>W-010-001-01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URAR A NOMBRE DE VYV PROYECTO PERSHING SAC RUC: 20601588863 orden del 15/01/2019 al 14/02/2019 FACTURAR A NOMBRE DE VYV PROYECTO PERSHING SAC RUC: 20601588863 orden del 15/01/2019 al 14/02/201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666.66" calcext:value-type="float">
            <text:p>1666.66</text:p>
          </table:table-cell>
          <table:table-cell office:value-type="float" office:value="300" calcext:value-type="float">
            <text:p>300</text:p>
          </table:table-cell>
          <table:table-cell office:value-type="float" office:value="1966.66" calcext:value-type="float">
            <text:p>1966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01-15" calcext:value-type="date">
            <text:p>2019-01-15</text:p>
          </table:table-cell>
          <table:table-cell office:value-type="string" calcext:value-type="string">
            <text:p>W-010-001-02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URAR A NOMBRE DE VYV PROYECTO PERSHING SAC RUC: 20601588863 orden del 15/02/2019 al 14/03/2019 FACTURAR A NOMBRE DE VYV PROYECTO PERSHING SAC RUC: 20601588863 orden del 15/02/2019 al 14/03/201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666.66" calcext:value-type="float">
            <text:p>1666.66</text:p>
          </table:table-cell>
          <table:table-cell office:value-type="float" office:value="300" calcext:value-type="float">
            <text:p>300</text:p>
          </table:table-cell>
          <table:table-cell office:value-type="float" office:value="1966.66" calcext:value-type="float">
            <text:p>1966.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1-15" calcext:value-type="date">
            <text:p>2019-01-15</text:p>
          </table:table-cell>
          <table:table-cell office:value-type="string" calcext:value-type="string">
            <text:p>W-010-001-03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TURAR A NOMBRE DE VYV PROYECTO PERSHING SAC RUC: 20601588863 ORDEN DEL 15/03/2019 AL 17/04/2019 (INCLUYE 3 DIAS BONIFICADOS) FACTURAR A NOMBRE DE VYV PROYECTO PERSHING SAC RUC: 20601588863 ORDEN DEL 15/03/2019 AL 17/04/2019 (INCLUYE 3 DIAS BONIFICADOS)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666.68" calcext:value-type="float">
            <text:p>1666.68</text:p>
          </table:table-cell>
          <table:table-cell office:value-type="float" office:value="300" calcext:value-type="float">
            <text:p>300</text:p>
          </table:table-cell>
          <table:table-cell office:value-type="float" office:value="1966.68" calcext:value-type="float">
            <text:p>1966.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1-23" calcext:value-type="date">
            <text:p>2019-01-23</text:p>
          </table:table-cell>
          <table:table-cell office:value-type="string" calcext:value-type="string">
            <text:p>I-C04-001-02-1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12 al 09/01 HM 18-99 Total <text:s/>Rating del 13/12 al 09/01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6.58" calcext:value-type="float">
            <text:p>426.58</text:p>
          </table:table-cell>
          <table:table-cell office:value-type="float" office:value="76.78" calcext:value-type="float">
            <text:p>76.78</text:p>
          </table:table-cell>
          <table:table-cell office:value-type="float" office:value="503.36" calcext:value-type="float">
            <text:p>503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1-30" calcext:value-type="date">
            <text:p>2019-01-30</text:p>
          </table:table-cell>
          <table:table-cell office:value-type="string" calcext:value-type="string">
            <text:p>A-C04-001-02-19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449" calcext:value-type="float">
            <text:p>1449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Menciยพn + Cรpsula, Expo del producto, Led <text:s/>Activaciยพn con derecho a P/D, Colas, Menciยพn + Cรpsula, Expo del producto, Led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34500" calcext:value-type="float">
            <text:p>34500</text:p>
          </table:table-cell>
          <table:table-cell office:value-type="float" office:value="6210" calcext:value-type="float">
            <text:p>6210</text:p>
          </table:table-cell>
          <table:table-cell office:value-type="float" office:value="40710" calcext:value-type="float">
            <text:p>407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04" calcext:value-type="date">
            <text:p>2019-02-04</text:p>
          </table:table-cell>
          <table:table-cell office:value-type="string" calcext:value-type="string">
            <text:p>A-CRP-001-02-19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99" calcext:value-type="float">
            <text:p>99</text:p>
          </table:table-cell>
          <table:table-cell office:value-type="float" office:value="23400" calcext:value-type="float">
            <text:p>23400</text:p>
          </table:table-cell>
          <table:table-cell office:value-type="float" office:value="4212" calcext:value-type="float">
            <text:p>4212</text:p>
          </table:table-cell>
          <table:table-cell office:value-type="float" office:value="27612" calcext:value-type="float">
            <text:p>27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04" calcext:value-type="date">
            <text:p>2019-02-04</text:p>
          </table:table-cell>
          <table:table-cell office:value-type="string" calcext:value-type="string">
            <text:p>A-CRP-002-02-19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  <table:table-cell office:value-type="float" office:value="1449" calcext:value-type="float">
            <text:p>1449</text:p>
          </table:table-cell>
          <table:table-cell office:value-type="float" office:value="154" calcext:value-type="float">
            <text:p>154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126" calcext:value-type="float">
            <text:p>126</text:p>
          </table:table-cell>
          <table:table-cell office:value-type="float" office:value="29640" calcext:value-type="float">
            <text:p>29640</text:p>
          </table:table-cell>
          <table:table-cell office:value-type="float" office:value="5335.2" calcext:value-type="float">
            <text:p>5335.2</text:p>
          </table:table-cell>
          <table:table-cell office:value-type="float" office:value="34975.2" calcext:value-type="float">
            <text:p>34975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04" calcext:value-type="date">
            <text:p>2019-02-04</text:p>
          </table:table-cell>
          <table:table-cell office:value-type="string" calcext:value-type="string">
            <text:p>A-GRP-002-02-19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1449" calcext:value-type="float">
            <text:p>1449</text:p>
          </table:table-cell>
          <table:table-cell office:value-type="float" office:value="154" calcext:value-type="float">
            <text:p>154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168" calcext:value-type="float">
            <text:p>168</text:p>
          </table:table-cell>
          <table:table-cell office:value-type="float" office:value="14280" calcext:value-type="float">
            <text:p>14280</text:p>
          </table:table-cell>
          <table:table-cell office:value-type="float" office:value="2570.4" calcext:value-type="float">
            <text:p>2570.4</text:p>
          </table:table-cell>
          <table:table-cell office:value-type="float" office:value="16850.4" calcext:value-type="float">
            <text:p>1685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05" calcext:value-type="date">
            <text:p>2019-02-05</text:p>
          </table:table-cell>
          <table:table-cell office:value-type="string" calcext:value-type="string">
            <text:p>C-GRP-002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VOS: LIBRERO, MAMA Y NIรO COBERTURA AREQUIPA MOTIVOS: LIBRERO, MAMA Y NIรO COBERTURA AREQUIP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88.64" calcext:value-type="float">
            <text:p>288.64</text:p>
          </table:table-cell>
          <table:table-cell office:value-type="float" office:value="51.96" calcext:value-type="float">
            <text:p>51.96</text:p>
          </table:table-cell>
          <table:table-cell office:value-type="float" office:value="340.6" calcext:value-type="float">
            <text:p>340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06" calcext:value-type="date">
            <text:p>2019-02-06</text:p>
          </table:table-cell>
          <table:table-cell office:value-type="string" calcext:value-type="string">
            <text:p>C-GRP-002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VOS: LIBRERO, MAMA Y NIรO COBERTURA AREQUIPA MOTIVOS: LIBRERO, MAMA Y NIรO COBERTURA AREQUIP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88" calcext:value-type="float">
            <text:p>88</text:p>
          </table:table-cell>
          <table:table-cell office:value-type="float" office:value="2597.76" calcext:value-type="float">
            <text:p>2597.76</text:p>
          </table:table-cell>
          <table:table-cell office:value-type="float" office:value="467.64" calcext:value-type="float">
            <text:p>467.64</text:p>
          </table:table-cell>
          <table:table-cell office:value-type="float" office:value="3065.4" calcext:value-type="float">
            <text:p>3065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06" calcext:value-type="date">
            <text:p>2019-02-06</text:p>
          </table:table-cell>
          <table:table-cell office:value-type="string" calcext:value-type="string">
            <text:p>C-GRP-003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VOS: LIBRERO, MAMA Y NIรO COBERTURA CHICLAYO MOTIVOS: LIBRERO, MAMA Y NIรO COBERTURA CHICLAY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156" calcext:value-type="float">
            <text:p>156</text:p>
          </table:table-cell>
          <table:table-cell office:value-type="float" office:value="3476.4" calcext:value-type="float">
            <text:p>3476.4</text:p>
          </table:table-cell>
          <table:table-cell office:value-type="float" office:value="625.8" calcext:value-type="float">
            <text:p>625.8</text:p>
          </table:table-cell>
          <table:table-cell office:value-type="float" office:value="4102.2" calcext:value-type="float">
            <text:p>4102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06" calcext:value-type="date">
            <text:p>2019-02-06</text:p>
          </table:table-cell>
          <table:table-cell office:value-type="string" calcext:value-type="string">
            <text:p>C-GRP-003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VOS: LIBRERO, MAMA Y NIรO COBERTURA CHICLAYO MOTIVOS: LIBRERO, MAMA Y NIรO COBERTURA CHICLAY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31.76" calcext:value-type="float">
            <text:p>231.76</text:p>
          </table:table-cell>
          <table:table-cell office:value-type="float" office:value="41.72" calcext:value-type="float">
            <text:p>41.72</text:p>
          </table:table-cell>
          <table:table-cell office:value-type="float" office:value="273.48" calcext:value-type="float">
            <text:p>273.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07" calcext:value-type="date">
            <text:p>2019-02-07</text:p>
          </table:table-cell>
          <table:table-cell office:value-type="string" calcext:value-type="string">
            <text:p>C-GRP-001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VOS: LIBRERO, MAMA Y NIรO COBERTURA LIMA MOTIVOS: LIBRERO, MAMA Y NIรO COBERTURA LIM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6" calcext:value-type="float">
            <text:p>1056</text:p>
          </table:table-cell>
          <table:table-cell office:value-type="float" office:value="176" calcext:value-type="float">
            <text:p>176</text:p>
          </table:table-cell>
          <table:table-cell office:value-type="float" office:value="21970.96" calcext:value-type="float">
            <text:p>21970.96</text:p>
          </table:table-cell>
          <table:table-cell office:value-type="float" office:value="3954.94" calcext:value-type="float">
            <text:p>3954.94</text:p>
          </table:table-cell>
          <table:table-cell office:value-type="float" office:value="25925.9" calcext:value-type="float">
            <text:p>25925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07" calcext:value-type="date">
            <text:p>2019-02-07</text:p>
          </table:table-cell>
          <table:table-cell office:value-type="string" calcext:value-type="string">
            <text:p>C-GRP-001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IVOS: LIBRERO, MAMA Y NIรO COBERTURA LIMA MOTIVOS: LIBRERO, MAMA Y NIรO COBERTURA LIM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2996.04" calcext:value-type="float">
            <text:p>2996.04</text:p>
          </table:table-cell>
          <table:table-cell office:value-type="float" office:value="539.31" calcext:value-type="float">
            <text:p>539.31</text:p>
          </table:table-cell>
          <table:table-cell office:value-type="float" office:value="3535.35" calcext:value-type="float">
            <text:p>3535.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11" calcext:value-type="date">
            <text:p>2019-02-11</text:p>
          </table:table-cell>
          <table:table-cell office:value-type="string" calcext:value-type="string">
            <text:p>A-GRP-001-02-19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FACTURACION 09/02/2019 COBERTURA NACIONAL FACTURACION 09/02/201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float" office:value="305" calcext:value-type="float">
            <text:p>305</text:p>
          </table:table-cell>
          <table:table-cell office:value-type="float" office:value="30616" calcext:value-type="float">
            <text:p>30616</text:p>
          </table:table-cell>
          <table:table-cell office:value-type="float" office:value="5510.88" calcext:value-type="float">
            <text:p>5510.88</text:p>
          </table:table-cell>
          <table:table-cell office:value-type="float" office:value="36126.88" calcext:value-type="float">
            <text:p>36126.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12" calcext:value-type="date">
            <text:p>2019-02-12</text:p>
          </table:table-cell>
          <table:table-cell office:value-type="string" calcext:value-type="string">
            <text:p>C-C04-001-02-1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449" calcext:value-type="float">
            <text:p>1449</text:p>
          </table:table-cell>
          <table:table-cell office:value-type="float" office:value="212" calcext:value-type="float">
            <text:p>21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TA FILIAL PIURA BLOQUE ROTATIVO DE 18:30 A 24:00 PAUTA FILIAL PIURA BLOQUE ROTATIVO DE 18:30 A 24:0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11106.55" calcext:value-type="float">
            <text:p>11106.55</text:p>
          </table:table-cell>
          <table:table-cell office:value-type="float" office:value="1999.2" calcext:value-type="float">
            <text:p>1999.2</text:p>
          </table:table-cell>
          <table:table-cell office:value-type="float" office:value="13105.75" calcext:value-type="float">
            <text:p>13105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12" calcext:value-type="date">
            <text:p>2019-02-12</text:p>
          </table:table-cell>
          <table:table-cell office:value-type="string" calcext:value-type="string">
            <text:p>C-C04-002-02-1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449" calcext:value-type="float">
            <text:p>1449</text:p>
          </table:table-cell>
          <table:table-cell office:value-type="float" office:value="212" calcext:value-type="float">
            <text:p>21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TA FILIAL AREQUIPA BLOQUE ROTATIVO DE 18:30 A 24:00 PAUTA FILIAL AREQUIPA BLOQUE ROTATIVO DE 18:30 A 24:0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11106.55" calcext:value-type="float">
            <text:p>11106.55</text:p>
          </table:table-cell>
          <table:table-cell office:value-type="float" office:value="1999.2" calcext:value-type="float">
            <text:p>1999.2</text:p>
          </table:table-cell>
          <table:table-cell office:value-type="float" office:value="13105.75" calcext:value-type="float">
            <text:p>13105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13" calcext:value-type="date">
            <text:p>2019-02-13</text:p>
          </table:table-cell>
          <table:table-cell office:value-type="string" calcext:value-type="string">
            <text:p>W-LED-001-12-1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NEL PANAMERICANA SUR DEL 01/12/2018 AL 30/04/2019 PANEL PANAMERICANA SUR DEL 01/12/2018 AL 30/04/201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office:value-type="float" office:value="6300" calcext:value-type="float">
            <text:p>6300</text:p>
          </table:table-cell>
          <table:table-cell office:value-type="float" office:value="41300" calcext:value-type="float">
            <text:p>413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9-02-14" calcext:value-type="date">
            <text:p>2019-02-14</text:p>
          </table:table-cell>
          <table:table-cell office:value-type="string" calcext:value-type="string">
            <text:p>C-GRP-004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63" calcext:value-type="float">
            <text:p>63</text:p>
          </table:table-cell>
          <table:table-cell office:value-type="float" office:value="12801.6" calcext:value-type="float">
            <text:p>12801.6</text:p>
          </table:table-cell>
          <table:table-cell office:value-type="float" office:value="2304.26" calcext:value-type="float">
            <text:p>2304.26</text:p>
          </table:table-cell>
          <table:table-cell office:value-type="float" office:value="15105.86" calcext:value-type="float">
            <text:p>15105.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14" calcext:value-type="date">
            <text:p>2019-02-14</text:p>
          </table:table-cell>
          <table:table-cell office:value-type="string" calcext:value-type="string">
            <text:p>C-GRP-004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office:value-type="float" office:value="6705.6" calcext:value-type="float">
            <text:p>6705.6</text:p>
          </table:table-cell>
          <table:table-cell office:value-type="float" office:value="1206.98" calcext:value-type="float">
            <text:p>1206.98</text:p>
          </table:table-cell>
          <table:table-cell office:value-type="float" office:value="7912.58" calcext:value-type="float">
            <text:p>7912.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14" calcext:value-type="date">
            <text:p>2019-02-14</text:p>
          </table:table-cell>
          <table:table-cell office:value-type="string" calcext:value-type="string">
            <text:p>C-GRP-007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70.9" calcext:value-type="float">
            <text:p>1670.9</text:p>
          </table:table-cell>
          <table:table-cell office:value-type="float" office:value="300.76" calcext:value-type="float">
            <text:p>300.76</text:p>
          </table:table-cell>
          <table:table-cell office:value-type="float" office:value="1971.66" calcext:value-type="float">
            <text:p>1971.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C-GRP-005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78" calcext:value-type="float">
            <text:p>78</text:p>
          </table:table-cell>
          <table:table-cell office:value-type="float" office:value="1861.86" calcext:value-type="float">
            <text:p>1861.86</text:p>
          </table:table-cell>
          <table:table-cell office:value-type="float" office:value="335.14" calcext:value-type="float">
            <text:p>335.14</text:p>
          </table:table-cell>
          <table:table-cell office:value-type="float" office:value="2197" calcext:value-type="float">
            <text:p>2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C-GRP-005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  <table:table-cell office:value-type="float" office:value="1145.76" calcext:value-type="float">
            <text:p>1145.76</text:p>
          </table:table-cell>
          <table:table-cell office:value-type="float" office:value="206.24" calcext:value-type="float">
            <text:p>206.24</text:p>
          </table:table-cell>
          <table:table-cell office:value-type="float" office:value="1352" calcext:value-type="float">
            <text:p>13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C-GRP-006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04" calcext:value-type="float">
            <text:p>104</text:p>
          </table:table-cell>
          <table:table-cell office:value-type="float" office:value="2482.48" calcext:value-type="float">
            <text:p>2482.48</text:p>
          </table:table-cell>
          <table:table-cell office:value-type="float" office:value="446.86" calcext:value-type="float">
            <text:p>446.86</text:p>
          </table:table-cell>
          <table:table-cell office:value-type="float" office:value="2929.34" calcext:value-type="float">
            <text:p>2929.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C-GRP-006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float" office:value="1384.46" calcext:value-type="float">
            <text:p>1384.46</text:p>
          </table:table-cell>
          <table:table-cell office:value-type="float" office:value="249.22" calcext:value-type="float">
            <text:p>249.22</text:p>
          </table:table-cell>
          <table:table-cell office:value-type="float" office:value="1633.68" calcext:value-type="float">
            <text:p>1633.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C-GRP-007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HASTA RECIBIR LA ORDEN DE SERVICIO COBERTURA: LIMA NO FACTURAR HASTA RECIBIR LA ORDEN DE SERVICI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22" calcext:value-type="float">
            <text:p>122</text:p>
          </table:table-cell>
          <table:table-cell office:value-type="float" office:value="2912.14" calcext:value-type="float">
            <text:p>2912.14</text:p>
          </table:table-cell>
          <table:table-cell office:value-type="float" office:value="524.18" calcext:value-type="float">
            <text:p>524.18</text:p>
          </table:table-cell>
          <table:table-cell office:value-type="float" office:value="3436.32" calcext:value-type="float">
            <text:p>3436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19" calcext:value-type="date">
            <text:p>2019-02-19</text:p>
          </table:table-cell>
          <table:table-cell office:value-type="string" calcext:value-type="string">
            <text:p>A-GRP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FACTURACION 19/02/2019 COBERTURA NACIONAL FACTURACION 19/02/201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1674" calcext:value-type="float">
            <text:p>1674</text:p>
          </table:table-cell>
          <table:table-cell office:value-type="float" office:value="301.32" calcext:value-type="float">
            <text:p>301.32</text:p>
          </table:table-cell>
          <table:table-cell office:value-type="float" office:value="1975.32" calcext:value-type="float">
            <text:p>1975.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19" calcext:value-type="date">
            <text:p>2019-02-19</text:p>
          </table:table-cell>
          <table:table-cell office:value-type="string" calcext:value-type="string">
            <text:p>A-KAR-001-02-1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90" calcext:value-type="float">
            <text:p>90</text:p>
          </table:table-cell>
          <table:table-cell office:value-type="float" office:value="13500" calcext:value-type="float">
            <text:p>13500</text:p>
          </table:table-cell>
          <table:table-cell office:value-type="float" office:value="2430" calcext:value-type="float">
            <text:p>2430</text:p>
          </table:table-cell>
          <table:table-cell office:value-type="float" office:value="15930" calcext:value-type="float">
            <text:p>159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19" calcext:value-type="date">
            <text:p>2019-02-19</text:p>
          </table:table-cell>
          <table:table-cell office:value-type="string" calcext:value-type="string">
            <text:p>C-C04-003-02-1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449" calcext:value-type="float">
            <text:p>1449</text:p>
          </table:table-cell>
          <table:table-cell office:value-type="float" office:value="213" calcext:value-type="float">
            <text:p>21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* Avisos en CABECERA sin recargo <text:s/>** Avisos en CABECERA sin recargo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66132" calcext:value-type="float">
            <text:p>66132</text:p>
          </table:table-cell>
          <table:table-cell office:value-type="float" office:value="11903.76" calcext:value-type="float">
            <text:p>11903.76</text:p>
          </table:table-cell>
          <table:table-cell office:value-type="float" office:value="78035.76" calcext:value-type="float">
            <text:p>78035.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A-ATV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4584 SOBREGIRO. <text:s text:c="3"/>Rating del 14/01 al 10/02 HM 18-99 Total MATERIAL CรDIGO: 134584 SOBREGIRO. <text:s text:c="3"/>Rating del 14/01 al 10/02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2200" calcext:value-type="float">
            <text:p>2200</text:p>
          </table:table-cell>
          <table:table-cell office:value-type="float" office:value="396" calcext:value-type="float">
            <text:p>396</text:p>
          </table:table-cell>
          <table:table-cell office:value-type="float" office:value="2596" calcext:value-type="float">
            <text:p>25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A-C02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4/01 al 10/02 HM 18-99 Total SOBREGIRO Rating del 14/01 al 10/02 HM 18-99 Total SOBREGIR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8" calcext:value-type="float">
            <text:p>18</text:p>
          </table:table-cell>
          <table:table-cell office:value-type="float" office:value="54550.02" calcext:value-type="float">
            <text:p>54550.02</text:p>
          </table:table-cell>
          <table:table-cell office:value-type="float" office:value="9818.97" calcext:value-type="float">
            <text:p>9818.97</text:p>
          </table:table-cell>
          <table:table-cell office:value-type="float" office:value="64368.99" calcext:value-type="float">
            <text:p>64368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A-C05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4/01 al 10/02 HM 18-99 Total SOBREGIRO Rating del 14/01 al 10/02 HM 18-99 Total SOBREGIR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0" calcext:value-type="float">
            <text:p>1290</text:p>
          </table:table-cell>
          <table:table-cell office:value-type="float" office:value="43" calcext:value-type="float">
            <text:p>43</text:p>
          </table:table-cell>
          <table:table-cell office:value-type="float" office:value="33588.61" calcext:value-type="float">
            <text:p>33588.61</text:p>
          </table:table-cell>
          <table:table-cell office:value-type="float" office:value="6045.98" calcext:value-type="float">
            <text:p>6045.98</text:p>
          </table:table-cell>
          <table:table-cell office:value-type="float" office:value="39634.59" calcext:value-type="float">
            <text:p>39634.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A-C09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4584 SOBREGIRO...Rating del 14/01 al 10/02 HM 18-99 Total MATERIAL CรDIGO:134584 SOBREGIRO...Rating del 14/01 al 10/02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4" calcext:value-type="float">
            <text:p>14</text:p>
          </table:table-cell>
          <table:table-cell office:value-type="float" office:value="10600" calcext:value-type="float">
            <text:p>10600</text:p>
          </table:table-cell>
          <table:table-cell office:value-type="float" office:value="1908" calcext:value-type="float">
            <text:p>1908</text:p>
          </table:table-cell>
          <table:table-cell office:value-type="float" office:value="12508" calcext:value-type="float">
            <text:p>125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A-C09-002-03-19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4584 141 TRPโคS BONIFICADOS EN 30" SEGโN CONTRATO. Rating del 14/01 al 10/02 HM 18-99 Total MATERIAL CรDIGO: 134584 141 TRPโคS BONIFICADOS EN 30" SEGโN CONTRATO. Rating del 14/01 al 10/02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0" calcext:value-type="float">
            <text:p>225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office:value-type="string" calcext:value-type="string">
            <text:p>A-C13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4584 Rating del 14/01 al 10/02 HM 18-99 Total MATERIAL CรDIGO: 134584 Rating del 14/01 al 10/02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float" office:value="39" calcext:value-type="float">
            <text:p>39</text:p>
          </table:table-cell>
          <table:table-cell office:value-type="float" office:value="4505" calcext:value-type="float">
            <text:p>4505</text:p>
          </table:table-cell>
          <table:table-cell office:value-type="float" office:value="810.9" calcext:value-type="float">
            <text:p>810.9</text:p>
          </table:table-cell>
          <table:table-cell office:value-type="float" office:value="5315.9" calcext:value-type="float">
            <text:p>5315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C-GPA-002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NO FACTURAR SIN LA OS COBERTURA LIMA NO FACTURAR SIN LA O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125" calcext:value-type="float">
            <text:p>125</text:p>
          </table:table-cell>
          <table:table-cell office:value-type="float" office:value="22880" calcext:value-type="float">
            <text:p>22880</text:p>
          </table:table-cell>
          <table:table-cell office:value-type="float" office:value="4118.43" calcext:value-type="float">
            <text:p>4118.43</text:p>
          </table:table-cell>
          <table:table-cell office:value-type="float" office:value="26998.43" calcext:value-type="float">
            <text:p>26998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C-GPA-002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NO FACTURAR SIN LA OS COBERTURA LIMA NO FACTURAR SIN LA O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689.6" calcext:value-type="float">
            <text:p>1689.6</text:p>
          </table:table-cell>
          <table:table-cell office:value-type="float" office:value="304.13" calcext:value-type="float">
            <text:p>304.13</text:p>
          </table:table-cell>
          <table:table-cell office:value-type="float" office:value="1993.73" calcext:value-type="float">
            <text:p>1993.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C-GPA-003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CHICLAYO NO FACTURAR SIN OS COBERTURA CHICLAYO NO FACTURAR SIN O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1760" calcext:value-type="float">
            <text:p>1760</text:p>
          </table:table-cell>
          <table:table-cell office:value-type="float" office:value="316.8" calcext:value-type="float">
            <text:p>316.8</text:p>
          </table:table-cell>
          <table:table-cell office:value-type="float" office:value="2076.8" calcext:value-type="float">
            <text:p>2076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office:value-type="string" calcext:value-type="string">
            <text:p>C-GPA-003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CHICLAYO NO FACTURAR SIN OS COBERTURA CHICLAYO NO FACTURAR SIN O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52" calcext:value-type="float">
            <text:p>352</text:p>
          </table:table-cell>
          <table:table-cell office:value-type="float" office:value="63.36" calcext:value-type="float">
            <text:p>63.36</text:p>
          </table:table-cell>
          <table:table-cell office:value-type="float" office:value="415.36" calcext:value-type="float">
            <text:p>415.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A-CRP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6000" calcext:value-type="float">
            <text:p>26000</text:p>
          </table:table-cell>
          <table:table-cell office:value-type="float" office:value="4680" calcext:value-type="float">
            <text:p>4680</text:p>
          </table:table-cell>
          <table:table-cell office:value-type="float" office:value="30680" calcext:value-type="float">
            <text:p>306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A-GPA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140" calcext:value-type="float">
            <text:p>140</text:p>
          </table:table-cell>
          <table:table-cell office:value-type="float" office:value="24000" calcext:value-type="float">
            <text:p>24000</text:p>
          </table:table-cell>
          <table:table-cell office:value-type="float" office:value="4320" calcext:value-type="float">
            <text:p>4320</text:p>
          </table:table-cell>
          <table:table-cell office:value-type="float" office:value="28320" calcext:value-type="float">
            <text:p>28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A-GRP-002-03-19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70" calcext:value-type="float">
            <text:p>70</text:p>
          </table:table-cell>
          <table:table-cell office:value-type="float" office:value="5950" calcext:value-type="float">
            <text:p>5950</text:p>
          </table:table-cell>
          <table:table-cell office:value-type="float" office:value="1071" calcext:value-type="float">
            <text:p>1071</text:p>
          </table:table-cell>
          <table:table-cell office:value-type="float" office:value="7021" calcext:value-type="float">
            <text:p>7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office:value-type="string" calcext:value-type="string">
            <text:p>A-GRP-003-03-19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168" calcext:value-type="float">
            <text:p>168</text:p>
          </table:table-cell>
          <table:table-cell office:value-type="float" office:value="19200" calcext:value-type="float">
            <text:p>19200</text:p>
          </table:table-cell>
          <table:table-cell office:value-type="float" office:value="3456" calcext:value-type="float">
            <text:p>3456</text:p>
          </table:table-cell>
          <table:table-cell office:value-type="float" office:value="22656" calcext:value-type="float">
            <text:p>226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A-FOX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10" calcext:value-type="float">
            <text:p>3810</text:p>
          </table:table-cell>
          <table:table-cell office:value-type="float" office:value="144" calcext:value-type="float">
            <text:p>144</text:p>
          </table:table-cell>
          <table:table-cell office:value-type="float" office:value="25563" calcext:value-type="float">
            <text:p>25563</text:p>
          </table:table-cell>
          <table:table-cell office:value-type="float" office:value="4601.34" calcext:value-type="float">
            <text:p>4601.34</text:p>
          </table:table-cell>
          <table:table-cell office:value-type="float" office:value="30164.34" calcext:value-type="float">
            <text:p>30164.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A-FOX-002-03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rnacional vs Alianza Incluye P/D, banner y 02 spot 30" Fox Sport Radio P/D, Menciยพn 40", Video Wall 40", Product Placement, Banner y 01 spot 30" Internacional vs Alianza Incluye P/D, banner y 02 spot 30" Fox Sport Radio P/D, Menciยพn 40", Video Wall 40", Product Placement, Banner y 01 spot 30"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9840" calcext:value-type="float">
            <text:p>9840</text:p>
          </table:table-cell>
          <table:table-cell office:value-type="float" office:value="1771.2" calcext:value-type="float">
            <text:p>1771.2</text:p>
          </table:table-cell>
          <table:table-cell office:value-type="float" office:value="11611.2" calcext:value-type="float">
            <text:p>11611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3-05" calcext:value-type="date">
            <text:p>2019-03-05</text:p>
          </table:table-cell>
          <table:table-cell office:value-type="string" calcext:value-type="string">
            <text:p>C-GPA-001-02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SIN LA OS COBERTURA: LIMA NO FACTURAR SIN LA O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43" calcext:value-type="float">
            <text:p>43</text:p>
          </table:table-cell>
          <table:table-cell office:value-type="float" office:value="8256" calcext:value-type="float">
            <text:p>8256</text:p>
          </table:table-cell>
          <table:table-cell office:value-type="float" office:value="1486.08" calcext:value-type="float">
            <text:p>1486.08</text:p>
          </table:table-cell>
          <table:table-cell office:value-type="float" office:value="9742.08" calcext:value-type="float">
            <text:p>9742.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3-05" calcext:value-type="date">
            <text:p>2019-03-05</text:p>
          </table:table-cell>
          <table:table-cell office:value-type="string" calcext:value-type="string">
            <text:p>C-GPA-001-03-1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: LIMA NO FACTURAR SIN LA OS COBERTURA: LIMA NO FACTURAR SIN LA O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76" calcext:value-type="float">
            <text:p>576</text:p>
          </table:table-cell>
          <table:table-cell office:value-type="float" office:value="103.68" calcext:value-type="float">
            <text:p>103.68</text:p>
          </table:table-cell>
          <table:table-cell office:value-type="float" office:value="679.68" calcext:value-type="float">
            <text:p>679.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3-06" calcext:value-type="date">
            <text:p>2019-03-06</text:p>
          </table:table-cell>
          <table:table-cell office:value-type="string" calcext:value-type="string">
            <text:p>A-C04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4/01 al 10/02 HM 18-99 Total <text:s/>Rating del 14/01 al 10/02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7" calcext:value-type="float">
            <text:p>17</text:p>
          </table:table-cell>
          <table:table-cell office:value-type="float" office:value="126377.39" calcext:value-type="float">
            <text:p>126377.39</text:p>
          </table:table-cell>
          <table:table-cell office:value-type="float" office:value="22747.94" calcext:value-type="float">
            <text:p>22747.94</text:p>
          </table:table-cell>
          <table:table-cell office:value-type="float" office:value="149125.33" calcext:value-type="float">
            <text:p>149125.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3-06" calcext:value-type="date">
            <text:p>2019-03-06</text:p>
          </table:table-cell>
          <table:table-cell office:value-type="string" calcext:value-type="string">
            <text:p>A-C04-002-03-19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449" calcext:value-type="float">
            <text:p>1449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 prom, Menciยพn, Expo de Producto, Led <text:s/>Activaciยพn con derecho a P/D, Colas prom, Menciยพn, Expo de Producto, Led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3-06" calcext:value-type="date">
            <text:p>2019-03-06</text:p>
          </table:table-cell>
          <table:table-cell office:value-type="string" calcext:value-type="string">
            <text:p>A-C04-003-03-19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449" calcext:value-type="float">
            <text:p>1449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menciยพn, exhibiciยพn de producto. Led y corte ยทnico. <text:s/>Activaciยพn con derecho a menciยพn, exhibiciยพn de producto. Led y corte ยทnico.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3-06" calcext:value-type="date">
            <text:p>2019-03-06</text:p>
          </table:table-cell>
          <table:table-cell office:value-type="string" calcext:value-type="string">
            <text:p>A-C15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4584 SOBREGIRO <text:s text:c="2"/>Rating del 14/01 al 10/02 HM 18-99 Total MATERIAL CรDIGO:134584 SOBREGIRO <text:s text:c="2"/>Rating del 14/01 al 10/02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55" calcext:value-type="float">
            <text:p>55</text:p>
          </table:table-cell>
          <table:table-cell office:value-type="float" office:value="1452" calcext:value-type="float">
            <text:p>1452</text:p>
          </table:table-cell>
          <table:table-cell office:value-type="float" office:value="261.25" calcext:value-type="float">
            <text:p>261.25</text:p>
          </table:table-cell>
          <table:table-cell office:value-type="float" office:value="1713.25" calcext:value-type="float">
            <text:p>1713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3-12" calcext:value-type="date">
            <text:p>2019-03-12</text:p>
          </table:table-cell>
          <table:table-cell office:value-type="string" calcext:value-type="string">
            <text:p>I-C04-001-01-1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12 al 09/01 HM 18-99 Total <text:s/>Rating del 13/12 al 09/01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63" calcext:value-type="float">
            <text:p>63</text:p>
          </table:table-cell>
          <table:table-cell office:value-type="float" office:value="32581.38" calcext:value-type="float">
            <text:p>32581.38</text:p>
          </table:table-cell>
          <table:table-cell office:value-type="float" office:value="5864.6" calcext:value-type="float">
            <text:p>5864.6</text:p>
          </table:table-cell>
          <table:table-cell office:value-type="float" office:value="38445.98" calcext:value-type="float">
            <text:p>38445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office:value-type="string" calcext:value-type="string">
            <text:p>A-CMW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float" office:value="81" calcext:value-type="float">
            <text:p>81</text:p>
          </table:table-cell>
          <table:table-cell office:value-type="float" office:value="6711.24" calcext:value-type="float">
            <text:p>6711.24</text:p>
          </table:table-cell>
          <table:table-cell office:value-type="float" office:value="1208.02" calcext:value-type="float">
            <text:p>1208.02</text:p>
          </table:table-cell>
          <table:table-cell office:value-type="float" office:value="7919.26" calcext:value-type="float">
            <text:p>7919.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string" calcext:value-type="string">
            <text:p>A-KAR-001-03-1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1449" calcext:value-type="float">
            <text:p>144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35" calcext:value-type="float">
            <text:p>135</text:p>
          </table:table-cell>
          <table:table-cell office:value-type="float" office:value="885" calcext:value-type="float">
            <text:p>8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A-C04-002-04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Menciยพn, Exhibiciยพn de producto, Led y corte ยทnico. "BONIFICACIรN SEGโN CONTRATO" Activaciยพn con derecho a Menciยพn, Exhibiciยพn de producto, Led y corte ยทnico. "BONIFICACIรN SEGโN CONTRATO"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A-C04-003-04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Menciยพn + Cรpsula, Expo del producto, Led <text:s/>Activaciยพn con derecho a P/D, Colas, Menciยพn + Cรpsula, Expo del producto, Led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34500" calcext:value-type="float">
            <text:p>34500</text:p>
          </table:table-cell>
          <table:table-cell office:value-type="float" office:value="6210" calcext:value-type="float">
            <text:p>6210</text:p>
          </table:table-cell>
          <table:table-cell office:value-type="float" office:value="40710" calcext:value-type="float">
            <text:p>407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1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5" calcext:value-type="float">
            <text:p>17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Distribucion Peru <text:s/>Enel Distribucion Peru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1-03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3" calcext:value-type="float">
            <text:p>233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eru <text:s/>Enel Generacion Peru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171.36" calcext:value-type="float">
            <text:p>171.36</text:p>
          </table:table-cell>
          <table:table-cell office:value-type="float" office:value="1123.36" calcext:value-type="float">
            <text:p>1123.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2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5" calcext:value-type="float">
            <text:p>17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eru FACTURA : F005-2365 Enel Generacion Peru FACTURA : F005-236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95.22" calcext:value-type="float">
            <text:p>95.22</text:p>
          </table:table-cell>
          <table:table-cell office:value-type="float" office:value="624.22" calcext:value-type="float">
            <text:p>624.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2-03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3" calcext:value-type="float">
            <text:p>233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iura <text:s/>Enel Generacion Piur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171.36" calcext:value-type="float">
            <text:p>171.36</text:p>
          </table:table-cell>
          <table:table-cell office:value-type="float" office:value="1123.36" calcext:value-type="float">
            <text:p>1123.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3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5" calcext:value-type="float">
            <text:p>17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iura FACTURA F005-2366 Enel Generacion Piura FACTURA F005-2366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95.22" calcext:value-type="float">
            <text:p>95.22</text:p>
          </table:table-cell>
          <table:table-cell office:value-type="float" office:value="624.22" calcext:value-type="float">
            <text:p>624.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4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3" calcext:value-type="float">
            <text:p>233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Distribucion Peru <text:s/>Enel Distribucion Peru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5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3" calcext:value-type="float">
            <text:p>233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eru <text:s/>Enel Generacion Peru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171.36" calcext:value-type="float">
            <text:p>171.36</text:p>
          </table:table-cell>
          <table:table-cell office:value-type="float" office:value="1123.36" calcext:value-type="float">
            <text:p>1123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4-006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3" calcext:value-type="float">
            <text:p>233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vací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iura <text:s/>Enel Generacion Piur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171.36" calcext:value-type="float">
            <text:p>171.36</text:p>
          </table:table-cell>
          <table:table-cell office:value-type="float" office:value="1123.36" calcext:value-type="float">
            <text:p>1123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5-001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5" calcext:value-type="float">
            <text:p>17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Distribucion Peru FACTURA F002-0103419 Enel Distribucion Peru FACTURA F002-010341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52.64" calcext:value-type="float">
            <text:p>1052.64</text:p>
          </table:table-cell>
          <table:table-cell office:value-type="float" office:value="189.48" calcext:value-type="float">
            <text:p>189.48</text:p>
          </table:table-cell>
          <table:table-cell office:value-type="float" office:value="1242.12" calcext:value-type="float">
            <text:p>1242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5-002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5" calcext:value-type="float">
            <text:p>17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eru FACTURA F002-0103418 Enel Generacion Peru FACTURA F002-0103418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52.64" calcext:value-type="float">
            <text:p>1052.64</text:p>
          </table:table-cell>
          <table:table-cell office:value-type="float" office:value="189.48" calcext:value-type="float">
            <text:p>189.48</text:p>
          </table:table-cell>
          <table:table-cell office:value-type="float" office:value="1242.12" calcext:value-type="float">
            <text:p>1242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3-27" calcext:value-type="date">
            <text:p>2019-03-27</text:p>
          </table:table-cell>
          <table:table-cell office:value-type="string" calcext:value-type="string">
            <text:p>E-015-003-02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5" calcext:value-type="float">
            <text:p>175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l Generacion Piura FACTURA F002-0103420 Enel Generacion Piura FACTURA F002-010342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52.64" calcext:value-type="float">
            <text:p>1052.64</text:p>
          </table:table-cell>
          <table:table-cell office:value-type="float" office:value="189.48" calcext:value-type="float">
            <text:p>189.48</text:p>
          </table:table-cell>
          <table:table-cell office:value-type="float" office:value="1242.12" calcext:value-type="float">
            <text:p>1242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3-29" calcext:value-type="date">
            <text:p>2019-03-29</text:p>
          </table:table-cell>
          <table:table-cell office:value-type="string" calcext:value-type="string">
            <text:p>ร-C09-002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4-12" calcext:value-type="date">
            <text:p>2019-04-12</text:p>
          </table:table-cell>
          <table:table-cell office:value-type="string" calcext:value-type="string">
            <text:p>A-C04-001-04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 , 03 avisos 30", Menciยพn, Expo de producto, Led 01 video de corte ยทnico realizado por el elenco. Activaciยพn con derecho a P/D, colas , 03 avisos 30", Menciยพn, Expo de producto, Led 01 video de corte ยทnico realizado por el elenco.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4-24" calcext:value-type="date">
            <text:p>2019-04-24</text:p>
          </table:table-cell>
          <table:table-cell office:value-type="string" calcext:value-type="string">
            <text:p>H-C02-001-04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6513.65" calcext:value-type="float">
            <text:p>6513.65</text:p>
          </table:table-cell>
          <table:table-cell office:value-type="float" office:value="1172.46" calcext:value-type="float">
            <text:p>1172.46</text:p>
          </table:table-cell>
          <table:table-cell office:value-type="float" office:value="7686.11" calcext:value-type="float">
            <text:p>7686.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4-24" calcext:value-type="date">
            <text:p>2019-04-24</text:p>
          </table:table-cell>
          <table:table-cell office:value-type="string" calcext:value-type="string">
            <text:p>H-C05-002-04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2108.67" calcext:value-type="float">
            <text:p>2108.67</text:p>
          </table:table-cell>
          <table:table-cell office:value-type="float" office:value="379.55" calcext:value-type="float">
            <text:p>379.55</text:p>
          </table:table-cell>
          <table:table-cell office:value-type="float" office:value="2488.22" calcext:value-type="float">
            <text:p>2488.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4-25" calcext:value-type="date">
            <text:p>2019-04-25</text:p>
          </table:table-cell>
          <table:table-cell office:value-type="string" calcext:value-type="string">
            <text:p>H-C04-001-04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9193.33" calcext:value-type="float">
            <text:p>9193.33</text:p>
          </table:table-cell>
          <table:table-cell office:value-type="float" office:value="1654.8" calcext:value-type="float">
            <text:p>1654.8</text:p>
          </table:table-cell>
          <table:table-cell office:value-type="float" office:value="10848.13" calcext:value-type="float">
            <text:p>10848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4-25" calcext:value-type="date">
            <text:p>2019-04-25</text:p>
          </table:table-cell>
          <table:table-cell office:value-type="string" calcext:value-type="string">
            <text:p>H-C09-001-04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codigo: 138299 TARIFA FIJA codigo: 13829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office:value-type="float" office:value="7233.33" calcext:value-type="float">
            <text:p>7233.33</text:p>
          </table:table-cell>
          <table:table-cell office:value-type="float" office:value="1302" calcext:value-type="float">
            <text:p>1302</text:p>
          </table:table-cell>
          <table:table-cell office:value-type="float" office:value="8535.33" calcext:value-type="float">
            <text:p>8535.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4-26" calcext:value-type="date">
            <text:p>2019-04-26</text:p>
          </table:table-cell>
          <table:table-cell office:value-type="string" calcext:value-type="string">
            <text:p>H-C02-001-05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0" calcext:value-type="float">
            <text:p>1190</text:p>
          </table:table-cell>
          <table:table-cell office:value-type="float" office:value="34" calcext:value-type="float">
            <text:p>34</text:p>
          </table:table-cell>
          <table:table-cell office:value-type="float" office:value="19721.3" calcext:value-type="float">
            <text:p>19721.3</text:p>
          </table:table-cell>
          <table:table-cell office:value-type="float" office:value="3549.86" calcext:value-type="float">
            <text:p>3549.86</text:p>
          </table:table-cell>
          <table:table-cell office:value-type="float" office:value="23271.16" calcext:value-type="float">
            <text:p>23271.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4-26" calcext:value-type="date">
            <text:p>2019-04-26</text:p>
          </table:table-cell>
          <table:table-cell office:value-type="string" calcext:value-type="string">
            <text:p>H-C05-002-05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40" calcext:value-type="float">
            <text:p>40</text:p>
          </table:table-cell>
          <table:table-cell office:value-type="float" office:value="7024.16" calcext:value-type="float">
            <text:p>7024.16</text:p>
          </table:table-cell>
          <table:table-cell office:value-type="float" office:value="1264.3" calcext:value-type="float">
            <text:p>1264.3</text:p>
          </table:table-cell>
          <table:table-cell office:value-type="float" office:value="8288.46" calcext:value-type="float">
            <text:p>8288.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4-26" calcext:value-type="date">
            <text:p>2019-04-26</text:p>
          </table:table-cell>
          <table:table-cell office:value-type="string" calcext:value-type="string">
            <text:p>H-C09-001-05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codigo: 138299 TARIFA FIJA codigo: 13829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38" calcext:value-type="float">
            <text:p>38</text:p>
          </table:table-cell>
          <table:table-cell office:value-type="float" office:value="16566.65" calcext:value-type="float">
            <text:p>16566.65</text:p>
          </table:table-cell>
          <table:table-cell office:value-type="float" office:value="2982" calcext:value-type="float">
            <text:p>2982</text:p>
          </table:table-cell>
          <table:table-cell office:value-type="float" office:value="19548.65" calcext:value-type="float">
            <text:p>19548.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4-26" calcext:value-type="date">
            <text:p>2019-04-26</text:p>
          </table:table-cell>
          <table:table-cell office:value-type="string" calcext:value-type="string">
            <text:p>ร-C09-007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B1318 Banner de acuerdo a contrato Cยพdigo de material: B1318 Banner de acuerdo a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06" calcext:value-type="date">
            <text:p>2019-05-06</text:p>
          </table:table-cell>
          <table:table-cell office:value-type="string" calcext:value-type="string">
            <text:p>ร-C09-004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38186 Rating del 13/03 al 09/04 HM 18-99 Total Material Cยพdigo:138186 Rating del 13/03 al 09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86" calcext:value-type="float">
            <text:p>86</text:p>
          </table:table-cell>
          <table:table-cell office:value-type="float" office:value="9588.72" calcext:value-type="float">
            <text:p>9588.72</text:p>
          </table:table-cell>
          <table:table-cell office:value-type="float" office:value="1725.99" calcext:value-type="float">
            <text:p>1725.99</text:p>
          </table:table-cell>
          <table:table-cell office:value-type="float" office:value="11314.71" calcext:value-type="float">
            <text:p>11314.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ร-A13-006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B1318 Banner de acuerdo a contrato MATERIAL CรDIGO : B1318 Banner de acuerdo a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ร-ATV-006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B1318 Banner de acuerdo a contrato MATERIAL CรDIGO: B1318 Banner de acuerdo a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ร-C09-007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DIGO DE MATERIAL: B1318 Banner de acuerdo a contrato CรDIGO DE MATERIAL: B1318 Banner de acuerdo a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5-13" calcext:value-type="date">
            <text:p>2019-05-13</text:p>
          </table:table-cell>
          <table:table-cell office:value-type="string" calcext:value-type="string">
            <text:p>L-GRP-002-05-1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92" calcext:value-type="float">
            <text:p>92</text:p>
          </table:table-cell>
          <table:table-cell office:value-type="float" office:value="6976.8" calcext:value-type="float">
            <text:p>6976.8</text:p>
          </table:table-cell>
          <table:table-cell office:value-type="float" office:value="1255.81" calcext:value-type="float">
            <text:p>1255.81</text:p>
          </table:table-cell>
          <table:table-cell office:value-type="float" office:value="8232.61" calcext:value-type="float">
            <text:p>8232.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ร-A13-001-12-1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0" calcext:value-type="float">
            <text:p>156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ร-ATV-001-12-1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ร-C09-001-12-1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01/12/2018 al 21/12/2018 Total trpโคs 30" : 97.80 Rating del 01/12/2018 al 21/12/2018 Total trpโคs 30" : 97.8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ร-C15-001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float" office:value="65" calcext:value-type="float">
            <text:p>65</text:p>
          </table:table-cell>
          <table:table-cell office:value-type="float" office:value="1611.4" calcext:value-type="float">
            <text:p>1611.4</text:p>
          </table:table-cell>
          <table:table-cell office:value-type="float" office:value="290.05" calcext:value-type="float">
            <text:p>290.05</text:p>
          </table:table-cell>
          <table:table-cell office:value-type="float" office:value="1901.45" calcext:value-type="float">
            <text:p>1901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ร-C15-001-12-1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0" calcext:value-type="float">
            <text:p>141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9-05-17" calcext:value-type="date">
            <text:p>2019-05-17</text:p>
          </table:table-cell>
          <table:table-cell office:value-type="string" calcext:value-type="string">
            <text:p>ร-C15-002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9" calcext:value-type="float">
            <text:p>20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66" calcext:value-type="float">
            <text:p>66</text:p>
          </table:table-cell>
          <table:table-cell office:value-type="float" office:value="908.87" calcext:value-type="float">
            <text:p>908.87</text:p>
          </table:table-cell>
          <table:table-cell office:value-type="float" office:value="163.59" calcext:value-type="float">
            <text:p>163.59</text:p>
          </table:table-cell>
          <table:table-cell office:value-type="float" office:value="1072.46" calcext:value-type="float">
            <text:p>1072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ร-ATV-001-03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013 <text:s/>MATERIAL CรDIGO: 138013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office:value-type="float" office:value="333.6" calcext:value-type="float">
            <text:p>333.6</text:p>
          </table:table-cell>
          <table:table-cell office:value-type="float" office:value="60.05" calcext:value-type="float">
            <text:p>60.05</text:p>
          </table:table-cell>
          <table:table-cell office:value-type="float" office:value="393.65" calcext:value-type="float">
            <text:p>393.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ร-C09-003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3" calcext:value-type="float">
            <text:p>203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035 Trpโคs Total Grupo 355.16 en 30" MATERIAL CรDIGO: 138035 Trpโคs Total Grupo 355.16 en 30"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85" calcext:value-type="float">
            <text:p>2685</text:p>
          </table:table-cell>
          <table:table-cell office:value-type="float" office:value="296" calcext:value-type="float">
            <text:p>296</text:p>
          </table:table-cell>
          <table:table-cell office:value-type="float" office:value="25375.36" calcext:value-type="float">
            <text:p>25375.36</text:p>
          </table:table-cell>
          <table:table-cell office:value-type="float" office:value="4567.56" calcext:value-type="float">
            <text:p>4567.56</text:p>
          </table:table-cell>
          <table:table-cell office:value-type="float" office:value="29942.92" calcext:value-type="float">
            <text:p>29942.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ร-C09-006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222 <text:s text:c="2"/>Rating del 13/03 al 09/04 HM 18-99 Total Trpโคs Total Grupo 161.87 en 30" MATERIAL CรDIGO: 138222 <text:s text:c="2"/>Rating del 13/03 al 09/04 HM 18-99 Total Trpโคs Total Grupo 161.87 en 30"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0" calcext:value-type="float">
            <text:p>2100</text:p>
          </table:table-cell>
          <table:table-cell office:value-type="float" office:value="79" calcext:value-type="float">
            <text:p>79</text:p>
          </table:table-cell>
          <table:table-cell office:value-type="float" office:value="11451.29" calcext:value-type="float">
            <text:p>11451.29</text:p>
          </table:table-cell>
          <table:table-cell office:value-type="float" office:value="2061.23" calcext:value-type="float">
            <text:p>2061.23</text:p>
          </table:table-cell>
          <table:table-cell office:value-type="float" office:value="13512.52" calcext:value-type="float">
            <text:p>13512.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ร-C15-001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8013 <text:s/>MATERIAL CรDIGO:138013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float" office:value="76" calcext:value-type="float">
            <text:p>76</text:p>
          </table:table-cell>
          <table:table-cell office:value-type="float" office:value="1512.89" calcext:value-type="float">
            <text:p>1512.89</text:p>
          </table:table-cell>
          <table:table-cell office:value-type="float" office:value="272.32" calcext:value-type="float">
            <text:p>272.32</text:p>
          </table:table-cell>
          <table:table-cell office:value-type="float" office:value="1785.21" calcext:value-type="float">
            <text:p>1785.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0" calcext:value-type="date">
            <text:p>2019-05-20</text:p>
          </table:table-cell>
          <table:table-cell office:value-type="string" calcext:value-type="string">
            <text:p>ร-C15-002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46" calcext:value-type="float">
            <text:p>246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137418 Rating del 02/01 al 29/01 HM 18-99 Total Cยพdigo de Material: 137418 Rating del 02/01 al 29/01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0" calcext:value-type="float">
            <text:p>1820</text:p>
          </table:table-cell>
          <table:table-cell office:value-type="float" office:value="104" calcext:value-type="float">
            <text:p>104</text:p>
          </table:table-cell>
          <table:table-cell office:value-type="float" office:value="581.38" calcext:value-type="float">
            <text:p>581.38</text:p>
          </table:table-cell>
          <table:table-cell office:value-type="float" office:value="104.65" calcext:value-type="float">
            <text:p>104.65</text:p>
          </table:table-cell>
          <table:table-cell office:value-type="float" office:value="686.03" calcext:value-type="float">
            <text:p>686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H-C04-001-05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Esta orden contiene avisos espejo vรa Canal N en el mismo dรa y en el mismo bloque <text:s/>por avisos en programas noticiosos en AMERICA TV a tarifa fija <text:s/>Esta orden contiene avisos espejo vรa Canal N en el mismo dรa y en el mismo bloque <text:s/>por avisos en programas noticiosos en AMERICA TV a tarifa fij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28898.32" calcext:value-type="float">
            <text:p>28898.32</text:p>
          </table:table-cell>
          <table:table-cell office:value-type="float" office:value="5201.7" calcext:value-type="float">
            <text:p>5201.7</text:p>
          </table:table-cell>
          <table:table-cell office:value-type="float" office:value="34100.02" calcext:value-type="float">
            <text:p>34100.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1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float" office:value="65" calcext:value-type="float">
            <text:p>65</text:p>
          </table:table-cell>
          <table:table-cell office:value-type="float" office:value="3211.37" calcext:value-type="float">
            <text:p>3211.37</text:p>
          </table:table-cell>
          <table:table-cell office:value-type="float" office:value="578.06" calcext:value-type="float">
            <text:p>578.06</text:p>
          </table:table-cell>
          <table:table-cell office:value-type="float" office:value="3789.43" calcext:value-type="float">
            <text:p>3789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1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137088 Rating del 02/01 al 29/01 HM 18-99 Total Cยพdigo de Material: 137088 Rating del 02/01 al 29/01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36" calcext:value-type="float">
            <text:p>36</text:p>
          </table:table-cell>
          <table:table-cell office:value-type="float" office:value="1402.8" calcext:value-type="float">
            <text:p>1402.8</text:p>
          </table:table-cell>
          <table:table-cell office:value-type="float" office:value="252.5" calcext:value-type="float">
            <text:p>252.5</text:p>
          </table:table-cell>
          <table:table-cell office:value-type="float" office:value="1655.3" calcext:value-type="float">
            <text:p>1655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1-03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013 <text:s/>MATERIAL CรDIGO: 138013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675.9" calcext:value-type="float">
            <text:p>675.9</text:p>
          </table:table-cell>
          <table:table-cell office:value-type="float" office:value="121.66" calcext:value-type="float">
            <text:p>121.66</text:p>
          </table:table-cell>
          <table:table-cell office:value-type="float" office:value="797.56" calcext:value-type="float">
            <text:p>797.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1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013 <text:s/>MATERIAL CรDIGO: 138013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40" calcext:value-type="float">
            <text:p>2340</text:p>
          </table:table-cell>
          <table:table-cell office:value-type="float" office:value="131" calcext:value-type="float">
            <text:p>131</text:p>
          </table:table-cell>
          <table:table-cell office:value-type="float" office:value="6031.8" calcext:value-type="float">
            <text:p>6031.8</text:p>
          </table:table-cell>
          <table:table-cell office:value-type="float" office:value="1085.72" calcext:value-type="float">
            <text:p>1085.72</text:p>
          </table:table-cell>
          <table:table-cell office:value-type="float" office:value="7117.52" calcext:value-type="float">
            <text:p>7117.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2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9" calcext:value-type="float">
            <text:p>20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float" office:value="64" calcext:value-type="float">
            <text:p>64</text:p>
          </table:table-cell>
          <table:table-cell office:value-type="float" office:value="2248.36" calcext:value-type="float">
            <text:p>2248.36</text:p>
          </table:table-cell>
          <table:table-cell office:value-type="float" office:value="404.71" calcext:value-type="float">
            <text:p>404.71</text:p>
          </table:table-cell>
          <table:table-cell office:value-type="float" office:value="2653.07" calcext:value-type="float">
            <text:p>2653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2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46" calcext:value-type="float">
            <text:p>246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: 137418 Rating del 02/01 al 29/01 HM 18-99 Total Cยพdigo de Materia: 137418 Rating del 02/01 al 29/01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0" calcext:value-type="float">
            <text:p>2080</text:p>
          </table:table-cell>
          <table:table-cell office:value-type="float" office:value="104" calcext:value-type="float">
            <text:p>104</text:p>
          </table:table-cell>
          <table:table-cell office:value-type="float" office:value="3234.6" calcext:value-type="float">
            <text:p>3234.6</text:p>
          </table:table-cell>
          <table:table-cell office:value-type="float" office:value="582.23" calcext:value-type="float">
            <text:p>582.23</text:p>
          </table:table-cell>
          <table:table-cell office:value-type="float" office:value="3816.83" calcext:value-type="float">
            <text:p>3816.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2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3" calcext:value-type="float">
            <text:p>203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035 <text:s/>MATERIAL CรDIGO: 138035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5" calcext:value-type="float">
            <text:p>2475</text:p>
          </table:table-cell>
          <table:table-cell office:value-type="float" office:value="244" calcext:value-type="float">
            <text:p>244</text:p>
          </table:table-cell>
          <table:table-cell office:value-type="float" office:value="5661" calcext:value-type="float">
            <text:p>5661</text:p>
          </table:table-cell>
          <table:table-cell office:value-type="float" office:value="1018.98" calcext:value-type="float">
            <text:p>1018.98</text:p>
          </table:table-cell>
          <table:table-cell office:value-type="float" office:value="6679.98" calcext:value-type="float">
            <text:p>6679.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3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37088 Rating del 02/01 al 29/01 HM 18-99 Total Material Cยพdigo:137088 Rating del 02/01 al 29/01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0" calcext:value-type="float">
            <text:p>1740</text:p>
          </table:table-cell>
          <table:table-cell office:value-type="float" office:value="68" calcext:value-type="float">
            <text:p>68</text:p>
          </table:table-cell>
          <table:table-cell office:value-type="float" office:value="2941.2" calcext:value-type="float">
            <text:p>2941.2</text:p>
          </table:table-cell>
          <table:table-cell office:value-type="float" office:value="529.42" calcext:value-type="float">
            <text:p>529.42</text:p>
          </table:table-cell>
          <table:table-cell office:value-type="float" office:value="3470.62" calcext:value-type="float">
            <text:p>3470.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4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186 Rating del 13/03 al 09/04 HM <text:s/>18-99 Total MATERIAL CรDIGO: 138186 Rating del 13/03 al 09/04 HM <text:s/>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float" office:value="199" calcext:value-type="float">
            <text:p>199</text:p>
          </table:table-cell>
          <table:table-cell office:value-type="float" office:value="5985" calcext:value-type="float">
            <text:p>5985</text:p>
          </table:table-cell>
          <table:table-cell office:value-type="float" office:value="1077.3" calcext:value-type="float">
            <text:p>1077.3</text:p>
          </table:table-cell>
          <table:table-cell office:value-type="float" office:value="7062.3" calcext:value-type="float">
            <text:p>7062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13-005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8222 Rating del 13/03 al 04/04 HM 18-99 Total MATERIAL CรDIGO:138222 Rating del 13/03 al 04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0" calcext:value-type="float">
            <text:p>1530</text:p>
          </table:table-cell>
          <table:table-cell office:value-type="float" office:value="63" calcext:value-type="float">
            <text:p>63</text:p>
          </table:table-cell>
          <table:table-cell office:value-type="float" office:value="3081.9" calcext:value-type="float">
            <text:p>3081.9</text:p>
          </table:table-cell>
          <table:table-cell office:value-type="float" office:value="554.74" calcext:value-type="float">
            <text:p>554.74</text:p>
          </table:table-cell>
          <table:table-cell office:value-type="float" office:value="3636.64" calcext:value-type="float">
            <text:p>3636.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1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0" calcext:value-type="float">
            <text:p>1560</text:p>
          </table:table-cell>
          <table:table-cell office:value-type="float" office:value="52" calcext:value-type="float">
            <text:p>52</text:p>
          </table:table-cell>
          <table:table-cell office:value-type="float" office:value="2000.28" calcext:value-type="float">
            <text:p>2000.28</text:p>
          </table:table-cell>
          <table:table-cell office:value-type="float" office:value="360.05" calcext:value-type="float">
            <text:p>360.05</text:p>
          </table:table-cell>
          <table:table-cell office:value-type="float" office:value="2360.33" calcext:value-type="float">
            <text:p>236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1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137088 Rating del 02/01 al 29/01 HM 18-99 Total Cยพdigo de Material:137088 Rating del 02/01 al 29/01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36" calcext:value-type="float">
            <text:p>36</text:p>
          </table:table-cell>
          <table:table-cell office:value-type="float" office:value="893.7" calcext:value-type="float">
            <text:p>893.7</text:p>
          </table:table-cell>
          <table:table-cell office:value-type="float" office:value="160.87" calcext:value-type="float">
            <text:p>160.87</text:p>
          </table:table-cell>
          <table:table-cell office:value-type="float" office:value="1054.57" calcext:value-type="float">
            <text:p>1054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1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8013 <text:s/>MATERIAL CรDIGO:138013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0" calcext:value-type="float">
            <text:p>2370</text:p>
          </table:table-cell>
          <table:table-cell office:value-type="float" office:value="113" calcext:value-type="float">
            <text:p>113</text:p>
          </table:table-cell>
          <table:table-cell office:value-type="float" office:value="3295.5" calcext:value-type="float">
            <text:p>3295.5</text:p>
          </table:table-cell>
          <table:table-cell office:value-type="float" office:value="593.19" calcext:value-type="float">
            <text:p>593.19</text:p>
          </table:table-cell>
          <table:table-cell office:value-type="float" office:value="3888.69" calcext:value-type="float">
            <text:p>3888.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2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9" calcext:value-type="float">
            <text:p>20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float" office:value="52" calcext:value-type="float">
            <text:p>52</text:p>
          </table:table-cell>
          <table:table-cell office:value-type="float" office:value="1235.69" calcext:value-type="float">
            <text:p>1235.69</text:p>
          </table:table-cell>
          <table:table-cell office:value-type="float" office:value="222.43" calcext:value-type="float">
            <text:p>222.43</text:p>
          </table:table-cell>
          <table:table-cell office:value-type="float" office:value="1458.12" calcext:value-type="float">
            <text:p>1458.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2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46" calcext:value-type="float">
            <text:p>246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137418 Rating del 02/01 al 29/01 HM 18-99 Total Cยพdigo de Material:137418 Rating del 02/01 al 29/01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0" calcext:value-type="float">
            <text:p>1620</text:p>
          </table:table-cell>
          <table:table-cell office:value-type="float" office:value="104" calcext:value-type="float">
            <text:p>104</text:p>
          </table:table-cell>
          <table:table-cell office:value-type="float" office:value="1778.8" calcext:value-type="float">
            <text:p>1778.8</text:p>
          </table:table-cell>
          <table:table-cell office:value-type="float" office:value="320.18" calcext:value-type="float">
            <text:p>320.18</text:p>
          </table:table-cell>
          <table:table-cell office:value-type="float" office:value="2098.98" calcext:value-type="float">
            <text:p>2098.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2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3" calcext:value-type="float">
            <text:p>203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035 <text:s/>MATERIAL CรDIGO: 138035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90" calcext:value-type="float">
            <text:p>2490</text:p>
          </table:table-cell>
          <table:table-cell office:value-type="float" office:value="242" calcext:value-type="float">
            <text:p>242</text:p>
          </table:table-cell>
          <table:table-cell office:value-type="float" office:value="3489.3" calcext:value-type="float">
            <text:p>3489.3</text:p>
          </table:table-cell>
          <table:table-cell office:value-type="float" office:value="628.07" calcext:value-type="float">
            <text:p>628.07</text:p>
          </table:table-cell>
          <table:table-cell office:value-type="float" office:value="4117.37" calcext:value-type="float">
            <text:p>4117.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3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137088 Rating del 02/01 al 29/01 HM 18-99 Total Cยพdigo de Material:137088 Rating del 02/01 al 29/01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0" calcext:value-type="float">
            <text:p>1680</text:p>
          </table:table-cell>
          <table:table-cell office:value-type="float" office:value="68" calcext:value-type="float">
            <text:p>68</text:p>
          </table:table-cell>
          <table:table-cell office:value-type="float" office:value="1655.7" calcext:value-type="float">
            <text:p>1655.7</text:p>
          </table:table-cell>
          <table:table-cell office:value-type="float" office:value="298.03" calcext:value-type="float">
            <text:p>298.03</text:p>
          </table:table-cell>
          <table:table-cell office:value-type="float" office:value="1953.73" calcext:value-type="float">
            <text:p>1953.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3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DIGO DE MATERIAL: 138173 Rating del 04/02 al 10/03 HM 18-99 Total CรDIGO DE MATERIAL: 138173 Rating del 04/02 al 10/03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36" calcext:value-type="float">
            <text:p>136</text:p>
          </table:table-cell>
          <table:table-cell office:value-type="float" office:value="2603" calcext:value-type="float">
            <text:p>2603</text:p>
          </table:table-cell>
          <table:table-cell office:value-type="float" office:value="468.54" calcext:value-type="float">
            <text:p>468.54</text:p>
          </table:table-cell>
          <table:table-cell office:value-type="float" office:value="3071.54" calcext:value-type="float">
            <text:p>3071.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4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138186 Rating del 13/03 al 09/04 HM 18-99 Total MATERIAL CรDIGO :138186 Rating del 13/03 al 09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0" calcext:value-type="float">
            <text:p>1620</text:p>
          </table:table-cell>
          <table:table-cell office:value-type="float" office:value="101" calcext:value-type="float">
            <text:p>101</text:p>
          </table:table-cell>
          <table:table-cell office:value-type="float" office:value="1749.8" calcext:value-type="float">
            <text:p>1749.8</text:p>
          </table:table-cell>
          <table:table-cell office:value-type="float" office:value="314.96" calcext:value-type="float">
            <text:p>314.96</text:p>
          </table:table-cell>
          <table:table-cell office:value-type="float" office:value="2064.76" calcext:value-type="float">
            <text:p>2064.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ATV-005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222 Rating del 13/03 al 09/04 HM 18-99 Total MATERIAL CรDIGO: 138222 Rating del 13/03 al 09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float" office:value="38" calcext:value-type="float">
            <text:p>38</text:p>
          </table:table-cell>
          <table:table-cell office:value-type="float" office:value="1004.7" calcext:value-type="float">
            <text:p>1004.7</text:p>
          </table:table-cell>
          <table:table-cell office:value-type="float" office:value="180.85" calcext:value-type="float">
            <text:p>180.85</text:p>
          </table:table-cell>
          <table:table-cell office:value-type="float" office:value="1185.55" calcext:value-type="float">
            <text:p>1185.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1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01/12/2018 al 21/12/2018 HM 18-99 Total Trpโคs 30" : 125.59 ( TOTAL GRUPO) Rating del 01/12/2018 al 21/12/2018 HM 18-99 Total Trpโคs 30" : 125.59 ( TOTAL GRUPO)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float" office:value="14742.14" calcext:value-type="float">
            <text:p>14742.14</text:p>
          </table:table-cell>
          <table:table-cell office:value-type="float" office:value="2653.59" calcext:value-type="float">
            <text:p>2653.59</text:p>
          </table:table-cell>
          <table:table-cell office:value-type="float" office:value="17395.73" calcext:value-type="float">
            <text:p>17395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1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137088 <text:s/>Rating del 02/01 al 29/01 HM 18-99 Total Trpโคs Total Grupo 93.36 en 30" Cยพdigo de Material: 137088 <text:s/>Rating del 02/01 al 29/01 HM 18-99 Total Trpโคs Total Grupo 93.36 en 30"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36" calcext:value-type="float">
            <text:p>36</text:p>
          </table:table-cell>
          <table:table-cell office:value-type="float" office:value="6513" calcext:value-type="float">
            <text:p>6513</text:p>
          </table:table-cell>
          <table:table-cell office:value-type="float" office:value="1172.34" calcext:value-type="float">
            <text:p>1172.34</text:p>
          </table:table-cell>
          <table:table-cell office:value-type="float" office:value="7685.34" calcext:value-type="float">
            <text:p>7685.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1-03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l material: 138013 Trpโคs Total Grupo 30.79 en 30" Cยพdigo del material: 138013 Trpโคs Total Grupo 30.79 en 30"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1868.4" calcext:value-type="float">
            <text:p>1868.4</text:p>
          </table:table-cell>
          <table:table-cell office:value-type="float" office:value="336.31" calcext:value-type="float">
            <text:p>336.31</text:p>
          </table:table-cell>
          <table:table-cell office:value-type="float" office:value="2204.71" calcext:value-type="float">
            <text:p>2204.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1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138013 Trtpโคs Total Grupo 364.63 en 30" MATERIAL CรDIGO :138013 Trtpโคs Total Grupo 364.63 en 30"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40" calcext:value-type="float">
            <text:p>2640</text:p>
          </table:table-cell>
          <table:table-cell office:value-type="float" office:value="152" calcext:value-type="float">
            <text:p>152</text:p>
          </table:table-cell>
          <table:table-cell office:value-type="float" office:value="26337.9" calcext:value-type="float">
            <text:p>26337.9</text:p>
          </table:table-cell>
          <table:table-cell office:value-type="float" office:value="4740.82" calcext:value-type="float">
            <text:p>4740.82</text:p>
          </table:table-cell>
          <table:table-cell office:value-type="float" office:value="31078.72" calcext:value-type="float">
            <text:p>31078.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2-0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9" calcext:value-type="float">
            <text:p>20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01/12/2018 al 21/12/2018 Trpโคs en 30": 83.73 Rating del 01/12/2018 al 21/12/2018 Trpโคs en 30": 83.7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float" office:value="65" calcext:value-type="float">
            <text:p>65</text:p>
          </table:table-cell>
          <table:table-cell office:value-type="float" office:value="10002.58" calcext:value-type="float">
            <text:p>10002.58</text:p>
          </table:table-cell>
          <table:table-cell office:value-type="float" office:value="1800.45" calcext:value-type="float">
            <text:p>1800.45</text:p>
          </table:table-cell>
          <table:table-cell office:value-type="float" office:value="11803.03" calcext:value-type="float">
            <text:p>11803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2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47" calcext:value-type="float">
            <text:p>247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137418 <text:s text:c="2"/>Rating del 02/01 al 29/01 HM 18-99 Total Trpโคs total Grupo 173.55 en 30" Cยพdigo de Material: 137418 <text:s text:c="2"/>Rating del 02/01 al 29/01 HM 18-99 Total Trpโคs total Grupo 173.55 en 30"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20" calcext:value-type="float">
            <text:p>1920</text:p>
          </table:table-cell>
          <table:table-cell office:value-type="float" office:value="104" calcext:value-type="float">
            <text:p>104</text:p>
          </table:table-cell>
          <table:table-cell office:value-type="float" office:value="12089" calcext:value-type="float">
            <text:p>12089</text:p>
          </table:table-cell>
          <table:table-cell office:value-type="float" office:value="2176.02" calcext:value-type="float">
            <text:p>2176.02</text:p>
          </table:table-cell>
          <table:table-cell office:value-type="float" office:value="14265.02" calcext:value-type="float">
            <text:p>14265.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3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137088 <text:s/>Rating del 02/01 al 29/01 HM 18-99 total Trpโคs total Grupo 113.60 en 30" Cยพdigo de Material: 137088 <text:s/>Rating del 02/01 al 29/01 HM 18-99 total Trpโคs total Grupo 113.60 en 30"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8" calcext:value-type="float">
            <text:p>68</text:p>
          </table:table-cell>
          <table:table-cell office:value-type="float" office:value="11580.9" calcext:value-type="float">
            <text:p>11580.9</text:p>
          </table:table-cell>
          <table:table-cell office:value-type="float" office:value="2084.56" calcext:value-type="float">
            <text:p>2084.56</text:p>
          </table:table-cell>
          <table:table-cell office:value-type="float" office:value="13665.46" calcext:value-type="float">
            <text:p>13665.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4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 : 138173 <text:s text:c="3"/>Rating del 04/02 al 10/03 HM 18-99 Total Trpโคs Total Grupo 252.21 en 30" Cยพdigo de Material : 138173 <text:s text:c="3"/>Rating del 04/02 al 10/03 HM 18-99 Total Trpโคs Total Grupo 252.21 en 30"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office:value-type="float" office:value="151" calcext:value-type="float">
            <text:p>151</text:p>
          </table:table-cell>
          <table:table-cell office:value-type="float" office:value="17851.8" calcext:value-type="float">
            <text:p>17851.8</text:p>
          </table:table-cell>
          <table:table-cell office:value-type="float" office:value="3213.32" calcext:value-type="float">
            <text:p>3213.32</text:p>
          </table:table-cell>
          <table:table-cell office:value-type="float" office:value="21065.12" calcext:value-type="float">
            <text:p>21065.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09-005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3 al 09/04 HM 18-99 total Trpโคs Total Grupo 277.39 en 30" Rating del 13/03 al 09/04 HM 18-99 total Trpโคs Total Grupo 277.39 en 30"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19437.6" calcext:value-type="float">
            <text:p>19437.6</text:p>
          </table:table-cell>
          <table:table-cell office:value-type="float" office:value="3498.77" calcext:value-type="float">
            <text:p>3498.77</text:p>
          </table:table-cell>
          <table:table-cell office:value-type="float" office:value="22936.37" calcext:value-type="float">
            <text:p>22936.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15-001-03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138013 <text:s/>MATERIAL CรDIGO :138013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float" office:value="257.7" calcext:value-type="float">
            <text:p>257.7</text:p>
          </table:table-cell>
          <table:table-cell office:value-type="float" office:value="46.39" calcext:value-type="float">
            <text:p>46.39</text:p>
          </table:table-cell>
          <table:table-cell office:value-type="float" office:value="304.09" calcext:value-type="float">
            <text:p>304.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15-002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03" calcext:value-type="float">
            <text:p>203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GICO: 138035 <text:s/>MATERIAL CรGICO: 138035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0" calcext:value-type="float">
            <text:p>2100</text:p>
          </table:table-cell>
          <table:table-cell office:value-type="float" office:value="164" calcext:value-type="float">
            <text:p>164</text:p>
          </table:table-cell>
          <table:table-cell office:value-type="float" office:value="1683.76" calcext:value-type="float">
            <text:p>1683.76</text:p>
          </table:table-cell>
          <table:table-cell office:value-type="float" office:value="303.08" calcext:value-type="float">
            <text:p>303.08</text:p>
          </table:table-cell>
          <table:table-cell office:value-type="float" office:value="1986.84" calcext:value-type="float">
            <text:p>1986.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15-003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137088 Rating del 02/01 al 29/01 HM 18-99 Cยพdigo de Material: 137088 Rating del 02/01 al 29/01 HM 18-9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0" calcext:value-type="float">
            <text:p>1680</text:p>
          </table:table-cell>
          <table:table-cell office:value-type="float" office:value="68" calcext:value-type="float">
            <text:p>68</text:p>
          </table:table-cell>
          <table:table-cell office:value-type="float" office:value="1376.7" calcext:value-type="float">
            <text:p>1376.7</text:p>
          </table:table-cell>
          <table:table-cell office:value-type="float" office:value="247.81" calcext:value-type="float">
            <text:p>247.81</text:p>
          </table:table-cell>
          <table:table-cell office:value-type="float" office:value="1624.51" calcext:value-type="float">
            <text:p>1624.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15-003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GIGO DE MATERIAL :138173 Rating del 04/02 al 10/03 HM 18-99 Total CรGIGO DE MATERIAL :138173 Rating del 04/02 al 10/03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0" calcext:value-type="float">
            <text:p>1640</text:p>
          </table:table-cell>
          <table:table-cell office:value-type="float" office:value="98" calcext:value-type="float">
            <text:p>98</text:p>
          </table:table-cell>
          <table:table-cell office:value-type="float" office:value="1381.6" calcext:value-type="float">
            <text:p>1381.6</text:p>
          </table:table-cell>
          <table:table-cell office:value-type="float" office:value="248.69" calcext:value-type="float">
            <text:p>248.69</text:p>
          </table:table-cell>
          <table:table-cell office:value-type="float" office:value="1630.29" calcext:value-type="float">
            <text:p>1630.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15-004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GICO: 138186 Rating del 13/03 al 09/04 HM 18-99 Total MATERIAL CรGICO: 138186 Rating del 13/03 al 09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float" office:value="92" calcext:value-type="float">
            <text:p>92</text:p>
          </table:table-cell>
          <table:table-cell office:value-type="float" office:value="1139.6" calcext:value-type="float">
            <text:p>1139.6</text:p>
          </table:table-cell>
          <table:table-cell office:value-type="float" office:value="205.13" calcext:value-type="float">
            <text:p>205.13</text:p>
          </table:table-cell>
          <table:table-cell office:value-type="float" office:value="1344.73" calcext:value-type="float">
            <text:p>1344.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ร-C15-005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GIGO DE MATERIAL :138222 Rating del <text:s/>13/03 al <text:s/>09/04 HM 18-99 T CรGIGO DE MATERIAL :138222 Rating del <text:s/>13/03 al <text:s/>09/04 HM 18-99 T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0" calcext:value-type="float">
            <text:p>1410</text:p>
          </table:table-cell>
          <table:table-cell office:value-type="float" office:value="59" calcext:value-type="float">
            <text:p>59</text:p>
          </table:table-cell>
          <table:table-cell office:value-type="float" office:value="958.5" calcext:value-type="float">
            <text:p>958.5</text:p>
          </table:table-cell>
          <table:table-cell office:value-type="float" office:value="172.53" calcext:value-type="float">
            <text:p>172.53</text:p>
          </table:table-cell>
          <table:table-cell office:value-type="float" office:value="1131.03" calcext:value-type="float">
            <text:p>1131.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5-23" calcext:value-type="date">
            <text:p>2019-05-23</text:p>
          </table:table-cell>
          <table:table-cell office:value-type="string" calcext:value-type="string">
            <text:p>ร-C15-001-02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137088 Rating del 02/01 al 29/01 HM 18-99 Total Cยพdigo de Material:137088 Rating del 02/01 al 29/01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36" calcext:value-type="float">
            <text:p>36</text:p>
          </table:table-cell>
          <table:table-cell office:value-type="float" office:value="711" calcext:value-type="float">
            <text:p>711</text:p>
          </table:table-cell>
          <table:table-cell office:value-type="float" office:value="127.98" calcext:value-type="float">
            <text:p>127.98</text:p>
          </table:table-cell>
          <table:table-cell office:value-type="float" office:value="838.98" calcext:value-type="float">
            <text:p>838.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ร-A13-008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B1331 Banner de acuerdo a contrato MATERIAL CรDIGO : B1331 Banner de acuerdo a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ร-ATV-008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B1331 Banner de acuerdo a contrato MATERIAL CรDIGO: B1331 Banner de acuerdo a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5-24" calcext:value-type="date">
            <text:p>2019-05-24</text:p>
          </table:table-cell>
          <table:table-cell office:value-type="string" calcext:value-type="string">
            <text:p>ร-C09-009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DIGO DE MATERIAL: B1331 Banner de acuerdo a contrato CรDIGO DE MATERIAL: B1331 Banner de acuerdo a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5-28" calcext:value-type="date">
            <text:p>2019-05-28</text:p>
          </table:table-cell>
          <table:table-cell office:value-type="string" calcext:value-type="string">
            <text:p>L-CRP-001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28" calcext:value-type="float">
            <text:p>228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UNIVERSIDAD LE CORDON BLEU COBERTURA LIMA UNIVERSIDAD LE CORDON BLEU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81" calcext:value-type="float">
            <text:p>81</text:p>
          </table:table-cell>
          <table:table-cell office:value-type="float" office:value="12489.36" calcext:value-type="float">
            <text:p>12489.36</text:p>
          </table:table-cell>
          <table:table-cell office:value-type="float" office:value="2248.07" calcext:value-type="float">
            <text:p>2248.07</text:p>
          </table:table-cell>
          <table:table-cell office:value-type="float" office:value="14737.43" calcext:value-type="float">
            <text:p>14737.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A-C02-002-06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ticipaciยพn con derecho a P/D y Scketch <text:s/>Participaciยพn con derecho a P/D y Scketch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53571.45" calcext:value-type="float">
            <text:p>53571.45</text:p>
          </table:table-cell>
          <table:table-cell office:value-type="float" office:value="9642.85" calcext:value-type="float">
            <text:p>9642.85</text:p>
          </table:table-cell>
          <table:table-cell office:value-type="float" office:value="63214.3" calcext:value-type="float">
            <text:p>63214.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A-C04-003-06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03 avisos de 30", menciยพn por parte de conductores, exposiciยพn de producto, Led, corte ยทnico. Activaciยพn con derecho a P/D, colas, 03 avisos de 30", menciยพn por parte de conductores, exposiciยพn de producto, Led, corte ยทnico.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A-C04-004-06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neciยพn bonificada segยทn contrato, incluye menciยพn, Led, placement. <text:s/>Mneciยพn bonificada segยทn contrato, incluye menciยพn, Led, placement.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30" calcext:value-type="date">
            <text:p>2019-05-30</text:p>
          </table:table-cell>
          <table:table-cell office:value-type="string" calcext:value-type="string">
            <text:p>A-C04-002-06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colas, Menciยพn por parte de los conductores, Led, Exposiciยพn de producto, y cรpsula Activaciยพn con derecho a P/D,colas, Menciยพn por parte de los conductores, Led, Exposiciยพn de producto, y cรpsul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34500" calcext:value-type="float">
            <text:p>34500</text:p>
          </table:table-cell>
          <table:table-cell office:value-type="float" office:value="6210" calcext:value-type="float">
            <text:p>6210</text:p>
          </table:table-cell>
          <table:table-cell office:value-type="float" office:value="40710" calcext:value-type="float">
            <text:p>407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31" calcext:value-type="date">
            <text:p>2019-05-31</text:p>
          </table:table-cell>
          <table:table-cell office:value-type="string" calcext:value-type="string">
            <text:p>L-GRP-001-06-1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0" calcext:value-type="float">
            <text:p>260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62" calcext:value-type="float">
            <text:p>162</text:p>
          </table:table-cell>
          <table:table-cell office:value-type="float" office:value="10852.8" calcext:value-type="float">
            <text:p>10852.8</text:p>
          </table:table-cell>
          <table:table-cell office:value-type="float" office:value="1953.48" calcext:value-type="float">
            <text:p>1953.48</text:p>
          </table:table-cell>
          <table:table-cell office:value-type="float" office:value="12806.28" calcext:value-type="float">
            <text:p>12806.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03" calcext:value-type="date">
            <text:p>2019-06-03</text:p>
          </table:table-cell>
          <table:table-cell office:value-type="string" calcext:value-type="string">
            <text:p>H-C04-001-06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1" calcext:value-type="float">
            <text:p>26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27208.35" calcext:value-type="float">
            <text:p>27208.35</text:p>
          </table:table-cell>
          <table:table-cell office:value-type="float" office:value="4897.5" calcext:value-type="float">
            <text:p>4897.5</text:p>
          </table:table-cell>
          <table:table-cell office:value-type="float" office:value="32105.85" calcext:value-type="float">
            <text:p>32105.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H-C09-001-06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1" calcext:value-type="float">
            <text:p>26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CODIGO: 138850 TARIFA FIJA CODIGO: 13885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float" office:value="53" calcext:value-type="float">
            <text:p>53</text:p>
          </table:table-cell>
          <table:table-cell office:value-type="float" office:value="17000.02" calcext:value-type="float">
            <text:p>17000.02</text:p>
          </table:table-cell>
          <table:table-cell office:value-type="float" office:value="3060" calcext:value-type="float">
            <text:p>3060</text:p>
          </table:table-cell>
          <table:table-cell office:value-type="float" office:value="20060.02" calcext:value-type="float">
            <text:p>20060.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A13-001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 : 138222 Rating del 13/03 al 09/04 HM 18-99 Total Material Cยพdigo : 138222 Rating del 13/03 al 09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float" office:value="92" calcext:value-type="float">
            <text:p>92</text:p>
          </table:table-cell>
          <table:table-cell office:value-type="float" office:value="4368.67" calcext:value-type="float">
            <text:p>4368.67</text:p>
          </table:table-cell>
          <table:table-cell office:value-type="float" office:value="786.4" calcext:value-type="float">
            <text:p>786.4</text:p>
          </table:table-cell>
          <table:table-cell office:value-type="float" office:value="5155.07" calcext:value-type="float">
            <text:p>5155.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A13-002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173 Rating del 04/02 al 10/03 HM 18-99 Total Material Cยพdigo: 138173 Rating del 04/02 al 10/03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6" calcext:value-type="float">
            <text:p>26</text:p>
          </table:table-cell>
          <table:table-cell office:value-type="float" office:value="824.07" calcext:value-type="float">
            <text:p>824.07</text:p>
          </table:table-cell>
          <table:table-cell office:value-type="float" office:value="148.33" calcext:value-type="float">
            <text:p>148.33</text:p>
          </table:table-cell>
          <table:table-cell office:value-type="float" office:value="972.4" calcext:value-type="float">
            <text:p>972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A13-003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ail Cยพdigo: 138186 Rating del 13/03 al 09/04 HM 18-99 total Materail Cยพdigo: 138186 Rating del 13/03 al 09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78" calcext:value-type="float">
            <text:p>78</text:p>
          </table:table-cell>
          <table:table-cell office:value-type="float" office:value="2331.65" calcext:value-type="float">
            <text:p>2331.65</text:p>
          </table:table-cell>
          <table:table-cell office:value-type="float" office:value="419.69" calcext:value-type="float">
            <text:p>419.69</text:p>
          </table:table-cell>
          <table:table-cell office:value-type="float" office:value="2751.34" calcext:value-type="float">
            <text:p>2751.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A13-007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556 Rating del 13/04 al 03/05 HM 18-99 Total MATERIAL CรDIGO: 138556 Rating del 13/04 al 03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0" calcext:value-type="float">
            <text:p>2380</text:p>
          </table:table-cell>
          <table:table-cell office:value-type="float" office:value="129" calcext:value-type="float">
            <text:p>129</text:p>
          </table:table-cell>
          <table:table-cell office:value-type="float" office:value="4283.72" calcext:value-type="float">
            <text:p>4283.72</text:p>
          </table:table-cell>
          <table:table-cell office:value-type="float" office:value="771.17" calcext:value-type="float">
            <text:p>771.17</text:p>
          </table:table-cell>
          <table:table-cell office:value-type="float" office:value="5054.89" calcext:value-type="float">
            <text:p>5054.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ATV-001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173 Rating del 04/02 al 10/03 HM 18-99 Total Material Cยพdigo: 138173 Rating del 04/02 al 10/03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30" calcext:value-type="float">
            <text:p>30</text:p>
          </table:table-cell>
          <table:table-cell office:value-type="float" office:value="585.46" calcext:value-type="float">
            <text:p>585.46</text:p>
          </table:table-cell>
          <table:table-cell office:value-type="float" office:value="105.39" calcext:value-type="float">
            <text:p>105.39</text:p>
          </table:table-cell>
          <table:table-cell office:value-type="float" office:value="690.85" calcext:value-type="float">
            <text:p>690.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ATV-002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222 Rating del 13/03 al 09/04 HM 18-99 Total Material Cยพdigo: 138222 Rating del 13/03 al 09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float" office:value="51" calcext:value-type="float">
            <text:p>51</text:p>
          </table:table-cell>
          <table:table-cell office:value-type="float" office:value="1310.59" calcext:value-type="float">
            <text:p>1310.59</text:p>
          </table:table-cell>
          <table:table-cell office:value-type="float" office:value="235.87" calcext:value-type="float">
            <text:p>235.87</text:p>
          </table:table-cell>
          <table:table-cell office:value-type="float" office:value="1546.46" calcext:value-type="float">
            <text:p>1546.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ATV-003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186 Rating del 13/03 al 09/04 HM 18-99 Total Material Cยพdigo: 138186 Rating del 13/03 al 09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35" calcext:value-type="float">
            <text:p>35</text:p>
          </table:table-cell>
          <table:table-cell office:value-type="float" office:value="616.95" calcext:value-type="float">
            <text:p>616.95</text:p>
          </table:table-cell>
          <table:table-cell office:value-type="float" office:value="111.11" calcext:value-type="float">
            <text:p>111.11</text:p>
          </table:table-cell>
          <table:table-cell office:value-type="float" office:value="728.06" calcext:value-type="float">
            <text:p>728.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C09-001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TERIAL CรDIGO: 138222 Rating del 13/03 al 09/04 HM 18-99 total METERIAL CรDIGO: 138222 Rating del 13/03 al 09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0" calcext:value-type="float">
            <text:p>2820</text:p>
          </table:table-cell>
          <table:table-cell office:value-type="float" office:value="113" calcext:value-type="float">
            <text:p>113</text:p>
          </table:table-cell>
          <table:table-cell office:value-type="float" office:value="16499.04" calcext:value-type="float">
            <text:p>16499.04</text:p>
          </table:table-cell>
          <table:table-cell office:value-type="float" office:value="2969.84" calcext:value-type="float">
            <text:p>2969.84</text:p>
          </table:table-cell>
          <table:table-cell office:value-type="float" office:value="19468.88" calcext:value-type="float">
            <text:p>19468.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C09-002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173 Rating del 04/02 al 10/03 HM 18-99 Total Material Cยพdigo: 138173 Rating del 04/02 al 10/03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34" calcext:value-type="float">
            <text:p>34</text:p>
          </table:table-cell>
          <table:table-cell office:value-type="float" office:value="4205.8" calcext:value-type="float">
            <text:p>4205.8</text:p>
          </table:table-cell>
          <table:table-cell office:value-type="float" office:value="757.04" calcext:value-type="float">
            <text:p>757.04</text:p>
          </table:table-cell>
          <table:table-cell office:value-type="float" office:value="4962.84" calcext:value-type="float">
            <text:p>4962.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C09-003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186 Rating del 13/03 al 09/04 HM 18-99 Total Material Cยพdigo: 138186 Rating del 13/03 al 09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86" calcext:value-type="float">
            <text:p>86</text:p>
          </table:table-cell>
          <table:table-cell office:value-type="float" office:value="8523.7" calcext:value-type="float">
            <text:p>8523.7</text:p>
          </table:table-cell>
          <table:table-cell office:value-type="float" office:value="1534.23" calcext:value-type="float">
            <text:p>1534.23</text:p>
          </table:table-cell>
          <table:table-cell office:value-type="float" office:value="10057.93" calcext:value-type="float">
            <text:p>10057.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C15-001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222 Rating del 13/03 al 09/04 HM 18-99 Total Material Cยพdigo: 138222 Rating del 13/03 al 09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20" calcext:value-type="float">
            <text:p>1920</text:p>
          </table:table-cell>
          <table:table-cell office:value-type="float" office:value="78" calcext:value-type="float">
            <text:p>78</text:p>
          </table:table-cell>
          <table:table-cell office:value-type="float" office:value="1326.18" calcext:value-type="float">
            <text:p>1326.18</text:p>
          </table:table-cell>
          <table:table-cell office:value-type="float" office:value="238.71" calcext:value-type="float">
            <text:p>238.71</text:p>
          </table:table-cell>
          <table:table-cell office:value-type="float" office:value="1564.89" calcext:value-type="float">
            <text:p>1564.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C15-002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173 Rating del 04/02 al 10/03 HM 18-99 Total Material Cยพdigo: 138173 Rating del 04/02 al 10/03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11.35" calcext:value-type="float">
            <text:p>211.35</text:p>
          </table:table-cell>
          <table:table-cell office:value-type="float" office:value="38.05" calcext:value-type="float">
            <text:p>38.05</text:p>
          </table:table-cell>
          <table:table-cell office:value-type="float" office:value="249.4" calcext:value-type="float">
            <text:p>249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C15-003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186 Rating del 13/03 al 09/04 HM 18-99 Total Material Cยพdigo: 138186 Rating del 13/03 al 09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office:value-type="float" office:value="591.4" calcext:value-type="float">
            <text:p>591.4</text:p>
          </table:table-cell>
          <table:table-cell office:value-type="float" office:value="106.48" calcext:value-type="float">
            <text:p>106.48</text:p>
          </table:table-cell>
          <table:table-cell office:value-type="float" office:value="697.88" calcext:value-type="float">
            <text:p>697.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5" calcext:value-type="date">
            <text:p>2019-06-05</text:p>
          </table:table-cell>
          <table:table-cell office:value-type="string" calcext:value-type="string">
            <text:p>ร-C15-006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556 Rating del 13/04 al 03/05 HM 18-99 Total MATERIAL CรDIGO: 138556 Rating del 13/04 al 03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float" office:value="67" calcext:value-type="float">
            <text:p>67</text:p>
          </table:table-cell>
          <table:table-cell office:value-type="float" office:value="921.989999999999" calcext:value-type="float">
            <text:p>921.99</text:p>
          </table:table-cell>
          <table:table-cell office:value-type="float" office:value="165.97" calcext:value-type="float">
            <text:p>165.97</text:p>
          </table:table-cell>
          <table:table-cell office:value-type="float" office:value="1087.96" calcext:value-type="float">
            <text:p>1087.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A13-004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7 Rating del 25/03 al 21/04 HM 18-99 total MATERIAL CรDIGO: 138477 Rating del 25/03 al 21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22" calcext:value-type="float">
            <text:p>122</text:p>
          </table:table-cell>
          <table:table-cell office:value-type="float" office:value="3699.2" calcext:value-type="float">
            <text:p>3699.2</text:p>
          </table:table-cell>
          <table:table-cell office:value-type="float" office:value="665.9" calcext:value-type="float">
            <text:p>665.9</text:p>
          </table:table-cell>
          <table:table-cell office:value-type="float" office:value="4365.1" calcext:value-type="float">
            <text:p>4365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A13-005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7" calcext:value-type="float">
            <text:p>197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6 Rating del 25/03 al 21/04 HM 18-99 total MATERIAL CรDIGO: 138476 Rating del 25/03 al 21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22" calcext:value-type="float">
            <text:p>122</text:p>
          </table:table-cell>
          <table:table-cell office:value-type="float" office:value="3699.2" calcext:value-type="float">
            <text:p>3699.2</text:p>
          </table:table-cell>
          <table:table-cell office:value-type="float" office:value="665.9" calcext:value-type="float">
            <text:p>665.9</text:p>
          </table:table-cell>
          <table:table-cell office:value-type="float" office:value="4365.1" calcext:value-type="float">
            <text:p>4365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ATV-004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7 Rating del 25/03 al 21/04 HM 18-99 total MATERIAL CรDIGO: 138477 Rating del 25/03 al 21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62" calcext:value-type="float">
            <text:p>62</text:p>
          </table:table-cell>
          <table:table-cell office:value-type="float" office:value="1078.19" calcext:value-type="float">
            <text:p>1078.19</text:p>
          </table:table-cell>
          <table:table-cell office:value-type="float" office:value="194.1" calcext:value-type="float">
            <text:p>194.1</text:p>
          </table:table-cell>
          <table:table-cell office:value-type="float" office:value="1272.29" calcext:value-type="float">
            <text:p>1272.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ATV-005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7" calcext:value-type="float">
            <text:p>197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6 Rating del 25/03 al 21/04 HM 18-99 total MATERIAL CรDIGO: 138476 Rating del 25/03 al 21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62" calcext:value-type="float">
            <text:p>62</text:p>
          </table:table-cell>
          <table:table-cell office:value-type="float" office:value="1078.19" calcext:value-type="float">
            <text:p>1078.19</text:p>
          </table:table-cell>
          <table:table-cell office:value-type="float" office:value="194.1" calcext:value-type="float">
            <text:p>194.1</text:p>
          </table:table-cell>
          <table:table-cell office:value-type="float" office:value="1272.29" calcext:value-type="float">
            <text:p>1272.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ATV-007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556 Rating del 13/04 al 03/05 HM 18-99 Total MATERIAL CรDIGO: 138556 Rating del 13/04 al 03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60" calcext:value-type="float">
            <text:p>2460</text:p>
          </table:table-cell>
          <table:table-cell office:value-type="float" office:value="130" calcext:value-type="float">
            <text:p>130</text:p>
          </table:table-cell>
          <table:table-cell office:value-type="float" office:value="2819.58" calcext:value-type="float">
            <text:p>2819.58</text:p>
          </table:table-cell>
          <table:table-cell office:value-type="float" office:value="507.370000000001" calcext:value-type="float">
            <text:p>507.37</text:p>
          </table:table-cell>
          <table:table-cell office:value-type="float" office:value="3326.95" calcext:value-type="float">
            <text:p>3326.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C09-005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7 Rating del 25/03 al 21/04 HM 18-99 total MATERIAL CรDIGO: 138477 Rating del 25/03 al 21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0" calcext:value-type="float">
            <text:p>1420</text:p>
          </table:table-cell>
          <table:table-cell office:value-type="float" office:value="127" calcext:value-type="float">
            <text:p>127</text:p>
          </table:table-cell>
          <table:table-cell office:value-type="float" office:value="12430.75" calcext:value-type="float">
            <text:p>12430.75</text:p>
          </table:table-cell>
          <table:table-cell office:value-type="float" office:value="2237.61" calcext:value-type="float">
            <text:p>2237.61</text:p>
          </table:table-cell>
          <table:table-cell office:value-type="float" office:value="14668.36" calcext:value-type="float">
            <text:p>14668.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C09-006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7" calcext:value-type="float">
            <text:p>197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6 Rating del 25/03 al 21/04 HM 18-99 total MATERIAL CรDIGO: 138476 Rating del 25/03 al 21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60" calcext:value-type="float">
            <text:p>1360</text:p>
          </table:table-cell>
          <table:table-cell office:value-type="float" office:value="125" calcext:value-type="float">
            <text:p>125</text:p>
          </table:table-cell>
          <table:table-cell office:value-type="float" office:value="12236.77" calcext:value-type="float">
            <text:p>12236.77</text:p>
          </table:table-cell>
          <table:table-cell office:value-type="float" office:value="2202.67" calcext:value-type="float">
            <text:p>2202.67</text:p>
          </table:table-cell>
          <table:table-cell office:value-type="float" office:value="14439.44" calcext:value-type="float">
            <text:p>14439.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C09-008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AIL CรDIGO: 138556 Rating del 13/04 al 03/05 HM 18-99 Total MATERAIL CรDIGO: 138556 Rating del 13/04 al 03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20" calcext:value-type="float">
            <text:p>2420</text:p>
          </table:table-cell>
          <table:table-cell office:value-type="float" office:value="154" calcext:value-type="float">
            <text:p>154</text:p>
          </table:table-cell>
          <table:table-cell office:value-type="float" office:value="17294.39" calcext:value-type="float">
            <text:p>17294.39</text:p>
          </table:table-cell>
          <table:table-cell office:value-type="float" office:value="3112.89" calcext:value-type="float">
            <text:p>3112.89</text:p>
          </table:table-cell>
          <table:table-cell office:value-type="float" office:value="20407.28" calcext:value-type="float">
            <text:p>20407.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string" calcext:value-type="string">
            <text:p>ร-C15-004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7 Rating del 25/03 al 21/04 HM 18-99 total MATERIAL CรDIGO: 138477 Rating del 25/03 al 21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62" calcext:value-type="float">
            <text:p>62</text:p>
          </table:table-cell>
          <table:table-cell office:value-type="float" office:value="701.29" calcext:value-type="float">
            <text:p>701.29</text:p>
          </table:table-cell>
          <table:table-cell office:value-type="float" office:value="126.26" calcext:value-type="float">
            <text:p>126.26</text:p>
          </table:table-cell>
          <table:table-cell office:value-type="float" office:value="827.55" calcext:value-type="float">
            <text:p>827.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7" calcext:value-type="date">
            <text:p>2019-06-07</text:p>
          </table:table-cell>
          <table:table-cell office:value-type="string" calcext:value-type="string">
            <text:p>L-GRP-004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1" calcext:value-type="float">
            <text:p>231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 text:c="20"/>LA TARIFA SE MANTIENE ORDEN REVISADA DEBIDO AL CAMBIO DE SEGUNDAJE DE 22"A 25" COBERTURA LIMA <text:s text:c="20"/>LA TARIFA SE MANTIENE ORDEN REVISADA DEBIDO AL CAMBIO DE SEGUNDAJE DE 22"A 25"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66" calcext:value-type="float">
            <text:p>66</text:p>
          </table:table-cell>
          <table:table-cell office:value-type="float" office:value="7711.2" calcext:value-type="float">
            <text:p>7711.2</text:p>
          </table:table-cell>
          <table:table-cell office:value-type="float" office:value="1388.02" calcext:value-type="float">
            <text:p>1388.02</text:p>
          </table:table-cell>
          <table:table-cell office:value-type="float" office:value="9099.22" calcext:value-type="float">
            <text:p>9099.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07" calcext:value-type="date">
            <text:p>2019-06-07</text:p>
          </table:table-cell>
          <table:table-cell office:value-type="string" calcext:value-type="string">
            <text:p>ร-C15-005-05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97" calcext:value-type="float">
            <text:p>197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476 Rating del 25/03 al 21/04 HM 18-99 total MATERIAL CรDIGO: 138476 Rating del 25/03 al 21/04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62" calcext:value-type="float">
            <text:p>62</text:p>
          </table:table-cell>
          <table:table-cell office:value-type="float" office:value="701.31" calcext:value-type="float">
            <text:p>701.31</text:p>
          </table:table-cell>
          <table:table-cell office:value-type="float" office:value="126.23" calcext:value-type="float">
            <text:p>126.23</text:p>
          </table:table-cell>
          <table:table-cell office:value-type="float" office:value="827.54" calcext:value-type="float">
            <text:p>827.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11" calcext:value-type="date">
            <text:p>2019-06-11</text:p>
          </table:table-cell>
          <table:table-cell office:value-type="string" calcext:value-type="string">
            <text:p>A-C04-005-06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bonificados segยทn contrato orden ร-C04-003-06-19 <text:s/>Avisos bonificados segยทn contrato orden ร-C04-003-06-19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A-A13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8771 Rating del 15/04 al 12/05 HM 18-99 Total Material cยพdigo: 138771 Rating del 15/04 al 12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0" calcext:value-type="float">
            <text:p>1590</text:p>
          </table:table-cell>
          <table:table-cell office:value-type="float" office:value="53" calcext:value-type="float">
            <text:p>53</text:p>
          </table:table-cell>
          <table:table-cell office:value-type="float" office:value="3180" calcext:value-type="float">
            <text:p>3180</text:p>
          </table:table-cell>
          <table:table-cell office:value-type="float" office:value="572.4" calcext:value-type="float">
            <text:p>572.4</text:p>
          </table:table-cell>
          <table:table-cell office:value-type="float" office:value="3752.4" calcext:value-type="float">
            <text:p>3752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A-C02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Rating del 15/04 al 12/05 HM 18-99 Total <text:s/>Rating del 15/04 al 12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0" calcext:value-type="float">
            <text:p>1620</text:p>
          </table:table-cell>
          <table:table-cell office:value-type="float" office:value="54" calcext:value-type="float">
            <text:p>54</text:p>
          </table:table-cell>
          <table:table-cell office:value-type="float" office:value="179605.62" calcext:value-type="float">
            <text:p>179605.62</text:p>
          </table:table-cell>
          <table:table-cell office:value-type="float" office:value="32328.95" calcext:value-type="float">
            <text:p>32328.95</text:p>
          </table:table-cell>
          <table:table-cell office:value-type="float" office:value="211934.57" calcext:value-type="float">
            <text:p>211934.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A-C04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Rating del 15/04 al 12/05 HM 18-99 Total <text:s/>Rating del 15/04 al 12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float" office:value="28" calcext:value-type="float">
            <text:p>28</text:p>
          </table:table-cell>
          <table:table-cell office:value-type="float" office:value="158840.55" calcext:value-type="float">
            <text:p>158840.55</text:p>
          </table:table-cell>
          <table:table-cell office:value-type="float" office:value="28591.28" calcext:value-type="float">
            <text:p>28591.28</text:p>
          </table:table-cell>
          <table:table-cell office:value-type="float" office:value="187431.83" calcext:value-type="float">
            <text:p>187431.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14" calcext:value-type="date">
            <text:p>2019-06-14</text:p>
          </table:table-cell>
          <table:table-cell office:value-type="string" calcext:value-type="string">
            <text:p>A-C09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771 Rating del 15/04 al 12/05 HM 18-99 total MATERIAL CรDIGO: 138771 Rating del 15/04 al 12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float" office:value="36" calcext:value-type="float">
            <text:p>36</text:p>
          </table:table-cell>
          <table:table-cell office:value-type="float" office:value="22000" calcext:value-type="float">
            <text:p>22000</text:p>
          </table:table-cell>
          <table:table-cell office:value-type="float" office:value="3960" calcext:value-type="float">
            <text:p>3960</text:p>
          </table:table-cell>
          <table:table-cell office:value-type="float" office:value="25960" calcext:value-type="float">
            <text:p>259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E-GLR-001-06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ina 5 B/N <text:s/>Pagina 5 B/N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966.11" calcext:value-type="float">
            <text:p>12966.11</text:p>
          </table:table-cell>
          <table:table-cell office:value-type="float" office:value="2333.9" calcext:value-type="float">
            <text:p>2333.9</text:p>
          </table:table-cell>
          <table:table-cell office:value-type="float" office:value="15300.01" calcext:value-type="float">
            <text:p>15300.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17" calcext:value-type="date">
            <text:p>2019-06-17</text:p>
          </table:table-cell>
          <table:table-cell office:value-type="string" calcext:value-type="string">
            <text:p>ร-C15-002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ยพdigo :1352 Banner bonificados segยทn contratos Banner cยพdigo :1352 Banner bonificados segยทn contrato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A-A13-002-06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9043 Rating del 15/04 al 12/05 HM 18-99 Total Material cยพdigo: 139043 Rating del 15/04 al 12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0" calcext:value-type="float">
            <text:p>1410</text:p>
          </table:table-cell>
          <table:table-cell office:value-type="float" office:value="53" calcext:value-type="float">
            <text:p>53</text:p>
          </table:table-cell>
          <table:table-cell office:value-type="float" office:value="3975" calcext:value-type="float">
            <text:p>3975</text:p>
          </table:table-cell>
          <table:table-cell office:value-type="float" office:value="715.5" calcext:value-type="float">
            <text:p>715.5</text:p>
          </table:table-cell>
          <table:table-cell office:value-type="float" office:value="4690.5" calcext:value-type="float">
            <text:p>4690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A-C09-002-06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043 Rating del 15/04 al 12/05 HM 18-99 total MATERIAL CรDIGO: 139043 Rating del 15/04 al 12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3000" calcext:value-type="float">
            <text:p>23000</text:p>
          </table:table-cell>
          <table:table-cell office:value-type="float" office:value="4140" calcext:value-type="float">
            <text:p>4140</text:p>
          </table:table-cell>
          <table:table-cell office:value-type="float" office:value="27140" calcext:value-type="float">
            <text:p>271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ร-A13-003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39067 Rating del 14/05 al 10/06 HM 18-99 Total Material Cยพdigo:139067 Rating del 14/05 al 10/06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0" calcext:value-type="float">
            <text:p>1560</text:p>
          </table:table-cell>
          <table:table-cell office:value-type="float" office:value="111" calcext:value-type="float">
            <text:p>111</text:p>
          </table:table-cell>
          <table:table-cell office:value-type="float" office:value="3207.89" calcext:value-type="float">
            <text:p>3207.89</text:p>
          </table:table-cell>
          <table:table-cell office:value-type="float" office:value="577.43" calcext:value-type="float">
            <text:p>577.43</text:p>
          </table:table-cell>
          <table:table-cell office:value-type="float" office:value="3785.32" calcext:value-type="float">
            <text:p>3785.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ร-C09-002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Banner 1352 Banner bonificados segยทn contrato Cยพdigo Banner 1352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ร-A13-002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ยพdigo:1352 Banner bonificados segยทn contrato Banner Cยพdigo:1352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ร-ATV-001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939 Rating del 15/04 al 19/05 HM 18-99 Total MATERIAL CรDIGO: 138939 Rating del 15/04 al 19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53" calcext:value-type="float">
            <text:p>53</text:p>
          </table:table-cell>
          <table:table-cell office:value-type="float" office:value="1180.24" calcext:value-type="float">
            <text:p>1180.24</text:p>
          </table:table-cell>
          <table:table-cell office:value-type="float" office:value="212.4" calcext:value-type="float">
            <text:p>212.4</text:p>
          </table:table-cell>
          <table:table-cell office:value-type="float" office:value="1392.64" calcext:value-type="float">
            <text:p>1392.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ร-ATV-002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ยพdigo:1352 Banner bonificados segยทn contrato Banner Cยพdigo:1352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ร-C09-001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38939 Rating del 15/04 al 19/05 HM 18-99 Total MATERIAL CรDIGO : 138939 Rating del 15/04 al 19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0" calcext:value-type="float">
            <text:p>860</text:p>
          </table:table-cell>
          <table:table-cell office:value-type="float" office:value="69" calcext:value-type="float">
            <text:p>69</text:p>
          </table:table-cell>
          <table:table-cell office:value-type="float" office:value="7485.4" calcext:value-type="float">
            <text:p>7485.4</text:p>
          </table:table-cell>
          <table:table-cell office:value-type="float" office:value="1347.4" calcext:value-type="float">
            <text:p>1347.4</text:p>
          </table:table-cell>
          <table:table-cell office:value-type="float" office:value="8832.79999999999" calcext:value-type="float">
            <text:p>8832.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ร-C15-001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939 Rating del 15/04 al 19/05 HM 18-99 Total MATERIAL CรDIGO: 138939 Rating del 15/04 al 19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35" calcext:value-type="float">
            <text:p>35</text:p>
          </table:table-cell>
          <table:table-cell office:value-type="float" office:value="446.83" calcext:value-type="float">
            <text:p>446.83</text:p>
          </table:table-cell>
          <table:table-cell office:value-type="float" office:value="80.38" calcext:value-type="float">
            <text:p>80.38</text:p>
          </table:table-cell>
          <table:table-cell office:value-type="float" office:value="527.21" calcext:value-type="float">
            <text:p>527.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19" calcext:value-type="date">
            <text:p>2019-06-19</text:p>
          </table:table-cell>
          <table:table-cell office:value-type="string" calcext:value-type="string">
            <text:p>ร-C15-004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021 Rating del 15/04 al 19/05 HM 18-99 Total MATERIAL CรDIGO: 139021 Rating del 15/04 al 19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40" calcext:value-type="float">
            <text:p>1940</text:p>
          </table:table-cell>
          <table:table-cell office:value-type="float" office:value="97" calcext:value-type="float">
            <text:p>97</text:p>
          </table:table-cell>
          <table:table-cell office:value-type="float" office:value="1221.98" calcext:value-type="float">
            <text:p>1221.98</text:p>
          </table:table-cell>
          <table:table-cell office:value-type="float" office:value="219.83" calcext:value-type="float">
            <text:p>219.83</text:p>
          </table:table-cell>
          <table:table-cell office:value-type="float" office:value="1441.81" calcext:value-type="float">
            <text:p>1441.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E-006-001-06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7" calcext:value-type="float">
            <text:p>26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 COMERCIO DAILY PORTADA <text:s/>EL COMERCIO DAILY PORTAD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161.44" calcext:value-type="float">
            <text:p>11161.44</text:p>
          </table:table-cell>
          <table:table-cell office:value-type="float" office:value="2009.06" calcext:value-type="float">
            <text:p>2009.06</text:p>
          </table:table-cell>
          <table:table-cell office:value-type="float" office:value="13170.5" calcext:value-type="float">
            <text:p>13170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L-GPA-001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28" calcext:value-type="float">
            <text:p>228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4200" calcext:value-type="float">
            <text:p>4200</text:p>
          </table:table-cell>
          <table:table-cell office:value-type="float" office:value="756" calcext:value-type="float">
            <text:p>756</text:p>
          </table:table-cell>
          <table:table-cell office:value-type="float" office:value="4956" calcext:value-type="float">
            <text:p>49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L-GPA-002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29" calcext:value-type="float">
            <text:p>229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1848" calcext:value-type="float">
            <text:p>1848</text:p>
          </table:table-cell>
          <table:table-cell office:value-type="float" office:value="332.64" calcext:value-type="float">
            <text:p>332.64</text:p>
          </table:table-cell>
          <table:table-cell office:value-type="float" office:value="2180.64" calcext:value-type="float">
            <text:p>2180.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L-GPA-003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1" calcext:value-type="float">
            <text:p>231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3300" calcext:value-type="float">
            <text:p>3300</text:p>
          </table:table-cell>
          <table:table-cell office:value-type="float" office:value="594" calcext:value-type="float">
            <text:p>594</text:p>
          </table:table-cell>
          <table:table-cell office:value-type="float" office:value="3894" calcext:value-type="float">
            <text:p>3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L-GRP-001-04-1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8" calcext:value-type="float">
            <text:p>178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Facturar a: Promotora Miraflores S.A.C. <text:s text:c="5"/>RUC : 20391304590 <text:s text:c="7"/>OS-10657 COBERTURA LIMA Facturar a: Promotora Miraflores S.A.C. <text:s text:c="5"/>RUC : 20391304590 <text:s text:c="7"/>OS-1065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17" calcext:value-type="float">
            <text:p>117</text:p>
          </table:table-cell>
          <table:table-cell office:value-type="float" office:value="11162.2" calcext:value-type="float">
            <text:p>11162.2</text:p>
          </table:table-cell>
          <table:table-cell office:value-type="float" office:value="2009.21" calcext:value-type="float">
            <text:p>2009.21</text:p>
          </table:table-cell>
          <table:table-cell office:value-type="float" office:value="13171.41" calcext:value-type="float">
            <text:p>13171.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L-GRP-001-05-1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78" calcext:value-type="float">
            <text:p>178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Facturar a: Promotora Miraflores S.A.C. <text:s text:c="5"/>RUC : 20391304590 <text:s text:c="2"/>OS-10657 COBERTURA LIMA Facturar a: Promotora Miraflores S.A.C. <text:s text:c="5"/>RUC : 20391304590 <text:s text:c="2"/>OS-1065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65" calcext:value-type="float">
            <text:p>65</text:p>
          </table:table-cell>
          <table:table-cell office:value-type="float" office:value="4783.8" calcext:value-type="float">
            <text:p>4783.8</text:p>
          </table:table-cell>
          <table:table-cell office:value-type="float" office:value="861.09" calcext:value-type="float">
            <text:p>861.09</text:p>
          </table:table-cell>
          <table:table-cell office:value-type="float" office:value="5644.89" calcext:value-type="float">
            <text:p>5644.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L-GRP-003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28" calcext:value-type="float">
            <text:p>228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OS-06341 COBERTURA LIMA OS-06341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7140" calcext:value-type="float">
            <text:p>7140</text:p>
          </table:table-cell>
          <table:table-cell office:value-type="float" office:value="1285.2" calcext:value-type="float">
            <text:p>1285.2</text:p>
          </table:table-cell>
          <table:table-cell office:value-type="float" office:value="8425.2" calcext:value-type="float">
            <text:p>8425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ร-A13-001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6" calcext:value-type="float">
            <text:p>26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139021 Rating del 15/04 al 19/05 HM 18-99 Total MATERIAL CรDIGO 139021 Rating del 15/04 al 19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0" calcext:value-type="float">
            <text:p>1560</text:p>
          </table:table-cell>
          <table:table-cell office:value-type="float" office:value="112" calcext:value-type="float">
            <text:p>112</text:p>
          </table:table-cell>
          <table:table-cell office:value-type="float" office:value="3859.7" calcext:value-type="float">
            <text:p>3859.7</text:p>
          </table:table-cell>
          <table:table-cell office:value-type="float" office:value="694.77" calcext:value-type="float">
            <text:p>694.77</text:p>
          </table:table-cell>
          <table:table-cell office:value-type="float" office:value="4554.47" calcext:value-type="float">
            <text:p>4554.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ร-A13-002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9067 rATIMG DEL 14/05 al 10/06 HM 18-99 Total Material Cยพdigo: 139067 rATIMG DEL 14/05 al 10/06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63" calcext:value-type="float">
            <text:p>63</text:p>
          </table:table-cell>
          <table:table-cell office:value-type="float" office:value="1835.56" calcext:value-type="float">
            <text:p>1835.56</text:p>
          </table:table-cell>
          <table:table-cell office:value-type="float" office:value="330.42" calcext:value-type="float">
            <text:p>330.42</text:p>
          </table:table-cell>
          <table:table-cell office:value-type="float" office:value="2165.98" calcext:value-type="float">
            <text:p>2165.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ร-ATV-002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 : 139067 Rating 14/05 al 10/06 HM 18-99 Total Material Cยพdigo : 139067 Rating 14/05 al 10/06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9" calcext:value-type="float">
            <text:p>49</text:p>
          </table:table-cell>
          <table:table-cell office:value-type="float" office:value="1009.26" calcext:value-type="float">
            <text:p>1009.26</text:p>
          </table:table-cell>
          <table:table-cell office:value-type="float" office:value="181.66" calcext:value-type="float">
            <text:p>181.66</text:p>
          </table:table-cell>
          <table:table-cell office:value-type="float" office:value="1190.92" calcext:value-type="float">
            <text:p>1190.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ร-C09-001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6" calcext:value-type="float">
            <text:p>26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 139021 Rating del 15/04 al 19/05 HM 18-99 Total Material cยพdigo 139021 Rating del 15/04 al 19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20" calcext:value-type="float">
            <text:p>1920</text:p>
          </table:table-cell>
          <table:table-cell office:value-type="float" office:value="145" calcext:value-type="float">
            <text:p>145</text:p>
          </table:table-cell>
          <table:table-cell office:value-type="float" office:value="15859.7" calcext:value-type="float">
            <text:p>15859.7</text:p>
          </table:table-cell>
          <table:table-cell office:value-type="float" office:value="2854.85" calcext:value-type="float">
            <text:p>2854.85</text:p>
          </table:table-cell>
          <table:table-cell office:value-type="float" office:value="18714.55" calcext:value-type="float">
            <text:p>18714.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ร-C09-002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9067 Rating del 14/05 al 10/06 HM 18-99 Total Material Cยพdigo: 139067 Rating del 14/05 al 10/06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77" calcext:value-type="float">
            <text:p>77</text:p>
          </table:table-cell>
          <table:table-cell office:value-type="float" office:value="8914.53" calcext:value-type="float">
            <text:p>8914.53</text:p>
          </table:table-cell>
          <table:table-cell office:value-type="float" office:value="1604.61" calcext:value-type="float">
            <text:p>1604.61</text:p>
          </table:table-cell>
          <table:table-cell office:value-type="float" office:value="10519.14" calcext:value-type="float">
            <text:p>10519.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ร-C15-001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6" calcext:value-type="float">
            <text:p>26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39021 Rating del 15/04 al 19/05 HM 18-99 Total MATERIAL CรDIGO : 139021 Rating del 15/04 al 19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70" calcext:value-type="float">
            <text:p>70</text:p>
          </table:table-cell>
          <table:table-cell office:value-type="float" office:value="892" calcext:value-type="float">
            <text:p>892</text:p>
          </table:table-cell>
          <table:table-cell office:value-type="float" office:value="160.48" calcext:value-type="float">
            <text:p>160.48</text:p>
          </table:table-cell>
          <table:table-cell office:value-type="float" office:value="1052.48" calcext:value-type="float">
            <text:p>1052.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6-20" calcext:value-type="date">
            <text:p>2019-06-20</text:p>
          </table:table-cell>
          <table:table-cell office:value-type="string" calcext:value-type="string">
            <text:p>ร-C15-002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9067 Rating del 14/05 al 10/06 HM 18-99 Total Material Cยพdigo: 139067 Rating del 14/05 al 10/06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246.37" calcext:value-type="float">
            <text:p>246.37</text:p>
          </table:table-cell>
          <table:table-cell office:value-type="float" office:value="44.37" calcext:value-type="float">
            <text:p>44.37</text:p>
          </table:table-cell>
          <table:table-cell office:value-type="float" office:value="290.74" calcext:value-type="float">
            <text:p>290.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U-CRP-001-06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1" calcext:value-type="float">
            <text:p>231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110" calcext:value-type="float">
            <text:p>110</text:p>
          </table:table-cell>
          <table:table-cell office:value-type="float" office:value="16940.88" calcext:value-type="float">
            <text:p>16940.88</text:p>
          </table:table-cell>
          <table:table-cell office:value-type="float" office:value="3049.35" calcext:value-type="float">
            <text:p>3049.35</text:p>
          </table:table-cell>
          <table:table-cell office:value-type="float" office:value="19990.23" calcext:value-type="float">
            <text:p>19990.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U-GPA-001-06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1" calcext:value-type="float">
            <text:p>231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98" calcext:value-type="float">
            <text:p>98</text:p>
          </table:table-cell>
          <table:table-cell office:value-type="float" office:value="13050" calcext:value-type="float">
            <text:p>13050</text:p>
          </table:table-cell>
          <table:table-cell office:value-type="float" office:value="2349" calcext:value-type="float">
            <text:p>2349</text:p>
          </table:table-cell>
          <table:table-cell office:value-type="float" office:value="15399" calcext:value-type="float">
            <text:p>153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U-GRP-001-06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31" calcext:value-type="float">
            <text:p>231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<text:s/>COBERTURA LIM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170" calcext:value-type="float">
            <text:p>170</text:p>
          </table:table-cell>
          <table:table-cell office:value-type="float" office:value="18556.86" calcext:value-type="float">
            <text:p>18556.86</text:p>
          </table:table-cell>
          <table:table-cell office:value-type="float" office:value="3340.28" calcext:value-type="float">
            <text:p>3340.28</text:p>
          </table:table-cell>
          <table:table-cell office:value-type="float" office:value="21897.14" calcext:value-type="float">
            <text:p>21897.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U-REY-001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87" calcext:value-type="float">
            <text:p>187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bicacion: Av. Javier Prado Oeste 4199 Medida: 12.00 x 6.00 Ubicacion: Av. Javier Prado Oeste 4199 Medida: 12.00 x 6.0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080" calcext:value-type="float">
            <text:p>1080</text:p>
          </table:table-cell>
          <table:table-cell office:value-type="float" office:value="7080" calcext:value-type="float">
            <text:p>7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21" calcext:value-type="date">
            <text:p>2019-06-21</text:p>
          </table:table-cell>
          <table:table-cell office:value-type="string" calcext:value-type="string">
            <text:p>U-REY-001-06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87" calcext:value-type="float">
            <text:p>187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bicacion: Av. Javier Prado Oeste 4199 Medida: 12.00 x 6.00 Ubicacion: Av. Javier Prado Oeste 4199 Medida: 12.00 x 6.0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080" calcext:value-type="float">
            <text:p>1080</text:p>
          </table:table-cell>
          <table:table-cell office:value-type="float" office:value="7080" calcext:value-type="float">
            <text:p>70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26" calcext:value-type="date">
            <text:p>2019-06-26</text:p>
          </table:table-cell>
          <table:table-cell office:value-type="string" calcext:value-type="string">
            <text:p>U-CIN-001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87" calcext:value-type="float">
            <text:p>187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 SALAS <text:s/>5 SALAS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21960" calcext:value-type="float">
            <text:p>21960</text:p>
          </table:table-cell>
          <table:table-cell office:value-type="float" office:value="3952.8" calcext:value-type="float">
            <text:p>3952.8</text:p>
          </table:table-cell>
          <table:table-cell office:value-type="float" office:value="25912.8" calcext:value-type="float">
            <text:p>25912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A-A13-001-07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043 Rating del 27/05 al 23/06 HM 18-99 Total MATERIAL CรDIGO: 139043 Rating del 27/05 al 23/06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float" office:value="45" calcext:value-type="float">
            <text:p>45</text:p>
          </table:table-cell>
          <table:table-cell office:value-type="float" office:value="2915" calcext:value-type="float">
            <text:p>2915</text:p>
          </table:table-cell>
          <table:table-cell office:value-type="float" office:value="524.7" calcext:value-type="float">
            <text:p>524.7</text:p>
          </table:table-cell>
          <table:table-cell office:value-type="float" office:value="3439.7" calcext:value-type="float">
            <text:p>3439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A-C04-002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Menciยพn por parte de los conductores, Led, Exposiciยพn de producto y cรpsula. Activaciยพn con derecho a P/D, Colas, Menciยพn por parte de los conductores, Led, Exposiciยพn de producto y cรpsula.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34500" calcext:value-type="float">
            <text:p>34500</text:p>
          </table:table-cell>
          <table:table-cell office:value-type="float" office:value="6210" calcext:value-type="float">
            <text:p>6210</text:p>
          </table:table-cell>
          <table:table-cell office:value-type="float" office:value="40710" calcext:value-type="float">
            <text:p>407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A-C04-004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ciยพn bonificada segยทn contrato, incluye menciยพn, Led, Placement <text:s/>Menciยพn bonificada segยทn contrato, incluye menciยพn, Led, Placement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A-C05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15/04 al 12/05 HM 18-99 Total "MATERIAL NUEVO" Rating del 15/04 al 12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0" calcext:value-type="float">
            <text:p>2250</text:p>
          </table:table-cell>
          <table:table-cell office:value-type="float" office:value="79" calcext:value-type="float">
            <text:p>79</text:p>
          </table:table-cell>
          <table:table-cell office:value-type="float" office:value="59944.2499999999" calcext:value-type="float">
            <text:p>59944.2499999999</text:p>
          </table:table-cell>
          <table:table-cell office:value-type="float" office:value="10790.04" calcext:value-type="float">
            <text:p>10790.04</text:p>
          </table:table-cell>
          <table:table-cell office:value-type="float" office:value="70734.29" calcext:value-type="float">
            <text:p>70734.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27" calcext:value-type="date">
            <text:p>2019-06-27</text:p>
          </table:table-cell>
          <table:table-cell office:value-type="string" calcext:value-type="string">
            <text:p>A-C09-001-07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043 Rating del 27/05 al 23/06 HM 18-99 Total MATERIAL CรDIGO: 139043 Rating del 27/05 al 23/06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36800" calcext:value-type="float">
            <text:p>36800</text:p>
          </table:table-cell>
          <table:table-cell office:value-type="float" office:value="6624" calcext:value-type="float">
            <text:p>6624</text:p>
          </table:table-cell>
          <table:table-cell office:value-type="float" office:value="43424" calcext:value-type="float">
            <text:p>434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A-C04-001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7/05 al 23/06 HM 18-99 Total <text:s/>Rating del 27/05 al 23/06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float" office:value="42" calcext:value-type="float">
            <text:p>42</text:p>
          </table:table-cell>
          <table:table-cell office:value-type="float" office:value="233447.23" calcext:value-type="float">
            <text:p>233447.23</text:p>
          </table:table-cell>
          <table:table-cell office:value-type="float" office:value="42020.47" calcext:value-type="float">
            <text:p>42020.47</text:p>
          </table:table-cell>
          <table:table-cell office:value-type="float" office:value="275467.7" calcext:value-type="float">
            <text:p>275467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A-C04-003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03 avisos 30", menciยพn por parte d elos conductores, exposiciยพn de producto, Led, corte ยทnico Activaciยพn con derecho a P/D, colas, 03 avisos 30", menciยพn por parte d elos conductores, exposiciยพn de producto, Led, corte ยทnic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A-C04-005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bonificados segยทn contrato orden ร-C04-003-07-19 <text:s/>Avisos bonificados segยทn contrato orden ร-C04-003-07-19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E-FAC-001-05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9" calcext:value-type="float">
            <text:p>26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DEO DEL 27/05 AL 29/05 <text:s/>VIDEO DEL 27/05 AL 29/05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.2</text:p>
          </table:table-cell>
          <table:table-cell office:value-type="float" office:value="47.2" calcext:value-type="float">
            <text:p>47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E-GEC-002-06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0193.91" calcext:value-type="float">
            <text:p>40193.91</text:p>
          </table:table-cell>
          <table:table-cell office:value-type="float" office:value="7234.9" calcext:value-type="float">
            <text:p>7234.9</text:p>
          </table:table-cell>
          <table:table-cell office:value-type="float" office:value="47428.81" calcext:value-type="float">
            <text:p>47428.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6-28" calcext:value-type="date">
            <text:p>2019-06-28</text:p>
          </table:table-cell>
          <table:table-cell office:value-type="string" calcext:value-type="string">
            <text:p>ร-C09-003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Banner: <text:s/>1352 Banner bonificados segยทn contrato Cยพdigo Banner: <text:s/>1352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01" calcext:value-type="date">
            <text:p>2019-07-01</text:p>
          </table:table-cell>
          <table:table-cell office:value-type="string" calcext:value-type="string">
            <text:p>ร-A13-003-04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DIGO DE MATERIAL: 138173 Rating del 04/02 al 10/03 HM 18-99 CรDIGO DE MATERIAL: 138173 Rating del 04/02 al 10/03 HM 18-9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0" calcext:value-type="float">
            <text:p>1880</text:p>
          </table:table-cell>
          <table:table-cell office:value-type="float" office:value="124" calcext:value-type="float">
            <text:p>124</text:p>
          </table:table-cell>
          <table:table-cell office:value-type="float" office:value="3881.8" calcext:value-type="float">
            <text:p>3881.8</text:p>
          </table:table-cell>
          <table:table-cell office:value-type="float" office:value="698.72" calcext:value-type="float">
            <text:p>698.72</text:p>
          </table:table-cell>
          <table:table-cell office:value-type="float" office:value="4580.52" calcext:value-type="float">
            <text:p>4580.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7-01" calcext:value-type="date">
            <text:p>2019-07-01</text:p>
          </table:table-cell>
          <table:table-cell office:value-type="string" calcext:value-type="string">
            <text:p>ร-ATV-003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ร-A13-001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939 Rating del 15/04 al 19/05 HM 18-99 Total MATERIAL CรDIGO: 138939 Rating del 15/04 al 19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60" calcext:value-type="float">
            <text:p>60</text:p>
          </table:table-cell>
          <table:table-cell office:value-type="float" office:value="2005.26" calcext:value-type="float">
            <text:p>2005.26</text:p>
          </table:table-cell>
          <table:table-cell office:value-type="float" office:value="360.94" calcext:value-type="float">
            <text:p>360.94</text:p>
          </table:table-cell>
          <table:table-cell office:value-type="float" office:value="2366.2" calcext:value-type="float">
            <text:p>2366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ร-A13-004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6" calcext:value-type="float">
            <text:p>26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021 Rating del 15/04 al 19/05 HM 18-99 Total MATERIAL CรDIGO: 139021 Rating del 15/04 al 19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44" calcext:value-type="float">
            <text:p>144</text:p>
          </table:table-cell>
          <table:table-cell office:value-type="float" office:value="4900.15999999999" calcext:value-type="float">
            <text:p>4900.16</text:p>
          </table:table-cell>
          <table:table-cell office:value-type="float" office:value="881.99" calcext:value-type="float">
            <text:p>881.99</text:p>
          </table:table-cell>
          <table:table-cell office:value-type="float" office:value="5782.15" calcext:value-type="float">
            <text:p>5782.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ร-ATV-004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021 Rating del 15/04 al 19/05 HM 18-99 Total MATERIAL CรDIGO: 139021 Rating del 15/04 al 19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40" calcext:value-type="float">
            <text:p>2140</text:p>
          </table:table-cell>
          <table:table-cell office:value-type="float" office:value="152" calcext:value-type="float">
            <text:p>152</text:p>
          </table:table-cell>
          <table:table-cell office:value-type="float" office:value="3361.44" calcext:value-type="float">
            <text:p>3361.44</text:p>
          </table:table-cell>
          <table:table-cell office:value-type="float" office:value="604.97" calcext:value-type="float">
            <text:p>604.97</text:p>
          </table:table-cell>
          <table:table-cell office:value-type="float" office:value="3966.41" calcext:value-type="float">
            <text:p>3966.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ร-C09-003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9067 Rating del 14/05 al 10/06 HM 18-99 Total Material Cยพdigo: 139067 Rating del 14/05 al 10/06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0" calcext:value-type="float">
            <text:p>1680</text:p>
          </table:table-cell>
          <table:table-cell office:value-type="float" office:value="137" calcext:value-type="float">
            <text:p>137</text:p>
          </table:table-cell>
          <table:table-cell office:value-type="float" office:value="15821.96" calcext:value-type="float">
            <text:p>15821.96</text:p>
          </table:table-cell>
          <table:table-cell office:value-type="float" office:value="2847.92" calcext:value-type="float">
            <text:p>2847.92</text:p>
          </table:table-cell>
          <table:table-cell office:value-type="float" office:value="18669.88" calcext:value-type="float">
            <text:p>18669.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ร-C09-004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6" calcext:value-type="float">
            <text:p>26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39021 Rating del 15/04 al 19/05 HM 18-99 Total MATERIAL CรDIGO : 139021 Rating del 15/04 al 19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188" calcext:value-type="float">
            <text:p>188</text:p>
          </table:table-cell>
          <table:table-cell office:value-type="float" office:value="20685.13" calcext:value-type="float">
            <text:p>20685.13</text:p>
          </table:table-cell>
          <table:table-cell office:value-type="float" office:value="3723.42000000001" calcext:value-type="float">
            <text:p>3723.42</text:p>
          </table:table-cell>
          <table:table-cell office:value-type="float" office:value="24408.55" calcext:value-type="float">
            <text:p>24408.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ร-C15-003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9067 Rating del 14/05 al 10/06 HM 18-99 Total Material Cยพdigo: 139067 Rating del 14/05 al 10/06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office:value-type="float" office:value="475.28" calcext:value-type="float">
            <text:p>475.28</text:p>
          </table:table-cell>
          <table:table-cell office:value-type="float" office:value="85.54" calcext:value-type="float">
            <text:p>85.54</text:p>
          </table:table-cell>
          <table:table-cell office:value-type="float" office:value="560.82" calcext:value-type="float">
            <text:p>560.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03" calcext:value-type="date">
            <text:p>2019-07-03</text:p>
          </table:table-cell>
          <table:table-cell office:value-type="string" calcext:value-type="string">
            <text:p>A-C02-002-07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ticpaciยพn con derecho a P/D y Scketch <text:s/>Particpaciยพn con derecho a P/D y Scketch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42857.16" calcext:value-type="float">
            <text:p>42857.16</text:p>
          </table:table-cell>
          <table:table-cell office:value-type="float" office:value="7714.28" calcext:value-type="float">
            <text:p>7714.28</text:p>
          </table:table-cell>
          <table:table-cell office:value-type="float" office:value="50571.44" calcext:value-type="float">
            <text:p>50571.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03" calcext:value-type="date">
            <text:p>2019-07-03</text:p>
          </table:table-cell>
          <table:table-cell office:value-type="string" calcext:value-type="string">
            <text:p>H-C04-001-07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<text:s/>tarifas fijas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37000" calcext:value-type="float">
            <text:p>37000</text:p>
          </table:table-cell>
          <table:table-cell office:value-type="float" office:value="6660" calcext:value-type="float">
            <text:p>6660</text:p>
          </table:table-cell>
          <table:table-cell office:value-type="float" office:value="43660" calcext:value-type="float">
            <text:p>436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03" calcext:value-type="date">
            <text:p>2019-07-03</text:p>
          </table:table-cell>
          <table:table-cell office:value-type="string" calcext:value-type="string">
            <text:p>H-C09-001-07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codigo 139253 TARIFAS FIJAS codigo 13925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53" calcext:value-type="float">
            <text:p>53</text:p>
          </table:table-cell>
          <table:table-cell office:value-type="float" office:value="13599.98" calcext:value-type="float">
            <text:p>13599.98</text:p>
          </table:table-cell>
          <table:table-cell office:value-type="float" office:value="2448" calcext:value-type="float">
            <text:p>2448</text:p>
          </table:table-cell>
          <table:table-cell office:value-type="float" office:value="16047.98" calcext:value-type="float">
            <text:p>16047.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03" calcext:value-type="date">
            <text:p>2019-07-03</text:p>
          </table:table-cell>
          <table:table-cell office:value-type="string" calcext:value-type="string">
            <text:p>H-C09-002-07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CODIGO: 139253 TARIFAS FIJAS CODIGO: 13925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float" office:value="7999.98" calcext:value-type="float">
            <text:p>7999.98</text:p>
          </table:table-cell>
          <table:table-cell office:value-type="float" office:value="1440" calcext:value-type="float">
            <text:p>1440</text:p>
          </table:table-cell>
          <table:table-cell office:value-type="float" office:value="9439.98" calcext:value-type="float">
            <text:p>9439.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A-C02-001-07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7/05 al 23/06 HM 18-99 Total <text:s/>Rating del 27/05 al 23/06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float" office:value="39" calcext:value-type="float">
            <text:p>39</text:p>
          </table:table-cell>
          <table:table-cell office:value-type="float" office:value="150086" calcext:value-type="float">
            <text:p>150086</text:p>
          </table:table-cell>
          <table:table-cell office:value-type="float" office:value="27015.48" calcext:value-type="float">
            <text:p>27015.48</text:p>
          </table:table-cell>
          <table:table-cell office:value-type="float" office:value="177101.48" calcext:value-type="float">
            <text:p>177101.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A-C02-003-07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 MATERIAL NUEVO" en poder del canal Rating del 27/05 al 23/06 HM 18-99 Total " MATERIAL NUEVO" en poder del canal Rating del 27/05 al 23/06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  <table:table-cell office:value-type="float" office:value="81630.33" calcext:value-type="float">
            <text:p>81630.33</text:p>
          </table:table-cell>
          <table:table-cell office:value-type="float" office:value="14693.48" calcext:value-type="float">
            <text:p>14693.48</text:p>
          </table:table-cell>
          <table:table-cell office:value-type="float" office:value="96323.81" calcext:value-type="float">
            <text:p>96323.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A-C02-004-07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PICIO INCLUYE P/D, 02 AVISOS 30", MENCION DEL CONDUCTOR, BANNER, PRESENCIA DE PRODUCTO <text:s/>AUSPICIO INCLUYE P/D, 02 AVISOS 30", MENCION DEL CONDUCTOR, BANNER, PRESENCIA DE PRODUCTO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0250" calcext:value-type="float">
            <text:p>50250</text:p>
          </table:table-cell>
          <table:table-cell office:value-type="float" office:value="9045" calcext:value-type="float">
            <text:p>9045</text:p>
          </table:table-cell>
          <table:table-cell office:value-type="float" office:value="59295" calcext:value-type="float">
            <text:p>592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A-C04-006-07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en poder del canal Rating del 27/05 al 23/06 HM 18-99 Total "MATERIAL NUEVO" en poder del canal Rating del 27/05 al 23/06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74042.33" calcext:value-type="float">
            <text:p>74042.33</text:p>
          </table:table-cell>
          <table:table-cell office:value-type="float" office:value="13327.62" calcext:value-type="float">
            <text:p>13327.62</text:p>
          </table:table-cell>
          <table:table-cell office:value-type="float" office:value="87369.95" calcext:value-type="float">
            <text:p>87369.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A-C04-007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en poder del canal Avisos bonificados segยทn contrato orden ร-C04-003-07-19 "MATERIAL NUEVO" en poder del canal Avisos bonificados segยทn contrato orden ร-C04-003-07-1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A-C05-002-07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en poder del canal Rating del 27/05 al 23/06 HM 18-99 Total "MATERIAL NUEVO" en poder del canal Rating del 27/05 al 23/06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48" calcext:value-type="float">
            <text:p>48</text:p>
          </table:table-cell>
          <table:table-cell office:value-type="float" office:value="32293.03" calcext:value-type="float">
            <text:p>32293.03</text:p>
          </table:table-cell>
          <table:table-cell office:value-type="float" office:value="5812.68" calcext:value-type="float">
            <text:p>5812.68</text:p>
          </table:table-cell>
          <table:table-cell office:value-type="float" office:value="38105.71" calcext:value-type="float">
            <text:p>38105.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05" calcext:value-type="date">
            <text:p>2019-07-05</text:p>
          </table:table-cell>
          <table:table-cell office:value-type="string" calcext:value-type="string">
            <text:p>A-C09-002-07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185 Rating del 27/05 al 23/06 HM 18-99 Total MATERIAL CรDIGO: 139185 Rating del 27/05 al 23/06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office:value-type="float" office:value="24999.98" calcext:value-type="float">
            <text:p>24999.98</text:p>
          </table:table-cell>
          <table:table-cell office:value-type="float" office:value="4500" calcext:value-type="float">
            <text:p>4500</text:p>
          </table:table-cell>
          <table:table-cell office:value-type="float" office:value="29499.98" calcext:value-type="float">
            <text:p>29499.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10" calcext:value-type="date">
            <text:p>2019-07-10</text:p>
          </table:table-cell>
          <table:table-cell office:value-type="string" calcext:value-type="string">
            <text:p>A-C02-001-05-17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1449" calcext:value-type="float">
            <text:p>1449</text:p>
          </table:table-cell>
          <table:table-cell office:value-type="float" office:value="202" calcext:value-type="float">
            <text:p>202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0/02 al 19/03 HM 18-99 Total <text:s/>Rating del 20/02 al 19/03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43372.67" calcext:value-type="float">
            <text:p>43372.67</text:p>
          </table:table-cell>
          <table:table-cell office:value-type="float" office:value="7807.09" calcext:value-type="float">
            <text:p>7807.09</text:p>
          </table:table-cell>
          <table:table-cell office:value-type="float" office:value="51179.76" calcext:value-type="float">
            <text:p>51179.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7-11" calcext:value-type="date">
            <text:p>2019-07-11</text:p>
          </table:table-cell>
          <table:table-cell office:value-type="string" calcext:value-type="string">
            <text:p>A-CMW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1449" calcext:value-type="float">
            <text:p>144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Rating del 15/04 al 12/05 HM 18-99 Total <text:s/>Rating del 15/04 al 12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0" calcext:value-type="float">
            <text:p>2250</text:p>
          </table:table-cell>
          <table:table-cell office:value-type="float" office:value="208" calcext:value-type="float">
            <text:p>208</text:p>
          </table:table-cell>
          <table:table-cell office:value-type="float" office:value="36382.5" calcext:value-type="float">
            <text:p>36382.5</text:p>
          </table:table-cell>
          <table:table-cell office:value-type="float" office:value="6548.85" calcext:value-type="float">
            <text:p>6548.85</text:p>
          </table:table-cell>
          <table:table-cell office:value-type="float" office:value="42931.35" calcext:value-type="float">
            <text:p>42931.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1" calcext:value-type="date">
            <text:p>2019-07-11</text:p>
          </table:table-cell>
          <table:table-cell office:value-type="string" calcext:value-type="string">
            <text:p>A-CMW-002-03-19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1449" calcext:value-type="float">
            <text:p>14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ciยพn con presencia de Producto 20", 02 aviso 30", colas y P/D Menciยพn de TV en version Digital, mencion que MN la publicara en redes Menciยพn con presencia de Producto 20", 02 aviso 30", colas y P/D Menciยพn de TV en version Digital, mencion que MN la publicara en rede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900" calcext:value-type="float">
            <text:p>900</text:p>
          </table:table-cell>
          <table:table-cell office:value-type="float" office:value="5900" calcext:value-type="float">
            <text:p>5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7-12" calcext:value-type="date">
            <text:p>2019-07-12</text:p>
          </table:table-cell>
          <table:table-cell office:value-type="string" calcext:value-type="string">
            <text:p>C-GEC-001-05-1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3" calcext:value-type="float">
            <text:p>273</text:p>
          </table:table-cell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400" calcext:value-type="float">
            <text:p>5400</text:p>
          </table:table-cell>
          <table:table-cell office:value-type="float" office:value="972" calcext:value-type="float">
            <text:p>972</text:p>
          </table:table-cell>
          <table:table-cell office:value-type="float" office:value="6372" calcext:value-type="float">
            <text:p>6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7-12" calcext:value-type="date">
            <text:p>2019-07-12</text:p>
          </table:table-cell>
          <table:table-cell office:value-type="string" calcext:value-type="string">
            <text:p>C-GEC-001-06-1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4" calcext:value-type="float">
            <text:p>274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469.95" calcext:value-type="float">
            <text:p>4469.95</text:p>
          </table:table-cell>
          <table:table-cell office:value-type="float" office:value="804.59" calcext:value-type="float">
            <text:p>804.59</text:p>
          </table:table-cell>
          <table:table-cell office:value-type="float" office:value="5274.54" calcext:value-type="float">
            <text:p>5274.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2" calcext:value-type="date">
            <text:p>2019-07-12</text:p>
          </table:table-cell>
          <table:table-cell office:value-type="string" calcext:value-type="string">
            <text:p>E-EPF-001-06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9" calcext:value-type="float">
            <text:p>26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140.76" calcext:value-type="float">
            <text:p>140.76</text:p>
          </table:table-cell>
          <table:table-cell office:value-type="float" office:value="922.76" calcext:value-type="float">
            <text:p>922.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2" calcext:value-type="date">
            <text:p>2019-07-12</text:p>
          </table:table-cell>
          <table:table-cell office:value-type="string" calcext:value-type="string">
            <text:p>E-EPG-001-06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9" calcext:value-type="float">
            <text:p>26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49.68" calcext:value-type="float">
            <text:p>449.68</text:p>
          </table:table-cell>
          <table:table-cell office:value-type="float" office:value="80.94" calcext:value-type="float">
            <text:p>80.94</text:p>
          </table:table-cell>
          <table:table-cell office:value-type="float" office:value="530.62" calcext:value-type="float">
            <text:p>530.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2" calcext:value-type="date">
            <text:p>2019-07-12</text:p>
          </table:table-cell>
          <table:table-cell office:value-type="string" calcext:value-type="string">
            <text:p>E-EPG-002-06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6" calcext:value-type="float">
            <text:p>276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73.49" calcext:value-type="float">
            <text:p>473.49</text:p>
          </table:table-cell>
          <table:table-cell office:value-type="float" office:value="85.23" calcext:value-type="float">
            <text:p>85.23</text:p>
          </table:table-cell>
          <table:table-cell office:value-type="float" office:value="558.72" calcext:value-type="float">
            <text:p>558.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7" calcext:value-type="date">
            <text:p>2019-07-17</text:p>
          </table:table-cell>
          <table:table-cell office:value-type="string" calcext:value-type="string">
            <text:p>H-C02-001-06-1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1" calcext:value-type="float">
            <text:p>26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44" calcext:value-type="float">
            <text:p>44</text:p>
          </table:table-cell>
          <table:table-cell office:value-type="float" office:value="18739.45" calcext:value-type="float">
            <text:p>18739.45</text:p>
          </table:table-cell>
          <table:table-cell office:value-type="float" office:value="3373.17" calcext:value-type="float">
            <text:p>3373.17</text:p>
          </table:table-cell>
          <table:table-cell office:value-type="float" office:value="22112.62" calcext:value-type="float">
            <text:p>22112.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7" calcext:value-type="date">
            <text:p>2019-07-17</text:p>
          </table:table-cell>
          <table:table-cell office:value-type="string" calcext:value-type="string">
            <text:p>H-C02-001-07-1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<text:s/>tarifas fijas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12718.5" calcext:value-type="float">
            <text:p>12718.5</text:p>
          </table:table-cell>
          <table:table-cell office:value-type="float" office:value="2289.3" calcext:value-type="float">
            <text:p>2289.3</text:p>
          </table:table-cell>
          <table:table-cell office:value-type="float" office:value="15007.8" calcext:value-type="float">
            <text:p>15007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17" calcext:value-type="date">
            <text:p>2019-07-17</text:p>
          </table:table-cell>
          <table:table-cell office:value-type="string" calcext:value-type="string">
            <text:p>H-C05-002-06-1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1" calcext:value-type="float">
            <text:p>26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52" calcext:value-type="float">
            <text:p>52</text:p>
          </table:table-cell>
          <table:table-cell office:value-type="float" office:value="6523.59000000001" calcext:value-type="float">
            <text:p>6523.59</text:p>
          </table:table-cell>
          <table:table-cell office:value-type="float" office:value="1174.14" calcext:value-type="float">
            <text:p>1174.14</text:p>
          </table:table-cell>
          <table:table-cell office:value-type="float" office:value="7697.73" calcext:value-type="float">
            <text:p>7697.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7" calcext:value-type="date">
            <text:p>2019-07-17</text:p>
          </table:table-cell>
          <table:table-cell office:value-type="string" calcext:value-type="string">
            <text:p>H-C05-002-07-1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<text:s/>tarifas fijas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1" calcext:value-type="float">
            <text:p>31</text:p>
          </table:table-cell>
          <table:table-cell office:value-type="float" office:value="5119.53" calcext:value-type="float">
            <text:p>5119.53</text:p>
          </table:table-cell>
          <table:table-cell office:value-type="float" office:value="921.62" calcext:value-type="float">
            <text:p>921.62</text:p>
          </table:table-cell>
          <table:table-cell office:value-type="float" office:value="6041.15" calcext:value-type="float">
            <text:p>6041.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17" calcext:value-type="date">
            <text:p>2019-07-17</text:p>
          </table:table-cell>
          <table:table-cell office:value-type="string" calcext:value-type="string">
            <text:p>ร-A13-004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138556 Rating del 11/06 al 08/07 HM 18-99 Total MATERIAL CรDIGO 138556 Rating del 11/06 al 0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0" calcext:value-type="float">
            <text:p>1420</text:p>
          </table:table-cell>
          <table:table-cell office:value-type="float" office:value="71" calcext:value-type="float">
            <text:p>71</text:p>
          </table:table-cell>
          <table:table-cell office:value-type="float" office:value="2431.98" calcext:value-type="float">
            <text:p>2431.98</text:p>
          </table:table-cell>
          <table:table-cell office:value-type="float" office:value="437.66" calcext:value-type="float">
            <text:p>437.66</text:p>
          </table:table-cell>
          <table:table-cell office:value-type="float" office:value="2869.64" calcext:value-type="float">
            <text:p>2869.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18" calcext:value-type="date">
            <text:p>2019-07-18</text:p>
          </table:table-cell>
          <table:table-cell office:value-type="string" calcext:value-type="string">
            <text:p>A-C02-005-07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1/06 al 15/07 HM 18-99 Total "MATERIAL NUEVO" Rating del 1/06 al 15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47405.56" calcext:value-type="float">
            <text:p>47405.56</text:p>
          </table:table-cell>
          <table:table-cell office:value-type="float" office:value="8533.01" calcext:value-type="float">
            <text:p>8533.01</text:p>
          </table:table-cell>
          <table:table-cell office:value-type="float" office:value="55938.57" calcext:value-type="float">
            <text:p>55938.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18" calcext:value-type="date">
            <text:p>2019-07-18</text:p>
          </table:table-cell>
          <table:table-cell office:value-type="string" calcext:value-type="string">
            <text:p>A-C04-008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18/06 al 15/07 HM 18-99 Total "MATERIAL NUEVO" Rating del 18/06 al 15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1877.16" calcext:value-type="float">
            <text:p>31877.16</text:p>
          </table:table-cell>
          <table:table-cell office:value-type="float" office:value="5737.88" calcext:value-type="float">
            <text:p>5737.88</text:p>
          </table:table-cell>
          <table:table-cell office:value-type="float" office:value="37615.04" calcext:value-type="float">
            <text:p>37615.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18" calcext:value-type="date">
            <text:p>2019-07-18</text:p>
          </table:table-cell>
          <table:table-cell office:value-type="string" calcext:value-type="string">
            <text:p>A-C05-001-07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15/04 al 12/05 HM 18-99 Total "MATERIAL NUEVO" Rating del 15/04 al 12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20" calcext:value-type="float">
            <text:p>2220</text:p>
          </table:table-cell>
          <table:table-cell office:value-type="float" office:value="83" calcext:value-type="float">
            <text:p>83</text:p>
          </table:table-cell>
          <table:table-cell office:value-type="float" office:value="56286.61" calcext:value-type="float">
            <text:p>56286.61</text:p>
          </table:table-cell>
          <table:table-cell office:value-type="float" office:value="10131.58" calcext:value-type="float">
            <text:p>10131.58</text:p>
          </table:table-cell>
          <table:table-cell office:value-type="float" office:value="66418.19" calcext:value-type="float">
            <text:p>66418.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18" calcext:value-type="date">
            <text:p>2019-07-18</text:p>
          </table:table-cell>
          <table:table-cell office:value-type="string" calcext:value-type="string">
            <text:p>A-C05-003-07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18/06 al 15/07 HM 18-99 Total "MATERIAL NUEVO" Rating del 18/06 al 15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7" calcext:value-type="float">
            <text:p>17</text:p>
          </table:table-cell>
          <table:table-cell office:value-type="float" office:value="14827.39" calcext:value-type="float">
            <text:p>14827.39</text:p>
          </table:table-cell>
          <table:table-cell office:value-type="float" office:value="2668.91" calcext:value-type="float">
            <text:p>2668.91</text:p>
          </table:table-cell>
          <table:table-cell office:value-type="float" office:value="17496.3" calcext:value-type="float">
            <text:p>17496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18" calcext:value-type="date">
            <text:p>2019-07-18</text:p>
          </table:table-cell>
          <table:table-cell office:value-type="string" calcext:value-type="string">
            <text:p>A-C09-003-07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9496 Rating del 18/06 al 15/07 HM 18-99 total MATERIAL CรDIGO:139496 Rating del 18/06 al 15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8" calcext:value-type="float">
            <text:p>18</text:p>
          </table:table-cell>
          <table:table-cell office:value-type="float" office:value="10800" calcext:value-type="float">
            <text:p>10800</text:p>
          </table:table-cell>
          <table:table-cell office:value-type="float" office:value="1944" calcext:value-type="float">
            <text:p>1944</text:p>
          </table:table-cell>
          <table:table-cell office:value-type="float" office:value="12744" calcext:value-type="float">
            <text:p>127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19" calcext:value-type="date">
            <text:p>2019-07-19</text:p>
          </table:table-cell>
          <table:table-cell office:value-type="string" calcext:value-type="string">
            <text:p>A-A13-001-08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496 Rating del 18/06 al 15/07 HM 18-99 Total MATERIAL CรDIGO: 139496 Rating del 18/06 al 15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0" calcext:value-type="float">
            <text:p>1560</text:p>
          </table:table-cell>
          <table:table-cell office:value-type="float" office:value="52" calcext:value-type="float">
            <text:p>52</text:p>
          </table:table-cell>
          <table:table-cell office:value-type="float" office:value="3180" calcext:value-type="float">
            <text:p>3180</text:p>
          </table:table-cell>
          <table:table-cell office:value-type="float" office:value="572.4" calcext:value-type="float">
            <text:p>572.4</text:p>
          </table:table-cell>
          <table:table-cell office:value-type="float" office:value="3752.4" calcext:value-type="float">
            <text:p>3752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7-19" calcext:value-type="date">
            <text:p>2019-07-19</text:p>
          </table:table-cell>
          <table:table-cell office:value-type="string" calcext:value-type="string">
            <text:p>A-C02-001-08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8/06 al 15/07 HM 18-99 Total <text:s/>Rating del 18/06 al 15/07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22" calcext:value-type="float">
            <text:p>22</text:p>
          </table:table-cell>
          <table:table-cell office:value-type="float" office:value="75546.26" calcext:value-type="float">
            <text:p>75546.26</text:p>
          </table:table-cell>
          <table:table-cell office:value-type="float" office:value="13598.33" calcext:value-type="float">
            <text:p>13598.33</text:p>
          </table:table-cell>
          <table:table-cell office:value-type="float" office:value="89144.59" calcext:value-type="float">
            <text:p>89144.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7-19" calcext:value-type="date">
            <text:p>2019-07-19</text:p>
          </table:table-cell>
          <table:table-cell office:value-type="string" calcext:value-type="string">
            <text:p>A-C04-001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8/06 al 15/07 HM 18-99 Total <text:s/>Rating del 18/06 al 15/07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float" office:value="53512.43" calcext:value-type="float">
            <text:p>53512.43</text:p>
          </table:table-cell>
          <table:table-cell office:value-type="float" office:value="9632.22" calcext:value-type="float">
            <text:p>9632.22</text:p>
          </table:table-cell>
          <table:table-cell office:value-type="float" office:value="63144.65" calcext:value-type="float">
            <text:p>63144.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7-19" calcext:value-type="date">
            <text:p>2019-07-19</text:p>
          </table:table-cell>
          <table:table-cell office:value-type="string" calcext:value-type="string">
            <text:p>E-C02-001-07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8" calcext:value-type="float">
            <text:p>278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/D , 2 BANNER DE 10". 1 MENCION DE 30" (EN CADA EMISORA) <text:s/>P/D , 2 BANNER DE 10". 1 MENCION DE 30" (EN CADA EMISORA)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1000" calcext:value-type="float">
            <text:p>11000</text:p>
          </table:table-cell>
          <table:table-cell office:value-type="float" office:value="1980" calcext:value-type="float">
            <text:p>1980</text:p>
          </table:table-cell>
          <table:table-cell office:value-type="float" office:value="12980" calcext:value-type="float">
            <text:p>129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19" calcext:value-type="date">
            <text:p>2019-07-19</text:p>
          </table:table-cell>
          <table:table-cell office:value-type="string" calcext:value-type="string">
            <text:p>E-C02-001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8" calcext:value-type="float">
            <text:p>278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/D , 2 BANNER DE 10". 1 MENCION DE 30" (EN CADA EMISORA) <text:s/>P/D , 2 BANNER DE 10". 1 MENCION DE 30" (EN CADA EMISORA)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1000" calcext:value-type="float">
            <text:p>11000</text:p>
          </table:table-cell>
          <table:table-cell office:value-type="float" office:value="1980" calcext:value-type="float">
            <text:p>1980</text:p>
          </table:table-cell>
          <table:table-cell office:value-type="float" office:value="12980" calcext:value-type="float">
            <text:p>129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7-22" calcext:value-type="date">
            <text:p>2019-07-22</text:p>
          </table:table-cell>
          <table:table-cell office:value-type="string" calcext:value-type="string">
            <text:p>A-CMW-001-07-19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1449" calcext:value-type="float">
            <text:p>1449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7/05 al 23/06 HM 18-99 Total <text:s/>Rating del 27/05 al 23/06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" calcext:value-type="float">
            <text:p>2910</text:p>
          </table:table-cell>
          <table:table-cell office:value-type="float" office:value="284" calcext:value-type="float">
            <text:p>284</text:p>
          </table:table-cell>
          <table:table-cell office:value-type="float" office:value="39121.5" calcext:value-type="float">
            <text:p>39121.5</text:p>
          </table:table-cell>
          <table:table-cell office:value-type="float" office:value="7041.87" calcext:value-type="float">
            <text:p>7041.87</text:p>
          </table:table-cell>
          <table:table-cell office:value-type="float" office:value="46163.37" calcext:value-type="float">
            <text:p>46163.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A-C02-002-08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ticipaciยพn con derecho a P/D y Scketch <text:s/>Participaciยพn con derecho a P/D y Scketch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53571.45" calcext:value-type="float">
            <text:p>53571.45</text:p>
          </table:table-cell>
          <table:table-cell office:value-type="float" office:value="9642.85" calcext:value-type="float">
            <text:p>9642.85</text:p>
          </table:table-cell>
          <table:table-cell office:value-type="float" office:value="63214.3" calcext:value-type="float">
            <text:p>63214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ILU-001-01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260" calcext:value-type="float">
            <text:p>1260</text:p>
          </table:table-cell>
          <table:table-cell office:value-type="float" office:value="8260" calcext:value-type="float">
            <text:p>8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ILU-001-02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260" calcext:value-type="float">
            <text:p>1260</text:p>
          </table:table-cell>
          <table:table-cell office:value-type="float" office:value="8260" calcext:value-type="float">
            <text:p>82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ILU-001-03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260" calcext:value-type="float">
            <text:p>1260</text:p>
          </table:table-cell>
          <table:table-cell office:value-type="float" office:value="8260" calcext:value-type="float">
            <text:p>82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ILU-001-04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260" calcext:value-type="float">
            <text:p>1260</text:p>
          </table:table-cell>
          <table:table-cell office:value-type="float" office:value="8260" calcext:value-type="float">
            <text:p>8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PMN-001-03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office:value-type="float" office:value="504" calcext:value-type="float">
            <text:p>504</text:p>
          </table:table-cell>
          <table:table-cell office:value-type="float" office:value="3304" calcext:value-type="float">
            <text:p>33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PMN-001-04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office:value-type="float" office:value="504" calcext:value-type="float">
            <text:p>504</text:p>
          </table:table-cell>
          <table:table-cell office:value-type="float" office:value="3304" calcext:value-type="float">
            <text:p>3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PMN-001-06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float" office:value="349.2" calcext:value-type="float">
            <text:p>349.2</text:p>
          </table:table-cell>
          <table:table-cell office:value-type="float" office:value="2289.2" calcext:value-type="float">
            <text:p>228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PMN-001-07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float" office:value="349.2" calcext:value-type="float">
            <text:p>349.2</text:p>
          </table:table-cell>
          <table:table-cell office:value-type="float" office:value="2289.2" calcext:value-type="float">
            <text:p>2289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PNM-001-04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float" office:value="349.2" calcext:value-type="float">
            <text:p>349.2</text:p>
          </table:table-cell>
          <table:table-cell office:value-type="float" office:value="2289.2" calcext:value-type="float">
            <text:p>2289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W-PNM-001-05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float" office:value="349.2" calcext:value-type="float">
            <text:p>349.2</text:p>
          </table:table-cell>
          <table:table-cell office:value-type="float" office:value="2289.2" calcext:value-type="float">
            <text:p>2289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ร-A13-003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ยพdigi :1352 Banner bonificados segยทn contratos Banner Cยพdigi :1352 Banner bonificados segยทn contrato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ร-C15-003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A-C02-003-08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posiciยพn de menciยพn no emitida el 05/07 Incluye 01 aviso 30" , por banners no emitidos Reposiciยพn de menciยพn no emitida el 05/07 Incluye 01 aviso 30" , por banners no emitido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PMN-002-04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117" calcext:value-type="float">
            <text:p>117</text:p>
          </table:table-cell>
          <table:table-cell office:value-type="float" office:value="767" calcext:value-type="float">
            <text:p>7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PMN-002-05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117" calcext:value-type="float">
            <text:p>117</text:p>
          </table:table-cell>
          <table:table-cell office:value-type="float" office:value="767" calcext:value-type="float">
            <text:p>7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PMN-002-06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117" calcext:value-type="float">
            <text:p>117</text:p>
          </table:table-cell>
          <table:table-cell office:value-type="float" office:value="767" calcext:value-type="float">
            <text:p>7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PMN-003-02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float" office:value="349.2" calcext:value-type="float">
            <text:p>349.2</text:p>
          </table:table-cell>
          <table:table-cell office:value-type="float" office:value="2289.2" calcext:value-type="float">
            <text:p>2289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PMN-003-03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float" office:value="349.2" calcext:value-type="float">
            <text:p>349.2</text:p>
          </table:table-cell>
          <table:table-cell office:value-type="float" office:value="2289.2" calcext:value-type="float">
            <text:p>2289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UNI-001-07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477" calcext:value-type="float">
            <text:p>477</text:p>
          </table:table-cell>
          <table:table-cell office:value-type="float" office:value="3127" calcext:value-type="float">
            <text:p>31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UNI-001-08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477" calcext:value-type="float">
            <text:p>477</text:p>
          </table:table-cell>
          <table:table-cell office:value-type="float" office:value="3127" calcext:value-type="float">
            <text:p>3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UNI-001-09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477" calcext:value-type="float">
            <text:p>477</text:p>
          </table:table-cell>
          <table:table-cell office:value-type="float" office:value="3127" calcext:value-type="float">
            <text:p>31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W-UNI-002-07-1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477" calcext:value-type="float">
            <text:p>477</text:p>
          </table:table-cell>
          <table:table-cell office:value-type="float" office:value="3127" calcext:value-type="float">
            <text:p>31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ร-A13-006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รDIGO: 1409 BANNERS BONIFICADOS SEGโN CONTRATO BANNER CรDIGO: 1409 BANNERS BONIFICADOS SEGโ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ร-ATV-006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รDIGO: 1407 BANNERS BONIFICADOS SEGโN CONTRATO BANNER CรDIGO: 1407 BANNERS BONIFICADOS SEGโ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ร-C09-006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DIGO BANNER: 1407 Banners bonificados segยทn contrato CรDIGO BANNER: 1407 Banners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ร-C15-006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รDIGO: 1407 BANNERS BONIFICADOS SEGโN CONTRATO BANNER CรDIGO: 1407 BANNERS BONIFICADOS SEGโ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ร-ATV-001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6" calcext:value-type="float">
            <text:p>26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 : 139021 Rating del 15/04 al 19/05 HM 18-99 Total Material cยพdigo : 139021 Rating del 15/04 al 19/05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0" calcext:value-type="float">
            <text:p>1560</text:p>
          </table:table-cell>
          <table:table-cell office:value-type="float" office:value="108" calcext:value-type="float">
            <text:p>108</text:p>
          </table:table-cell>
          <table:table-cell office:value-type="float" office:value="2543.68" calcext:value-type="float">
            <text:p>2543.68</text:p>
          </table:table-cell>
          <table:table-cell office:value-type="float" office:value="457.79" calcext:value-type="float">
            <text:p>457.79</text:p>
          </table:table-cell>
          <table:table-cell office:value-type="float" office:value="3001.47" calcext:value-type="float">
            <text:p>3001.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ร-C09-003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NER CรDIGO: 1409 BANNERS BONIFICADOS SEGโN CONTRATO BANNER CรDIGO: 1409 BANNERS BONIFICADOS SEGโ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A-C02-004-08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4/06 al 21/07 HM 18-99 Total <text:s/>Rating del 24/06 al 21/07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office:value-type="float" office:value="80352.34" calcext:value-type="float">
            <text:p>80352.34</text:p>
          </table:table-cell>
          <table:table-cell office:value-type="float" office:value="14463.45" calcext:value-type="float">
            <text:p>14463.45</text:p>
          </table:table-cell>
          <table:table-cell office:value-type="float" office:value="94815.79" calcext:value-type="float">
            <text:p>94815.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A-C04-002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correspondientes a menciones en EEG segยทn contrato orden A-C04-003-07-19 Avisos correspondientes a menciones en EEG segยทn contrato orden A-C04-003-07-1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A-C05-001-08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18/06 al 15/07 HM 18-99 total <text:s/>Rating 18/06 al 15/07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 office:value-type="float" office:value="26224.32" calcext:value-type="float">
            <text:p>26224.32</text:p>
          </table:table-cell>
          <table:table-cell office:value-type="float" office:value="4720.36" calcext:value-type="float">
            <text:p>4720.36</text:p>
          </table:table-cell>
          <table:table-cell office:value-type="float" office:value="30944.68" calcext:value-type="float">
            <text:p>30944.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A-C09-002-08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185 Rating del 24/06 al 21/07 HM 18-99 Total MATERIAL CรDIGO: 139185 Rating del 24/06 al 21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35" calcext:value-type="float">
            <text:p>35</text:p>
          </table:table-cell>
          <table:table-cell office:value-type="float" office:value="24999.98" calcext:value-type="float">
            <text:p>24999.98</text:p>
          </table:table-cell>
          <table:table-cell office:value-type="float" office:value="4500" calcext:value-type="float">
            <text:p>4500</text:p>
          </table:table-cell>
          <table:table-cell office:value-type="float" office:value="29499.98" calcext:value-type="float">
            <text:p>29499.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ร-A13-001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556 AVISOS CON 50% DE PENALIDAD. SE LEVANTO PAUTA Rating del 11/06 al 08/07 HM 18-99 Total MATERIAL CรDIGO: 138556 AVISOS CON 50% DE PENALIDAD. SE LEVANTO PAUTA Rating del 11/06 al 0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4.68" calcext:value-type="float">
            <text:p>74.68</text:p>
          </table:table-cell>
          <table:table-cell office:value-type="float" office:value="13.45" calcext:value-type="float">
            <text:p>13.45</text:p>
          </table:table-cell>
          <table:table-cell office:value-type="float" office:value="88.13" calcext:value-type="float">
            <text:p>88.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ร-ATV-002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556 AVISOS CON 50% PENALIDAD. SE LEVANTO PAUTA Rating del 11/06 al 08/07 HM 18-99 Total MATERIAL CรDIGO: 138556 AVISOS CON 50% PENALIDAD. SE LEVANTO PAUTA Rating del 11/06 al 0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81.97" calcext:value-type="float">
            <text:p>81.97</text:p>
          </table:table-cell>
          <table:table-cell office:value-type="float" office:value="14.76" calcext:value-type="float">
            <text:p>14.76</text:p>
          </table:table-cell>
          <table:table-cell office:value-type="float" office:value="96.73" calcext:value-type="float">
            <text:p>96.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ร-C09-001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8556 AVISOS CON PENALIDAD 50% SE LEVANTO PAUTA Rating del 11/06 al 08/07 HM 18-99 Total MATERIAL CรDIGO:138556 AVISOS CON PENALIDAD 50% SE LEVANTO PAUTA Rating del 11/06 al 0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503.46" calcext:value-type="float">
            <text:p>503.46</text:p>
          </table:table-cell>
          <table:table-cell office:value-type="float" office:value="90.63" calcext:value-type="float">
            <text:p>90.63</text:p>
          </table:table-cell>
          <table:table-cell office:value-type="float" office:value="594.09" calcext:value-type="float">
            <text:p>594.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ร-C15-002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556 AVISOS CON 50% PENALIDAD. SE LEVANTO PAUTA Rating del 11/06 al 08/07 HM 18-99 Total MATERIAL CรDIGO: 138556 AVISOS CON 50% PENALIDAD. SE LEVANTO PAUTA Rating del 11/06 al 0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9.24" calcext:value-type="float">
            <text:p>39.24</text:p>
          </table:table-cell>
          <table:table-cell office:value-type="float" office:value="7.05" calcext:value-type="float">
            <text:p>7.05</text:p>
          </table:table-cell>
          <table:table-cell office:value-type="float" office:value="46.29" calcext:value-type="float">
            <text:p>46.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A-C04-003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4/06 al 21/07 HM 18-99 Total <text:s/>Rating del 24/06 al 21/07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80026.69" calcext:value-type="float">
            <text:p>80026.69</text:p>
          </table:table-cell>
          <table:table-cell office:value-type="float" office:value="14404.8" calcext:value-type="float">
            <text:p>14404.8</text:p>
          </table:table-cell>
          <table:table-cell office:value-type="float" office:value="94431.49" calcext:value-type="float">
            <text:p>94431.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A-C04-006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03 avisos 30", menciยพn por parte de los conductores Exposiciยพn de producto, Led, Corte ยทnico Activaciยพn con derecho a P/D, Colas, 03 avisos 30", menciยพn por parte de los conductores Exposiciยพn de producto, Led, Corte ยทnic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A-C04-007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86" calcext:value-type="float">
            <text:p>2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neciยพn bonificada segยทn contrato, incluye menciยพn, Led, placement <text:s/>Mneciยพn bonificada segยทn contrato, incluye menciยพn, Led, placement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A-C04-008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correspondientes a orden A-C04-006-08-19 menciones segยทn contrato. <text:s/>Avisos correspondientes a orden A-C04-006-08-19 menciones segยทn contrato.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E-F24-002-07-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0" calcext:value-type="float">
            <text:p>2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1.17" calcext:value-type="float">
            <text:p>61.17</text:p>
          </table:table-cell>
          <table:table-cell office:value-type="float" office:value="11.01" calcext:value-type="float">
            <text:p>11.01</text:p>
          </table:table-cell>
          <table:table-cell office:value-type="float" office:value="72.18" calcext:value-type="float">
            <text:p>72.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E-FBH-001-07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9" calcext:value-type="float">
            <text:p>28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4.52" calcext:value-type="float">
            <text:p>454.52</text:p>
          </table:table-cell>
          <table:table-cell office:value-type="float" office:value="81.81" calcext:value-type="float">
            <text:p>81.81</text:p>
          </table:table-cell>
          <table:table-cell office:value-type="float" office:value="536.33" calcext:value-type="float">
            <text:p>536.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E-G24-001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0" calcext:value-type="float">
            <text:p>2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99.94" calcext:value-type="float">
            <text:p>299.94</text:p>
          </table:table-cell>
          <table:table-cell office:value-type="float" office:value="53.99" calcext:value-type="float">
            <text:p>53.99</text:p>
          </table:table-cell>
          <table:table-cell office:value-type="float" office:value="353.93" calcext:value-type="float">
            <text:p>353.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E-GAP-002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1" calcext:value-type="float">
            <text:p>291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32.35" calcext:value-type="float">
            <text:p>1332.35</text:p>
          </table:table-cell>
          <table:table-cell office:value-type="float" office:value="239.82" calcext:value-type="float">
            <text:p>239.82</text:p>
          </table:table-cell>
          <table:table-cell office:value-type="float" office:value="1572.17" calcext:value-type="float">
            <text:p>1572.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E-GAP-003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1" calcext:value-type="float">
            <text:p>291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26.78" calcext:value-type="float">
            <text:p>226.78</text:p>
          </table:table-cell>
          <table:table-cell office:value-type="float" office:value="40.82" calcext:value-type="float">
            <text:p>40.82</text:p>
          </table:table-cell>
          <table:table-cell office:value-type="float" office:value="267.6" calcext:value-type="float">
            <text:p>267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ร-ATV-004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8556 Rating del 11/06 al 08/07 HM 18-99 Total MATERIAL CรDIGO:138556 Rating del 11/06 al 0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0" calcext:value-type="float">
            <text:p>1520</text:p>
          </table:table-cell>
          <table:table-cell office:value-type="float" office:value="102" calcext:value-type="float">
            <text:p>102</text:p>
          </table:table-cell>
          <table:table-cell office:value-type="float" office:value="1605.67" calcext:value-type="float">
            <text:p>1605.67</text:p>
          </table:table-cell>
          <table:table-cell office:value-type="float" office:value="289.06" calcext:value-type="float">
            <text:p>289.06</text:p>
          </table:table-cell>
          <table:table-cell office:value-type="float" office:value="1894.73" calcext:value-type="float">
            <text:p>1894.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ร-C09-004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8556 Rating del 11/06 al 08/07 HM 18-99 Total MATERIAL CรDIGO: 138556 Rating del 11/06 al 0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0" calcext:value-type="float">
            <text:p>1380</text:p>
          </table:table-cell>
          <table:table-cell office:value-type="float" office:value="73" calcext:value-type="float">
            <text:p>73</text:p>
          </table:table-cell>
          <table:table-cell office:value-type="float" office:value="9840.85" calcext:value-type="float">
            <text:p>9840.85</text:p>
          </table:table-cell>
          <table:table-cell office:value-type="float" office:value="1771.34" calcext:value-type="float">
            <text:p>1771.34</text:p>
          </table:table-cell>
          <table:table-cell office:value-type="float" office:value="11612.19" calcext:value-type="float">
            <text:p>11612.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ร-C15-004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8556 Rating del 11/06 al 08/07 HM 18-99 Total MATERIAL CรDIGO:138556 Rating del 11/06 al 0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67" calcext:value-type="float">
            <text:p>67</text:p>
          </table:table-cell>
          <table:table-cell office:value-type="float" office:value="821.36" calcext:value-type="float">
            <text:p>821.36</text:p>
          </table:table-cell>
          <table:table-cell office:value-type="float" office:value="147.8" calcext:value-type="float">
            <text:p>147.8</text:p>
          </table:table-cell>
          <table:table-cell office:value-type="float" office:value="969.159999999999" calcext:value-type="float">
            <text:p>969.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ร-A13-004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รDIGO BANNER :1407 Banner bonificados segยทn contrato CรDIGO BANNER :1407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ร-ATV-004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07 Banner bonificados segยทn contratos MATERIAL CรDIGO: 1407 Banner bonificados segยทn contrato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ร-C15-004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407 Banner bonificados segยทn contrato MATERIAL CรDIGO:1407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A-C04-009-07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Avisos Bonificados segยทn contrato orden ร-C04-003-07-19 "MATERIAL NUEVO" Avisos Bonificados segยทn contrato orden ร-C04-003-07-1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ร-A13-005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14 Banner bonificado segยทn contrato MATERIAL CรDIGO: 1414 Banner bonificado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ร-ATV-005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414 Banner bonificado segยทn contrato MATERIAL CรDIGO:1414 Banner bonificado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ร-C09-005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14 Banner bonificados segยทn contrato MATERIAL CรDIGO: 1414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ร-C15-005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<text:s/>1414 Banner bonificados segยทn contrato MATERIAL CรDIGO: <text:s/>1414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ร-ATV-005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604 Rating del 21/06 al 18/07 HM 18-99 Total MATERIAL CรDIGO: 139604 Rating del 21/06 al 1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31" calcext:value-type="float">
            <text:p>31</text:p>
          </table:table-cell>
          <table:table-cell office:value-type="float" office:value="488.31" calcext:value-type="float">
            <text:p>488.31</text:p>
          </table:table-cell>
          <table:table-cell office:value-type="float" office:value="87.93" calcext:value-type="float">
            <text:p>87.93</text:p>
          </table:table-cell>
          <table:table-cell office:value-type="float" office:value="576.24" calcext:value-type="float">
            <text:p>576.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ร-A13-005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604 Rating del 21/06 al 18/07 HM 18-99 Total MATERIAL CรDIGO: 139604 Rating del 21/06 al 1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54" calcext:value-type="float">
            <text:p>54</text:p>
          </table:table-cell>
          <table:table-cell office:value-type="float" office:value="1812.83" calcext:value-type="float">
            <text:p>1812.83</text:p>
          </table:table-cell>
          <table:table-cell office:value-type="float" office:value="326.32" calcext:value-type="float">
            <text:p>326.32</text:p>
          </table:table-cell>
          <table:table-cell office:value-type="float" office:value="2139.15" calcext:value-type="float">
            <text:p>2139.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ร-A13-006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422 Banner bonificados segยทn contrato MATERIAL CรDIGO : 1422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ร-ATV-006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22 Banner bonificados segยทn contrato MATERIAL CรDIGO: 1422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ร-C09-005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CรDIGO :139604 Rating del 21/069 al 18/07 HM 18-99 Total "MATERIAL CรDIGO :139604 Rating del 21/069 al 1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58" calcext:value-type="float">
            <text:p>58</text:p>
          </table:table-cell>
          <table:table-cell office:value-type="float" office:value="7306.69" calcext:value-type="float">
            <text:p>7306.69</text:p>
          </table:table-cell>
          <table:table-cell office:value-type="float" office:value="1315.2" calcext:value-type="float">
            <text:p>1315.2</text:p>
          </table:table-cell>
          <table:table-cell office:value-type="float" office:value="8621.89" calcext:value-type="float">
            <text:p>8621.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ร-C09-006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22 Banner bonificados segยทn contrato MATERIAL CรDIGO: 1422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ร-C15-005-07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604 Rating del 21/06 al 18/07 HM 18-99 Total MATERIAL CรDIGO: 139604 Rating del 21/06 al 1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 office:value-type="float" office:value="258.81" calcext:value-type="float">
            <text:p>258.81</text:p>
          </table:table-cell>
          <table:table-cell office:value-type="float" office:value="46.57" calcext:value-type="float">
            <text:p>46.57</text:p>
          </table:table-cell>
          <table:table-cell office:value-type="float" office:value="305.38" calcext:value-type="float">
            <text:p>305.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ร-C15-006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22 Banner bonificado segยทn contrato MATERIAL CรDIGO: 1422 Banner bonificado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12" calcext:value-type="date">
            <text:p>2019-08-12</text:p>
          </table:table-cell>
          <table:table-cell office:value-type="string" calcext:value-type="string">
            <text:p>A-A13-002-07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139496 Rating del 18/06 al 15/07 HM 18-99 Total MATERIAL CรDIGO 139496 Rating del 18/06 al 15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24" calcext:value-type="float">
            <text:p>24</text:p>
          </table:table-cell>
          <table:table-cell office:value-type="float" office:value="1325" calcext:value-type="float">
            <text:p>1325</text:p>
          </table:table-cell>
          <table:table-cell office:value-type="float" office:value="238.5" calcext:value-type="float">
            <text:p>238.5</text:p>
          </table:table-cell>
          <table:table-cell office:value-type="float" office:value="1563.5" calcext:value-type="float">
            <text:p>1563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A-CRP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office:value-type="float" office:value="16997.4" calcext:value-type="float">
            <text:p>16997.4</text:p>
          </table:table-cell>
          <table:table-cell office:value-type="float" office:value="3059.56" calcext:value-type="float">
            <text:p>3059.56</text:p>
          </table:table-cell>
          <table:table-cell office:value-type="float" office:value="20056.96" calcext:value-type="float">
            <text:p>20056.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A-CRP-001-08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172" calcext:value-type="float">
            <text:p>172</text:p>
          </table:table-cell>
          <table:table-cell office:value-type="float" office:value="36806.24" calcext:value-type="float">
            <text:p>36806.24</text:p>
          </table:table-cell>
          <table:table-cell office:value-type="float" office:value="6625.14" calcext:value-type="float">
            <text:p>6625.14</text:p>
          </table:table-cell>
          <table:table-cell office:value-type="float" office:value="43431.38" calcext:value-type="float">
            <text:p>43431.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A-CRP-002-06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63" calcext:value-type="float">
            <text:p>263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 office:value-type="float" office:value="14910" calcext:value-type="float">
            <text:p>14910</text:p>
          </table:table-cell>
          <table:table-cell office:value-type="float" office:value="2683.8" calcext:value-type="float">
            <text:p>2683.8</text:p>
          </table:table-cell>
          <table:table-cell office:value-type="float" office:value="17593.8" calcext:value-type="float">
            <text:p>17593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A-GRP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182" calcext:value-type="float">
            <text:p>182</text:p>
          </table:table-cell>
          <table:table-cell office:value-type="float" office:value="19400" calcext:value-type="float">
            <text:p>19400</text:p>
          </table:table-cell>
          <table:table-cell office:value-type="float" office:value="3492" calcext:value-type="float">
            <text:p>3492</text:p>
          </table:table-cell>
          <table:table-cell office:value-type="float" office:value="22892" calcext:value-type="float">
            <text:p>228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A-GRP-001-08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33" calcext:value-type="float">
            <text:p>133</text:p>
          </table:table-cell>
          <table:table-cell office:value-type="float" office:value="43120" calcext:value-type="float">
            <text:p>43120</text:p>
          </table:table-cell>
          <table:table-cell office:value-type="float" office:value="7761.6" calcext:value-type="float">
            <text:p>7761.6</text:p>
          </table:table-cell>
          <table:table-cell office:value-type="float" office:value="50881.6" calcext:value-type="float">
            <text:p>50881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A-GRP-001-09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A-GRP-002-06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63" calcext:value-type="float">
            <text:p>263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175" calcext:value-type="float">
            <text:p>175</text:p>
          </table:table-cell>
          <table:table-cell office:value-type="float" office:value="18600" calcext:value-type="float">
            <text:p>18600</text:p>
          </table:table-cell>
          <table:table-cell office:value-type="float" office:value="3348" calcext:value-type="float">
            <text:p>3348</text:p>
          </table:table-cell>
          <table:table-cell office:value-type="float" office:value="21948" calcext:value-type="float">
            <text:p>219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8-14" calcext:value-type="date">
            <text:p>2019-08-14</text:p>
          </table:table-cell>
          <table:table-cell office:value-type="string" calcext:value-type="string">
            <text:p>ร-ATV-003-06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39067 Rating del 14/05 al 10/06 HM 18-99 Total Material Cยพdigo: 139067 Rating del 14/05 al 10/06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float" office:value="85" calcext:value-type="float">
            <text:p>85</text:p>
          </table:table-cell>
          <table:table-cell office:value-type="float" office:value="1732.46" calcext:value-type="float">
            <text:p>1732.46</text:p>
          </table:table-cell>
          <table:table-cell office:value-type="float" office:value="311.81" calcext:value-type="float">
            <text:p>311.81</text:p>
          </table:table-cell>
          <table:table-cell office:value-type="float" office:value="2044.27" calcext:value-type="float">
            <text:p>2044.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8-14" calcext:value-type="date">
            <text:p>2019-08-14</text:p>
          </table:table-cell>
          <table:table-cell office:value-type="string" calcext:value-type="string">
            <text:p>ร-C09-007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4" calcext:value-type="float">
            <text:p>29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71 Rating del 21/06 al 18/07 MATERIAL CรDIGO: 139771 Rating del 21/06 al 18/0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33" calcext:value-type="float">
            <text:p>33</text:p>
          </table:table-cell>
          <table:table-cell office:value-type="float" office:value="6157.28" calcext:value-type="float">
            <text:p>6157.28</text:p>
          </table:table-cell>
          <table:table-cell office:value-type="float" office:value="1108.27" calcext:value-type="float">
            <text:p>1108.27</text:p>
          </table:table-cell>
          <table:table-cell office:value-type="float" office:value="7265.55" calcext:value-type="float">
            <text:p>7265.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ร-A13-009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6" calcext:value-type="float">
            <text:p>296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36 Banner bonificado segยทn contrato MATERIAL CรDIGO: 1436 Banner bonificado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ร-ATV-009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6" calcext:value-type="float">
            <text:p>296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436 Banner bonificado segยทn contrato MATERIAL CรDIGO:1436 Banner bonificado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ร-C09-009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6" calcext:value-type="float">
            <text:p>296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36 Banner bonificados segยทn contrato MATERIAL CรDIGO: 1436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ร-C15-009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6" calcext:value-type="float">
            <text:p>296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36 Banner bonificados segยทn contrato MATERIAL CรDIGO: 1436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H-C09-001-08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DIGO: 139253 <text:s/>CODIGO: 139253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A-C02-005-08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7" calcext:value-type="float">
            <text:p>17</text:p>
          </table:table-cell>
          <table:table-cell office:value-type="float" office:value="63556.37" calcext:value-type="float">
            <text:p>63556.37</text:p>
          </table:table-cell>
          <table:table-cell office:value-type="float" office:value="11440.16" calcext:value-type="float">
            <text:p>11440.16</text:p>
          </table:table-cell>
          <table:table-cell office:value-type="float" office:value="74996.53" calcext:value-type="float">
            <text:p>74996.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A-C05-003-08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float" office:value="23" calcext:value-type="float">
            <text:p>23</text:p>
          </table:table-cell>
          <table:table-cell office:value-type="float" office:value="19711.09" calcext:value-type="float">
            <text:p>19711.09</text:p>
          </table:table-cell>
          <table:table-cell office:value-type="float" office:value="3547.95" calcext:value-type="float">
            <text:p>3547.95</text:p>
          </table:table-cell>
          <table:table-cell office:value-type="float" office:value="23259.04" calcext:value-type="float">
            <text:p>23259.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A-C04-004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Menciยพn por parte de los conductores,Led y exposiciยพn de producto y cรpsula. Activaciยพn con derecho a P/D, Colas, Menciยพn por parte de los conductores,Led y exposiciยพn de producto y cรpsula.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3000" calcext:value-type="float">
            <text:p>23000</text:p>
          </table:table-cell>
          <table:table-cell office:value-type="float" office:value="4140" calcext:value-type="float">
            <text:p>4140</text:p>
          </table:table-cell>
          <table:table-cell office:value-type="float" office:value="27140" calcext:value-type="float">
            <text:p>27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A-C04-010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correspondientes a orden A-C04-006-08-19 <text:s/>Avisos correspondientes a orden A-C04-006-08-19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A-C05-002-08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4/06 al 21/07 HM 18-99 Total <text:s/>Rating del 24/06 al 21/07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float" office:value="43" calcext:value-type="float">
            <text:p>43</text:p>
          </table:table-cell>
          <table:table-cell office:value-type="float" office:value="32109.55" calcext:value-type="float">
            <text:p>32109.55</text:p>
          </table:table-cell>
          <table:table-cell office:value-type="float" office:value="5779.8" calcext:value-type="float">
            <text:p>5779.8</text:p>
          </table:table-cell>
          <table:table-cell office:value-type="float" office:value="37889.35" calcext:value-type="float">
            <text:p>37889.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E-EEC-001-07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STION 9X5 IMPAR 19.68X20.72 <text:s/>GESTION 9X5 IMPAR 19.68X20.72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402.09" calcext:value-type="float">
            <text:p>13402.09</text:p>
          </table:table-cell>
          <table:table-cell office:value-type="float" office:value="2412.38" calcext:value-type="float">
            <text:p>2412.38</text:p>
          </table:table-cell>
          <table:table-cell office:value-type="float" office:value="15814.47" calcext:value-type="float">
            <text:p>15814.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E-EPF-002-06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.89" calcext:value-type="float">
            <text:p>32.89</text:p>
          </table:table-cell>
          <table:table-cell office:value-type="float" office:value="5.92" calcext:value-type="float">
            <text:p>5.92</text:p>
          </table:table-cell>
          <table:table-cell office:value-type="float" office:value="38.81" calcext:value-type="float">
            <text:p>38.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E-EPF-002-07-0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1.17" calcext:value-type="float">
            <text:p>61.17</text:p>
          </table:table-cell>
          <table:table-cell office:value-type="float" office:value="11.01" calcext:value-type="float">
            <text:p>11.01</text:p>
          </table:table-cell>
          <table:table-cell office:value-type="float" office:value="72.18" calcext:value-type="float">
            <text:p>72.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A-A13-001-09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<text:s/>dek 16/07 la 12/08 HM 18-99 Total <text:s/>Rating <text:s/>dek 16/07 la 12/08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float" office:value="42" calcext:value-type="float">
            <text:p>42</text:p>
          </table:table-cell>
          <table:table-cell office:value-type="float" office:value="2915" calcext:value-type="float">
            <text:p>2915</text:p>
          </table:table-cell>
          <table:table-cell office:value-type="float" office:value="524.7" calcext:value-type="float">
            <text:p>524.7</text:p>
          </table:table-cell>
          <table:table-cell office:value-type="float" office:value="3439.7" calcext:value-type="float">
            <text:p>3439.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A-C02-001-09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8" calcext:value-type="float">
            <text:p>18</text:p>
          </table:table-cell>
          <table:table-cell office:value-type="float" office:value="64996.43" calcext:value-type="float">
            <text:p>64996.43</text:p>
          </table:table-cell>
          <table:table-cell office:value-type="float" office:value="11699.36" calcext:value-type="float">
            <text:p>11699.36</text:p>
          </table:table-cell>
          <table:table-cell office:value-type="float" office:value="76695.79" calcext:value-type="float">
            <text:p>76695.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A-C04-001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50509.39" calcext:value-type="float">
            <text:p>50509.39</text:p>
          </table:table-cell>
          <table:table-cell office:value-type="float" office:value="9091.7" calcext:value-type="float">
            <text:p>9091.7</text:p>
          </table:table-cell>
          <table:table-cell office:value-type="float" office:value="59601.09" calcext:value-type="float">
            <text:p>59601.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A-C04-002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correspondientes a orden ร-C04-003-09-19 <text:s/>Avisos correspondientes a orden ร-C04-003-09-19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A-C04-009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1080.33" calcext:value-type="float">
            <text:p>31080.33</text:p>
          </table:table-cell>
          <table:table-cell office:value-type="float" office:value="5594.46" calcext:value-type="float">
            <text:p>5594.46</text:p>
          </table:table-cell>
          <table:table-cell office:value-type="float" office:value="36674.79" calcext:value-type="float">
            <text:p>36674.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A-C09-001-09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 office:value-type="float" office:value="20400" calcext:value-type="float">
            <text:p>20400</text:p>
          </table:table-cell>
          <table:table-cell office:value-type="float" office:value="3672" calcext:value-type="float">
            <text:p>3672</text:p>
          </table:table-cell>
          <table:table-cell office:value-type="float" office:value="24072" calcext:value-type="float">
            <text:p>240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A-C09-002-09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7 al 12/08 HM 18-99 Total <text:s/>Rating del 13/07 al 12/08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C-GLR-001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PUBLICACION DE 1/2 PAGINA COBERTURA LIMA PUBLICACION DE 1/2 PAGIN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28.9" calcext:value-type="float">
            <text:p>1328.9</text:p>
          </table:table-cell>
          <table:table-cell office:value-type="float" office:value="239.2" calcext:value-type="float">
            <text:p>239.2</text:p>
          </table:table-cell>
          <table:table-cell office:value-type="float" office:value="1568.1" calcext:value-type="float">
            <text:p>1568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C-GLR-002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PUBLICACION DE PIE DE PAGINA COBERTURA LIMA PUBLICACION DE PIE DE PAGIN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31.46" calcext:value-type="float">
            <text:p>631.46</text:p>
          </table:table-cell>
          <table:table-cell office:value-type="float" office:value="113.66" calcext:value-type="float">
            <text:p>113.66</text:p>
          </table:table-cell>
          <table:table-cell office:value-type="float" office:value="745.12" calcext:value-type="float">
            <text:p>745.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C-GLR-003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PUBLICACION DE PIE DE PAGINA COBERTURA LIMA PUBLICACION DE PIE DE PAGIN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31.46" calcext:value-type="float">
            <text:p>631.46</text:p>
          </table:table-cell>
          <table:table-cell office:value-type="float" office:value="113.66" calcext:value-type="float">
            <text:p>113.66</text:p>
          </table:table-cell>
          <table:table-cell office:value-type="float" office:value="745.12" calcext:value-type="float">
            <text:p>745.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E-EPF-001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1" calcext:value-type="float">
            <text:p>301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54.92" calcext:value-type="float">
            <text:p>854.92</text:p>
          </table:table-cell>
          <table:table-cell office:value-type="float" office:value="153.89" calcext:value-type="float">
            <text:p>153.89</text:p>
          </table:table-cell>
          <table:table-cell office:value-type="float" office:value="1008.81" calcext:value-type="float">
            <text:p>1008.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A-A13-002-08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float" office:value="34" calcext:value-type="float">
            <text:p>34</text:p>
          </table:table-cell>
          <table:table-cell office:value-type="float" office:value="2120" calcext:value-type="float">
            <text:p>2120</text:p>
          </table:table-cell>
          <table:table-cell office:value-type="float" office:value="381.6" calcext:value-type="float">
            <text:p>381.6</text:p>
          </table:table-cell>
          <table:table-cell office:value-type="float" office:value="2501.6" calcext:value-type="float">
            <text:p>2501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A-C09-001-08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496 Rating del 18/06 al 15/07 HM 18-99 Total MATERIAL CรDIGO: 139496 Rating del 18/06 al 15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23600" calcext:value-type="float">
            <text:p>23600</text:p>
          </table:table-cell>
          <table:table-cell office:value-type="float" office:value="4248" calcext:value-type="float">
            <text:p>4248</text:p>
          </table:table-cell>
          <table:table-cell office:value-type="float" office:value="27848" calcext:value-type="float">
            <text:p>278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A-C09-003-08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12000" calcext:value-type="float">
            <text:p>12000</text:p>
          </table:table-cell>
          <table:table-cell office:value-type="float" office:value="2160" calcext:value-type="float">
            <text:p>2160</text:p>
          </table:table-cell>
          <table:table-cell office:value-type="float" office:value="14160" calcext:value-type="float">
            <text:p>141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A-C09-003-09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185 Rating del 29/07 al 25/08 HM 18-99 Total MATERIAL CรDIGO: 139185 Rating del 29/07 al 25/08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26166.64" calcext:value-type="float">
            <text:p>26166.64</text:p>
          </table:table-cell>
          <table:table-cell office:value-type="float" office:value="4710" calcext:value-type="float">
            <text:p>4710</text:p>
          </table:table-cell>
          <table:table-cell office:value-type="float" office:value="30876.64" calcext:value-type="float">
            <text:p>30876.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A-C09-004-08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BONIFICADOS SEGโN CONTRATO / 22.34 trpโคs Rating del 16/07 al 12/08 HM 18-99 Total AVISOS BONIFICADOS SEGโN CONTRATO / 22.34 trpโคs Rating del 16/07 al 12/08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A-C09-004-09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 139185 Avisos bonificados segยทn contrato / 50 TRPโคS 30", Rating del <text:s/>29/07 al <text:s/>25/08 HM 18-99 T Cยพdigo de material: 139185 Avisos bonificados segยทn contrato / 50 TRPโคS 30", Rating del <text:s/>29/07 al <text:s/>25/08 HM 18-99 T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5" calcext:value-type="float">
            <text:p>87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U-GRP-001-08-1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3" calcext:value-type="float">
            <text:p>283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LIMA OS-06487 COBERTURA LIMA OS-0648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3972.9" calcext:value-type="float">
            <text:p>3972.9</text:p>
          </table:table-cell>
          <table:table-cell office:value-type="float" office:value="715.11" calcext:value-type="float">
            <text:p>715.11</text:p>
          </table:table-cell>
          <table:table-cell office:value-type="float" office:value="4688.01" calcext:value-type="float">
            <text:p>4688.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8" calcext:value-type="date">
            <text:p>2019-08-28</text:p>
          </table:table-cell>
          <table:table-cell office:value-type="string" calcext:value-type="string">
            <text:p>ร-C09-008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90 Rating del 25/06 al 29/07 HM 18-99 Total MATERIAL CรDIGO: 139790 Rating del 25/06 al 29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80" calcext:value-type="float">
            <text:p>2880</text:p>
          </table:table-cell>
          <table:table-cell office:value-type="float" office:value="113" calcext:value-type="float">
            <text:p>113</text:p>
          </table:table-cell>
          <table:table-cell office:value-type="float" office:value="20615.83" calcext:value-type="float">
            <text:p>20615.83</text:p>
          </table:table-cell>
          <table:table-cell office:value-type="float" office:value="3710.86" calcext:value-type="float">
            <text:p>3710.86</text:p>
          </table:table-cell>
          <table:table-cell office:value-type="float" office:value="24326.69" calcext:value-type="float">
            <text:p>24326.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C04-005-08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Menciยพn por parte de los conductores, Led, Exposiciยพn de producto y cรpsula. Activaciยพn con derecho a P/D, Colas, Menciยพn por parte de los conductores, Led, Exposiciยพn de producto y cรpsula.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3000" calcext:value-type="float">
            <text:p>23000</text:p>
          </table:table-cell>
          <table:table-cell office:value-type="float" office:value="4140" calcext:value-type="float">
            <text:p>4140</text:p>
          </table:table-cell>
          <table:table-cell office:value-type="float" office:value="27140" calcext:value-type="float">
            <text:p>27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C04-005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Colas, Menciยพnn por parte de los conductores , Led, y exposiciยพn de producto y cรpsula. Activaciยพn con derecho a P/D,Colas, Menciยพnn por parte de los conductores , Led, y exposiciยพn de producto y cรpsula.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500" calcext:value-type="float">
            <text:p>11500</text:p>
          </table:table-cell>
          <table:table-cell office:value-type="float" office:value="2070" calcext:value-type="float">
            <text:p>2070</text:p>
          </table:table-cell>
          <table:table-cell office:value-type="float" office:value="13570" calcext:value-type="float">
            <text:p>135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C04-007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03 avisos 30", menciยพn por parte de los conductores Exposiciยพn de producto, Led, Corte ยทnico. Activaciยพn con derecho a P/D, Colas, 03 avisos 30", menciยพn por parte de los conductores Exposiciยพn de producto, Led, Corte ยทnico.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C04-008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86" calcext:value-type="float">
            <text:p>2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ciยพn bonificada segun contrato, incluye menciยพn, Led , placement <text:s/>Menciยพn bonificada segun contrato, incluye menciยพn, Led , placement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CRP-001-09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PROGRAMA: EL SHOW DE LAS MAMIS COBERTURA NACIONAL PROGRAMA: EL SHOW DE LAS MAMI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0400" calcext:value-type="float">
            <text:p>10400</text:p>
          </table:table-cell>
          <table:table-cell office:value-type="float" office:value="1872" calcext:value-type="float">
            <text:p>1872</text:p>
          </table:table-cell>
          <table:table-cell office:value-type="float" office:value="12272" calcext:value-type="float">
            <text:p>122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CRP-002-09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10" calcext:value-type="float">
            <text:p>110</text:p>
          </table:table-cell>
          <table:table-cell office:value-type="float" office:value="26000" calcext:value-type="float">
            <text:p>26000</text:p>
          </table:table-cell>
          <table:table-cell office:value-type="float" office:value="4680" calcext:value-type="float">
            <text:p>4680</text:p>
          </table:table-cell>
          <table:table-cell office:value-type="float" office:value="30680" calcext:value-type="float">
            <text:p>306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GRP-003-09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FECHA DE FACTURACION 02/09/2019 COBERTURA NACIONAL FECHA DE FACTURACION 02/09/201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140" calcext:value-type="float">
            <text:p>140</text:p>
          </table:table-cell>
          <table:table-cell office:value-type="float" office:value="16000" calcext:value-type="float">
            <text:p>16000</text:p>
          </table:table-cell>
          <table:table-cell office:value-type="float" office:value="2880" calcext:value-type="float">
            <text:p>2880</text:p>
          </table:table-cell>
          <table:table-cell office:value-type="float" office:value="18880" calcext:value-type="float">
            <text:p>188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A-GRP-004-09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FECHA DE FACTURACION 02/09/2019 COBERTURA NACIONAL FECHA DE FACTURACION 02/09/201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42" calcext:value-type="float">
            <text:p>42</text:p>
          </table:table-cell>
          <table:table-cell office:value-type="float" office:value="13200" calcext:value-type="float">
            <text:p>13200</text:p>
          </table:table-cell>
          <table:table-cell office:value-type="float" office:value="2376" calcext:value-type="float">
            <text:p>2376</text:p>
          </table:table-cell>
          <table:table-cell office:value-type="float" office:value="15576" calcext:value-type="float">
            <text:p>155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E-EFV-002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8" calcext:value-type="float">
            <text:p>298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1.65" calcext:value-type="float">
            <text:p>21.65</text:p>
          </table:table-cell>
          <table:table-cell office:value-type="float" office:value="3.9" calcext:value-type="float">
            <text:p>3.9</text:p>
          </table:table-cell>
          <table:table-cell office:value-type="float" office:value="25.55" calcext:value-type="float">
            <text:p>25.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E-EGV-002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8" calcext:value-type="float">
            <text:p>298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1.53" calcext:value-type="float">
            <text:p>321.53</text:p>
          </table:table-cell>
          <table:table-cell office:value-type="float" office:value="57.88" calcext:value-type="float">
            <text:p>57.88</text:p>
          </table:table-cell>
          <table:table-cell office:value-type="float" office:value="379.41" calcext:value-type="float">
            <text:p>379.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A13-002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14 Banner bonificado segยทn contrato MATERIAL CรDIGO: 1414 Banner bonificado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A13-003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422 Banner bonificados segยทn contrato MATERIAL CรDIGO : 1422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ATV-002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414 Banner bonificado segยทn contrato MATERIAL CรDIGO:1414 Banner bonificado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ATV-003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22 Banner bonificados segยทn contrato MATERIAL CรDIGO: 1422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C09-002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14 Banner bonificados segยทn contrato MATERIAL CรDIGO: 1414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C09-003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22 Banner bonificados segยทn contrato MATERIAL CรDIGO: 1422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C15-002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2" calcext:value-type="float">
            <text:p>292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<text:s/>1414 Banner bonificados segยทn contrato MATERIAL CรDIGO: <text:s/>1414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ร-C15-003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22 Banner bonificado segยทn contrato MATERIAL CรDIGO: 1422 Banner bonificado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13-002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39604 Rating del 21/06 al 18/07 HM 18-99 Total MATERIAL CรDIGO : 139604 Rating del 21/06 al 1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0" calcext:value-type="float">
            <text:p>2060</text:p>
          </table:table-cell>
          <table:table-cell office:value-type="float" office:value="107" calcext:value-type="float">
            <text:p>107</text:p>
          </table:table-cell>
          <table:table-cell office:value-type="float" office:value="3430.48" calcext:value-type="float">
            <text:p>3430.48</text:p>
          </table:table-cell>
          <table:table-cell office:value-type="float" office:value="617.46" calcext:value-type="float">
            <text:p>617.46</text:p>
          </table:table-cell>
          <table:table-cell office:value-type="float" office:value="4047.94" calcext:value-type="float">
            <text:p>4047.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13-003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4" calcext:value-type="float">
            <text:p>28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39653 Rating del 21/06 al 18/07 HM 18-99 Total MATERIAL CรDIGO : 139653 Rating del 21/06 al 1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282.97" calcext:value-type="float">
            <text:p>282.97</text:p>
          </table:table-cell>
          <table:table-cell office:value-type="float" office:value="1855.11" calcext:value-type="float">
            <text:p>1855.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13-007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4" calcext:value-type="float">
            <text:p>29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39771 Rating del 21/06 al 18/07 HM 18-99 Total MATERIAL CรDIGO:139771 Rating del 21/06 al 1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float" office:value="35" calcext:value-type="float">
            <text:p>35</text:p>
          </table:table-cell>
          <table:table-cell office:value-type="float" office:value="1745.67" calcext:value-type="float">
            <text:p>1745.67</text:p>
          </table:table-cell>
          <table:table-cell office:value-type="float" office:value="314.22" calcext:value-type="float">
            <text:p>314.22</text:p>
          </table:table-cell>
          <table:table-cell office:value-type="float" office:value="2059.89" calcext:value-type="float">
            <text:p>2059.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13-008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90 Rating del 25/06 al 29/07 HM 18-99 Total MATERIAL CรDIGO: 139790 Rating del 25/06 al 29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8" calcext:value-type="float">
            <text:p>88</text:p>
          </table:table-cell>
          <table:table-cell office:value-type="float" office:value="4560.79" calcext:value-type="float">
            <text:p>4560.79</text:p>
          </table:table-cell>
          <table:table-cell office:value-type="float" office:value="820.89" calcext:value-type="float">
            <text:p>820.89</text:p>
          </table:table-cell>
          <table:table-cell office:value-type="float" office:value="5381.68" calcext:value-type="float">
            <text:p>5381.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TV-001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139604 Rating del 21/06 al 18/07 HM 18-99 Total MATERIAL CรDIGO :139604 Rating del 21/06 al 1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57" calcext:value-type="float">
            <text:p>57</text:p>
          </table:table-cell>
          <table:table-cell office:value-type="float" office:value="916.94" calcext:value-type="float">
            <text:p>916.94</text:p>
          </table:table-cell>
          <table:table-cell office:value-type="float" office:value="165.08" calcext:value-type="float">
            <text:p>165.08</text:p>
          </table:table-cell>
          <table:table-cell office:value-type="float" office:value="1082.02" calcext:value-type="float">
            <text:p>1082.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TV-003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4" calcext:value-type="float">
            <text:p>28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139653 Rating del 21/06 al 18/07 HM 18-99 Total MATERIAL CรDIGO :139653 Rating del 21/06 al 1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 office:value-type="float" office:value="413.35" calcext:value-type="float">
            <text:p>413.35</text:p>
          </table:table-cell>
          <table:table-cell office:value-type="float" office:value="74.41" calcext:value-type="float">
            <text:p>74.41</text:p>
          </table:table-cell>
          <table:table-cell office:value-type="float" office:value="487.76" calcext:value-type="float">
            <text:p>487.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TV-007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4" calcext:value-type="float">
            <text:p>29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71 Rating del 21/06 al 18/07 HM 18-99 Total MATERIAL CรDIGO: 139771 Rating del 21/06 al 1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1" calcext:value-type="float">
            <text:p>21</text:p>
          </table:table-cell>
          <table:table-cell office:value-type="float" office:value="474.54" calcext:value-type="float">
            <text:p>474.54</text:p>
          </table:table-cell>
          <table:table-cell office:value-type="float" office:value="85.43" calcext:value-type="float">
            <text:p>85.43</text:p>
          </table:table-cell>
          <table:table-cell office:value-type="float" office:value="559.97" calcext:value-type="float">
            <text:p>559.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ATV-008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90 Rating del 25/06 al 29/07 HM 18-99 Total MATERIAL CรDIGO: 139790 Rating del 25/06 al 29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0" calcext:value-type="float">
            <text:p>2970</text:p>
          </table:table-cell>
          <table:table-cell office:value-type="float" office:value="117" calcext:value-type="float">
            <text:p>117</text:p>
          </table:table-cell>
          <table:table-cell office:value-type="float" office:value="2829.18" calcext:value-type="float">
            <text:p>2829.18</text:p>
          </table:table-cell>
          <table:table-cell office:value-type="float" office:value="509.33" calcext:value-type="float">
            <text:p>509.33</text:p>
          </table:table-cell>
          <table:table-cell office:value-type="float" office:value="3338.51" calcext:value-type="float">
            <text:p>3338.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C09-002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ODIGO: 139604 Rating del 21/06 al 18/07 HM 18-99 Total MATERIAL CODIGO: 139604 Rating del 21/06 al 1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office:value-type="float" office:value="98" calcext:value-type="float">
            <text:p>98</text:p>
          </table:table-cell>
          <table:table-cell office:value-type="float" office:value="12334.81" calcext:value-type="float">
            <text:p>12334.81</text:p>
          </table:table-cell>
          <table:table-cell office:value-type="float" office:value="2220.27" calcext:value-type="float">
            <text:p>2220.27</text:p>
          </table:table-cell>
          <table:table-cell office:value-type="float" office:value="14555.08" calcext:value-type="float">
            <text:p>14555.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C09-004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4" calcext:value-type="float">
            <text:p>28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ODIGO: 139653 Rating del 21/06 al 18/07 HM 18-99 Total MATERIAL CODIGO: 139653 Rating del 21/06 al 1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55" calcext:value-type="float">
            <text:p>55</text:p>
          </table:table-cell>
          <table:table-cell office:value-type="float" office:value="6842.16" calcext:value-type="float">
            <text:p>6842.16</text:p>
          </table:table-cell>
          <table:table-cell office:value-type="float" office:value="1231.61" calcext:value-type="float">
            <text:p>1231.61</text:p>
          </table:table-cell>
          <table:table-cell office:value-type="float" office:value="8073.77" calcext:value-type="float">
            <text:p>8073.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C15-003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4" calcext:value-type="float">
            <text:p>28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ODIGO: 139653 Rating del 21/06 al 18/07 HM 18-99 Total MATERIAL CODIGO: 139653 Rating del 21/06 al 1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26" calcext:value-type="float">
            <text:p>26</text:p>
          </table:table-cell>
          <table:table-cell office:value-type="float" office:value="239.06" calcext:value-type="float">
            <text:p>239.06</text:p>
          </table:table-cell>
          <table:table-cell office:value-type="float" office:value="43.03" calcext:value-type="float">
            <text:p>43.03</text:p>
          </table:table-cell>
          <table:table-cell office:value-type="float" office:value="282.09" calcext:value-type="float">
            <text:p>282.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C15-007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4" calcext:value-type="float">
            <text:p>294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71 Rating del 21/06 al 18/07 HM 18-99 Total MATERIAL CรDIGO: 139771 Rating del 21/06 al 1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1" calcext:value-type="float">
            <text:p>21</text:p>
          </table:table-cell>
          <table:table-cell office:value-type="float" office:value="306.54" calcext:value-type="float">
            <text:p>306.54</text:p>
          </table:table-cell>
          <table:table-cell office:value-type="float" office:value="55.18" calcext:value-type="float">
            <text:p>55.18</text:p>
          </table:table-cell>
          <table:table-cell office:value-type="float" office:value="361.72" calcext:value-type="float">
            <text:p>361.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ร-C15-008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90 Rating del 25/06 al 29/07 HM 18-99 Total MATERIAL CรDIGO: 139790 Rating del 25/06 al 29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0" calcext:value-type="float">
            <text:p>2970</text:p>
          </table:table-cell>
          <table:table-cell office:value-type="float" office:value="123" calcext:value-type="float">
            <text:p>123</text:p>
          </table:table-cell>
          <table:table-cell office:value-type="float" office:value="1837.42" calcext:value-type="float">
            <text:p>1837.42</text:p>
          </table:table-cell>
          <table:table-cell office:value-type="float" office:value="330.65" calcext:value-type="float">
            <text:p>330.65</text:p>
          </table:table-cell>
          <table:table-cell office:value-type="float" office:value="2168.07" calcext:value-type="float">
            <text:p>2168.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9-04" calcext:value-type="date">
            <text:p>2019-09-04</text:p>
          </table:table-cell>
          <table:table-cell office:value-type="string" calcext:value-type="string">
            <text:p>ร-C15-001-08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9" calcext:value-type="float">
            <text:p>279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LA CรDIGO :139604 Rating del 21/06 al 18/07 HM 18-99 total MATERILA CรDIGO :139604 Rating del 21/06 al 18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55" calcext:value-type="float">
            <text:p>55</text:p>
          </table:table-cell>
          <table:table-cell office:value-type="float" office:value="539.54" calcext:value-type="float">
            <text:p>539.54</text:p>
          </table:table-cell>
          <table:table-cell office:value-type="float" office:value="97.1" calcext:value-type="float">
            <text:p>97.1</text:p>
          </table:table-cell>
          <table:table-cell office:value-type="float" office:value="636.64" calcext:value-type="float">
            <text:p>636.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A-C02-002-09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9/07 al 25/08 HM 18-99 Total <text:s/>Rating del 29/07 al 25/08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28" calcext:value-type="float">
            <text:p>28</text:p>
          </table:table-cell>
          <table:table-cell office:value-type="float" office:value="83039.78" calcext:value-type="float">
            <text:p>83039.78</text:p>
          </table:table-cell>
          <table:table-cell office:value-type="float" office:value="14947.19" calcext:value-type="float">
            <text:p>14947.19</text:p>
          </table:table-cell>
          <table:table-cell office:value-type="float" office:value="97986.97" calcext:value-type="float">
            <text:p>97986.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A-C05-002-09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9/07 al 25/08 HM 18-99 Total <text:s/>Rating del 29/07 al 25/08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float" office:value="44" calcext:value-type="float">
            <text:p>44</text:p>
          </table:table-cell>
          <table:table-cell office:value-type="float" office:value="29048.03" calcext:value-type="float">
            <text:p>29048.03</text:p>
          </table:table-cell>
          <table:table-cell office:value-type="float" office:value="5228.71" calcext:value-type="float">
            <text:p>5228.71</text:p>
          </table:table-cell>
          <table:table-cell office:value-type="float" office:value="34276.74" calcext:value-type="float">
            <text:p>34276.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A-GRP-002-09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 text:c="11"/>FECHA DE FACTURACION: 02092019 PROGRAMA: CRIOLLAZOS DE FELICIDAD <text:s text:c="3"/>MENCIONES ENTRE 12:00 A 14:00 COBERTURA NACIONAL <text:s text:c="11"/>FECHA DE FACTURACION: 02092019 PROGRAMA: CRIOLLAZOS DE FELICIDAD <text:s text:c="3"/>MENCIONES ENTRE 12:00 A 14:0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880" calcext:value-type="float">
            <text:p>2880</text:p>
          </table:table-cell>
          <table:table-cell office:value-type="float" office:value="518.4" calcext:value-type="float">
            <text:p>518.4</text:p>
          </table:table-cell>
          <table:table-cell office:value-type="float" office:value="3398.4" calcext:value-type="float">
            <text:p>3398.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A-GRP-005-09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 text:c="20"/>FECHA DE FACTURACION 09/09/2019 PROGRAMA: REGINA ALCOVER Y TU <text:s text:c="11"/>MENCIONES ENTRE 09:00 A 12:00 COBERTURA NACIONAL <text:s text:c="20"/>FECHA DE FACTURACION 09/09/2019 PROGRAMA: REGINA ALCOVER Y TU <text:s text:c="11"/>MENCIONES ENTRE 09:00 A 12:0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11520" calcext:value-type="float">
            <text:p>11520</text:p>
          </table:table-cell>
          <table:table-cell office:value-type="float" office:value="2073.6" calcext:value-type="float">
            <text:p>2073.6</text:p>
          </table:table-cell>
          <table:table-cell office:value-type="float" office:value="13593.6" calcext:value-type="float">
            <text:p>13593.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11" calcext:value-type="date">
            <text:p>2019-09-11</text:p>
          </table:table-cell>
          <table:table-cell office:value-type="string" calcext:value-type="string">
            <text:p>ร-A13-001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39790 Rating del 25/06 al 29/07 HM 18-99 Total MATERIAL CรDIGO : 139790 Rating del 25/06 al 29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51" calcext:value-type="float">
            <text:p>51</text:p>
          </table:table-cell>
          <table:table-cell office:value-type="float" office:value="2656.45" calcext:value-type="float">
            <text:p>2656.45</text:p>
          </table:table-cell>
          <table:table-cell office:value-type="float" office:value="478.14" calcext:value-type="float">
            <text:p>478.14</text:p>
          </table:table-cell>
          <table:table-cell office:value-type="float" office:value="3134.59" calcext:value-type="float">
            <text:p>3134.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11" calcext:value-type="date">
            <text:p>2019-09-11</text:p>
          </table:table-cell>
          <table:table-cell office:value-type="string" calcext:value-type="string">
            <text:p>ร-ATV-001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: 139790 Rating del 15/06 al 29/07 HM 18-99 Total MATERIAL CรDIGO : 139790 Rating del 15/06 al 29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0" calcext:value-type="float">
            <text:p>1890</text:p>
          </table:table-cell>
          <table:table-cell office:value-type="float" office:value="70" calcext:value-type="float">
            <text:p>70</text:p>
          </table:table-cell>
          <table:table-cell office:value-type="float" office:value="1662.8" calcext:value-type="float">
            <text:p>1662.8</text:p>
          </table:table-cell>
          <table:table-cell office:value-type="float" office:value="299.38" calcext:value-type="float">
            <text:p>299.38</text:p>
          </table:table-cell>
          <table:table-cell office:value-type="float" office:value="1962.18" calcext:value-type="float">
            <text:p>1962.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11" calcext:value-type="date">
            <text:p>2019-09-11</text:p>
          </table:table-cell>
          <table:table-cell office:value-type="string" calcext:value-type="string">
            <text:p>ร-C09-001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139790 Rating del 25/06 al 29/07 HM 18-99 Total MATERIAL CรDIGO 139790 Rating del 25/06 al 29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0" calcext:value-type="float">
            <text:p>1860</text:p>
          </table:table-cell>
          <table:table-cell office:value-type="float" office:value="73" calcext:value-type="float">
            <text:p>73</text:p>
          </table:table-cell>
          <table:table-cell office:value-type="float" office:value="13939.95" calcext:value-type="float">
            <text:p>13939.95</text:p>
          </table:table-cell>
          <table:table-cell office:value-type="float" office:value="2509.19" calcext:value-type="float">
            <text:p>2509.19</text:p>
          </table:table-cell>
          <table:table-cell office:value-type="float" office:value="16449.14" calcext:value-type="float">
            <text:p>16449.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11" calcext:value-type="date">
            <text:p>2019-09-11</text:p>
          </table:table-cell>
          <table:table-cell office:value-type="string" calcext:value-type="string">
            <text:p>ร-C15-001-09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5" calcext:value-type="float">
            <text:p>295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790 Rating del 25/06 al 29/07 HM 18-99 Total MATERIAL CรDIGO: 139790 Rating del 25/06 al 29/07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76" calcext:value-type="float">
            <text:p>76</text:p>
          </table:table-cell>
          <table:table-cell office:value-type="float" office:value="1092.25" calcext:value-type="float">
            <text:p>1092.25</text:p>
          </table:table-cell>
          <table:table-cell office:value-type="float" office:value="196.55" calcext:value-type="float">
            <text:p>196.55</text:p>
          </table:table-cell>
          <table:table-cell office:value-type="float" office:value="1288.8" calcext:value-type="float">
            <text:p>1288.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12" calcext:value-type="date">
            <text:p>2019-09-12</text:p>
          </table:table-cell>
          <table:table-cell office:value-type="string" calcext:value-type="string">
            <text:p>A-BOL-001-06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4" calcext:value-type="float">
            <text:p>304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vací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TA LA PAZ/EL ALTO <text:s/>PAUTA LA PAZ/EL ALTO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560.02" calcext:value-type="float">
            <text:p>4560.02</text:p>
          </table:table-cell>
          <table:table-cell office:value-type="float" office:value="820.8" calcext:value-type="float">
            <text:p>820.8</text:p>
          </table:table-cell>
          <table:table-cell office:value-type="float" office:value="5380.82" calcext:value-type="float">
            <text:p>5380.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9-12" calcext:value-type="date">
            <text:p>2019-09-12</text:p>
          </table:table-cell>
          <table:table-cell office:value-type="string" calcext:value-type="string">
            <text:p>A-BOL-002-06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5" calcext:value-type="float">
            <text:p>305</text:p>
          </table:table-cell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TA SANTA CRUZ <text:s/>PAUTA SANTA CRUZ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88.08" calcext:value-type="float">
            <text:p>388.08</text:p>
          </table:table-cell>
          <table:table-cell office:value-type="float" office:value="69.85" calcext:value-type="float">
            <text:p>69.85</text:p>
          </table:table-cell>
          <table:table-cell office:value-type="float" office:value="457.93" calcext:value-type="float">
            <text:p>457.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9-12" calcext:value-type="date">
            <text:p>2019-09-12</text:p>
          </table:table-cell>
          <table:table-cell office:value-type="string" calcext:value-type="string">
            <text:p>L-CIN-001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3" calcext:value-type="float">
            <text:p>303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NTALLAS CINEPLANET PANTALLAS <text:s/>SEMANALES PANTALLAS CINEPLANET PANTALLAS <text:s/>SEMANALE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21960" calcext:value-type="float">
            <text:p>21960</text:p>
          </table:table-cell>
          <table:table-cell office:value-type="float" office:value="3952.8" calcext:value-type="float">
            <text:p>3952.8</text:p>
          </table:table-cell>
          <table:table-cell office:value-type="float" office:value="25912.8" calcext:value-type="float">
            <text:p>25912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9-12" calcext:value-type="date">
            <text:p>2019-09-12</text:p>
          </table:table-cell>
          <table:table-cell office:value-type="string" calcext:value-type="string">
            <text:p>U-JMT-001-05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RRES UNIPOLARES 8X4 14.40X7.20 TORRES UNIPOLARES 8X4 14.40X7.2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0600" calcext:value-type="float">
            <text:p>10600</text:p>
          </table:table-cell>
          <table:table-cell office:value-type="float" office:value="1908" calcext:value-type="float">
            <text:p>1908</text:p>
          </table:table-cell>
          <table:table-cell office:value-type="float" office:value="12508" calcext:value-type="float">
            <text:p>125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9-12" calcext:value-type="date">
            <text:p>2019-09-12</text:p>
          </table:table-cell>
          <table:table-cell office:value-type="string" calcext:value-type="string">
            <text:p>U-JMT-001-06-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RRES UNIPOLARES 8X4 14.40X7.20 TORRES UNIPOLARES 8X4 14.40X7.2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0600" calcext:value-type="float">
            <text:p>10600</text:p>
          </table:table-cell>
          <table:table-cell office:value-type="float" office:value="1908" calcext:value-type="float">
            <text:p>1908</text:p>
          </table:table-cell>
          <table:table-cell office:value-type="float" office:value="12508" calcext:value-type="float">
            <text:p>125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9-13" calcext:value-type="date">
            <text:p>2019-09-13</text:p>
          </table:table-cell>
          <table:table-cell office:value-type="string" calcext:value-type="string">
            <text:p>A-C04-006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Menciยพn por parate d elos conductores, Led, Exposiciยพn de producto, cรpsula. *Reposiciยพn de menciยพn mal emitida. Activaciยพn con derecho a P/D, Colas, Menciยพn por parate d elos conductores, Led, Exposiciยพn de producto, cรpsula. *Reposiciยพn de menciยพn mal emitida.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3000" calcext:value-type="float">
            <text:p>23000</text:p>
          </table:table-cell>
          <table:table-cell office:value-type="float" office:value="4140" calcext:value-type="float">
            <text:p>4140</text:p>
          </table:table-cell>
          <table:table-cell office:value-type="float" office:value="27140" calcext:value-type="float">
            <text:p>271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A-C04-003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9/07 al 25/08 HM 18-99 Total <text:s/>Rating del 29/07 al 25/08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office:value-type="float" office:value="55796.68" calcext:value-type="float">
            <text:p>55796.68</text:p>
          </table:table-cell>
          <table:table-cell office:value-type="float" office:value="10043.42" calcext:value-type="float">
            <text:p>10043.42</text:p>
          </table:table-cell>
          <table:table-cell office:value-type="float" office:value="65840.1" calcext:value-type="float">
            <text:p>65840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A-C04-004-09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9/07 al 25/08 HM 18-99 Total <text:s/>Rating del 29/07 al 25/08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1-01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12 al 09/01 HM 18-99 Total codigo: 136484 Emisora ATV+ Rating del 13/12 al 09/01 HM 18-99 Total codigo: 136484 Emisora ATV+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6" calcext:value-type="float">
            <text:p>1616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1-02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12 al 09/01 HM 18-99 Total codigo: 136484 Emisora ATV+ Rating del 13/12 al 09/01 HM 18-99 Total codigo: 136484 Emisora ATV+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2-04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3 al 09/04 HM 18-99 Total codigo 136484 <text:s text:c="25"/>Emisora ATV+ Rating del 13/03 al 09/04 HM 18-99 Total codigo 136484 <text:s text:c="25"/>Emisora ATV+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2-05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3 al 09/04 HM 18-99 Total codigo: 136484 <text:s text:c="13"/>emisora ATV+ Rating del 13/03 al 09/04 HM 18-99 Total codigo: 136484 <text:s text:c="13"/>emisora ATV+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2-06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7/04 al 14/05 codigo 136484 <text:s text:c="8"/>emisora ATV+ Rating del 17/04 al 14/05 codigo 136484 <text:s text:c="8"/>emisora ATV+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2-07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05 al 19/06 HM 18-99 Total codigo 136484 emisora ATV+ Rating del 23/05 al 19/06 HM 18-99 Total codigo 136484 emisora ATV+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2-12-1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10 al 19/11 HM 18-99 Total <text:s text:c="2"/>Emisora: ATV + material codigo: 136484 Rating del 23/10 al 19/11 HM 18-99 Total <text:s text:c="2"/>Emisora: ATV + material codigo: 13648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2" calcext:value-type="float">
            <text:p>115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3-06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05 al 19/06 HM 18-99 Total codigo 136484 emisora ATV+ Rating del 23/05 al 19/06 HM 18-99 Total codigo 136484 emisora ATV+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3-11-1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10 al 19/11 HM 18-99 Total <text:s text:c="2"/>Emisora: ATV + material codigo: 136484 Rating del 23/10 al 19/11 HM 18-99 Total <text:s text:c="2"/>Emisora: ATV + material codigo: 13648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ATV-004-05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7/04 al 14/05 HM 18-99 Total codigo: 136484 <text:s text:c="10"/>emisora: ATV+ Rating del 17/04 al 14/05 HM 18-99 Total codigo: 136484 <text:s text:c="10"/>emisora: ATV+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01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12 al 09/01 HM 18-99 Total codigo: 136484 <text:s text:c="13"/>EMISORA : ATV Rating del 13/12 al 09/01 HM 18-99 Total codigo: 136484 <text:s text:c="13"/>EMISORA : ATV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2" calcext:value-type="float">
            <text:p>1552</text:p>
          </table:table-cell>
          <table:table-cell office:value-type="float" office:value="131" calcext:value-type="float">
            <text:p>131</text:p>
          </table:table-cell>
          <table:table-cell office:value-type="float" office:value="16532" calcext:value-type="float">
            <text:p>16532</text:p>
          </table:table-cell>
          <table:table-cell office:value-type="float" office:value="2975.76" calcext:value-type="float">
            <text:p>2975.76</text:p>
          </table:table-cell>
          <table:table-cell office:value-type="float" office:value="19507.76" calcext:value-type="float">
            <text:p>19507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02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12 al 09/01 HM 18-99 Total codigo: 136484 Rating del 13/12 al 09/01 HM 18-99 Total codigo: 13648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04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3 al 09/04 HM 18-99 Total codigo: 136484 <text:s text:c="18"/>Emisora ATV Rating del 13/03 al 09/04 HM 18-99 Total codigo: 136484 <text:s text:c="18"/>Emisora ATV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54" calcext:value-type="float">
            <text:p>54</text:p>
          </table:table-cell>
          <table:table-cell office:value-type="float" office:value="16532" calcext:value-type="float">
            <text:p>16532</text:p>
          </table:table-cell>
          <table:table-cell office:value-type="float" office:value="2975.76" calcext:value-type="float">
            <text:p>2975.76</text:p>
          </table:table-cell>
          <table:table-cell office:value-type="float" office:value="19507.76" calcext:value-type="float">
            <text:p>19507.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05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3 al 09/04 HM 18-99 Total codigo: 136484 <text:s text:c="18"/>Emisora ATV Rating del 13/03 al 09/04 HM 18-99 Total codigo: 136484 <text:s text:c="18"/>Emisora ATV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06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7/04 al 14/05 codigo 136484 <text:s text:c="9"/>emisora ATV Rating del 17/04 al 14/05 codigo 136484 <text:s text:c="9"/>emisora ATV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07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05 al 19/06 HM 18-99 Total codigo 136484 emisora ATV Rating del 23/05 al 19/06 HM 18-99 Total codigo 136484 emisora ATV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10-1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2/09 al 13/10 HM 18-99 Total material codigo: 136484 Rating del 22/09 al 13/10 HM 18-99 Total material codigo: 13648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74" calcext:value-type="float">
            <text:p>74</text:p>
          </table:table-cell>
          <table:table-cell office:value-type="float" office:value="16532" calcext:value-type="float">
            <text:p>16532</text:p>
          </table:table-cell>
          <table:table-cell office:value-type="float" office:value="2975.76" calcext:value-type="float">
            <text:p>2975.76</text:p>
          </table:table-cell>
          <table:table-cell office:value-type="float" office:value="19507.76" calcext:value-type="float">
            <text:p>19507.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11-1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2/09 al 13/10 HM 18-99 Total material codigo: 136484 Rating del 22/09 al 13/10 HM 18-99 Total material codigo: 13648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2" calcext:value-type="float">
            <text:p>67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1-12-1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10 al 19/11 HM 18-99 Total codigo:136484 Rating del 23/10 al 19/11 HM 18-99 Total codigo:13648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2-11-1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10 al 19/11 HM 18-99 Total codigo:136484 Rating del 23/10 al 19/11 HM 18-99 Total codigo:13648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7" calcext:value-type="float">
            <text:p>37</text:p>
          </table:table-cell>
          <table:table-cell office:value-type="float" office:value="16532" calcext:value-type="float">
            <text:p>16532</text:p>
          </table:table-cell>
          <table:table-cell office:value-type="float" office:value="2975.76" calcext:value-type="float">
            <text:p>2975.76</text:p>
          </table:table-cell>
          <table:table-cell office:value-type="float" office:value="19507.76" calcext:value-type="float">
            <text:p>19507.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3-06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05 al 19/06 HM 18-99 TOTAL codigo 136484 <text:s text:c="9"/>emisora ATV Rating del 23/05 al 19/06 HM 18-99 TOTAL codigo 136484 <text:s text:c="9"/>emisora ATV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office:value-type="float" office:value="16532" calcext:value-type="float">
            <text:p>16532</text:p>
          </table:table-cell>
          <table:table-cell office:value-type="float" office:value="2975.76" calcext:value-type="float">
            <text:p>2975.76</text:p>
          </table:table-cell>
          <table:table-cell office:value-type="float" office:value="19507.76" calcext:value-type="float">
            <text:p>19507.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09-004-05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7/04 al 14/05 HM 18-99 Total codigo 136484 <text:s text:c="10"/>Emisora ATV Rating del 17/04 al 14/05 HM 18-99 Total codigo 136484 <text:s text:c="10"/>Emisora ATV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16532" calcext:value-type="float">
            <text:p>16532</text:p>
          </table:table-cell>
          <table:table-cell office:value-type="float" office:value="2975.76" calcext:value-type="float">
            <text:p>2975.76</text:p>
          </table:table-cell>
          <table:table-cell office:value-type="float" office:value="19507.76" calcext:value-type="float">
            <text:p>19507.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13-002-06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7/04 al 14/05 codigo 136484 <text:s text:c="15"/>emisora America Next Rating del 17/04 al 14/05 codigo 136484 <text:s text:c="15"/>emisora America Next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13-002-07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05 al 19/06 HM 18-99 Total codigo 136484 emisora AMERICA NEXT Rating del 23/05 al 19/06 HM 18-99 Total codigo 136484 emisora AMERICA NEXT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13-003-04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3 al 09/04 HM 18-99 Total codigo: 136484 <text:s text:c="5"/>Emisora: America Next Rating del 13/03 al 09/04 HM 18-99 Total codigo: 136484 <text:s text:c="5"/>Emisora: America Next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13-003-05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3/03 al 09/04 codigo; 136484 <text:s text:c="13"/>emisora: America Next Rating del 13/03 al 09/04 codigo; 136484 <text:s text:c="13"/>emisora: America Next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13-003-06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3/05 al 19/06 HM 18-99 TOTAL CODIGO 136484 <text:s text:c="2"/>EMISORA AMERICA NEXT Rating del 23/05 al 19/06 HM 18-99 TOTAL CODIGO 136484 <text:s text:c="2"/>EMISORA AMERICA NEXT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I-C13-004-05-1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49" calcext:value-type="float">
            <text:p>144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7/04 al 14/05 HM 18-99 Total codigo136484 <text:s text:c="16"/>emisora: America Next Rating del 17/04 al 14/05 HM 18-99 Total codigo136484 <text:s text:c="16"/>emisora: America Next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E-EPF-002-0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1.17" calcext:value-type="float">
            <text:p>61.17</text:p>
          </table:table-cell>
          <table:table-cell office:value-type="float" office:value="11.01" calcext:value-type="float">
            <text:p>11.01</text:p>
          </table:table-cell>
          <table:table-cell office:value-type="float" office:value="72.18" calcext:value-type="float">
            <text:p>72.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E-EPF-002-07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1.17" calcext:value-type="float">
            <text:p>61.17</text:p>
          </table:table-cell>
          <table:table-cell office:value-type="float" office:value="11.01" calcext:value-type="float">
            <text:p>11.01</text:p>
          </table:table-cell>
          <table:table-cell office:value-type="float" office:value="72.18" calcext:value-type="float">
            <text:p>72.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4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7/08 al 23/09 HM 18-99 Total <text:s/>Rating del 27/08 al 23/09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75206.84" calcext:value-type="float">
            <text:p>75206.84</text:p>
          </table:table-cell>
          <table:table-cell office:value-type="float" office:value="13537.22" calcext:value-type="float">
            <text:p>13537.22</text:p>
          </table:table-cell>
          <table:table-cell office:value-type="float" office:value="88744.06" calcext:value-type="float">
            <text:p>88744.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4-004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 03 avisos 30", menciยพn por parte de los conductores Exposiciยพn de producto, Led, Corte ยทnico Activaciยพn con derecho a P/D, Colas 03 avisos 30", menciยพn por parte de los conductores Exposiciยพn de producto, Led, Corte ยทnic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4-005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ciยพn bonificada segยทn contrato incluye menciยพn, Led, Placement <text:s/>Menciยพn bonificada segยทn contrato incluye menciยพn, Led, Placement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9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39496 Rating del 27/08 al 23/09 HM 18-99 Total MATERIAL CรDIGO: 139496 Rating del 27/08 al 23/09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49" calcext:value-type="float">
            <text:p>49</text:p>
          </table:table-cell>
          <table:table-cell office:value-type="float" office:value="40800" calcext:value-type="float">
            <text:p>40800</text:p>
          </table:table-cell>
          <table:table-cell office:value-type="float" office:value="7344" calcext:value-type="float">
            <text:p>7344</text:p>
          </table:table-cell>
          <table:table-cell office:value-type="float" office:value="48144" calcext:value-type="float">
            <text:p>48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9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Material: 139496 Avisos boinificados segยทn contrato / 50 trpโคs 30". Rating del 27/08 al 23/09 HM 18-99 Total Cยพdigo Material: 139496 Avisos boinificados segยทn contrato / 50 trpโคs 30". Rating del 27/08 al 23/09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A-C09-003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 cยพdigo: 139496 BONIFICACIรN ADICIONAL 10%TRPโคS Materia cยพdigo: 139496 BONIFICACIรN ADICIONAL 10%TRPโค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E-EPG-002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7" calcext:value-type="float">
            <text:p>29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99.91" calcext:value-type="float">
            <text:p>299.91</text:p>
          </table:table-cell>
          <table:table-cell office:value-type="float" office:value="53.98" calcext:value-type="float">
            <text:p>53.98</text:p>
          </table:table-cell>
          <table:table-cell office:value-type="float" office:value="353.89" calcext:value-type="float">
            <text:p>353.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A-A13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 139496 Rating del 27/08 al 23/09 HM 18-99 Total MATERIAL CรDIGO 139496 Rating del 27/08 al 23/09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0" calcext:value-type="float">
            <text:p>2250</text:p>
          </table:table-cell>
          <table:table-cell office:value-type="float" office:value="75" calcext:value-type="float">
            <text:p>75</text:p>
          </table:table-cell>
          <table:table-cell office:value-type="float" office:value="5565" calcext:value-type="float">
            <text:p>5565</text:p>
          </table:table-cell>
          <table:table-cell office:value-type="float" office:value="1001.7" calcext:value-type="float">
            <text:p>1001.7</text:p>
          </table:table-cell>
          <table:table-cell office:value-type="float" office:value="6566.7" calcext:value-type="float">
            <text:p>6566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A-C04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aciยพn con derecho a P/D, Colas, 03 avisos 30", menciยพn por parte de los conductores Exposiciยพn de producto, Led, Corte ยทnico Activaciยพn con derecho a P/D, Colas, 03 avisos 30", menciยพn por parte de los conductores Exposiciยพn de producto, Led, Corte ยทnic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616" calcext:value-type="float">
            <text:p>23616</text:p>
          </table:table-cell>
          <table:table-cell office:value-type="float" office:value="154816" calcext:value-type="float">
            <text:p>1548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A-C04-003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ciยพn bonificada segยทn contrato, incluye menciยพn, Led, Placement <text:s/>Menciยพn bonificada segยทn contrato, incluye menciยพn, Led, Placement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A-C04-006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correpondientes a orden A-C04-004-10-19 <text:s/>Avisos correpondientes a orden A-C04-004-10-19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A-C05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7/08 al 23/09 HM 18-99 Total P/D 24 Horas Mediodรa, Los mejores Documentales, 24 horas Central Rating del 27/08 al 23/09 HM 18-99 Total P/D 24 Horas Mediodรa, Los mejores Documentales, 24 horas Centr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0" calcext:value-type="float">
            <text:p>2370</text:p>
          </table:table-cell>
          <table:table-cell office:value-type="float" office:value="80" calcext:value-type="float">
            <text:p>80</text:p>
          </table:table-cell>
          <table:table-cell office:value-type="float" office:value="63620.81" calcext:value-type="float">
            <text:p>63620.81</text:p>
          </table:table-cell>
          <table:table-cell office:value-type="float" office:value="11451.83" calcext:value-type="float">
            <text:p>11451.83</text:p>
          </table:table-cell>
          <table:table-cell office:value-type="float" office:value="75072.6400000001" calcext:value-type="float">
            <text:p>75072.64000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A-C05-001-09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16/07 al 12/08 HM 18-99 Total <text:s/>Rating del 16/07 al 12/08 HM 18-99 Tot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17505.35" calcext:value-type="float">
            <text:p>17505.35</text:p>
          </table:table-cell>
          <table:table-cell office:value-type="float" office:value="3150.93" calcext:value-type="float">
            <text:p>3150.93</text:p>
          </table:table-cell>
          <table:table-cell office:value-type="float" office:value="20656.28" calcext:value-type="float">
            <text:p>20656.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A-CRP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  <table:table-cell office:value-type="float" office:value="18200" calcext:value-type="float">
            <text:p>18200</text:p>
          </table:table-cell>
          <table:table-cell office:value-type="float" office:value="3276" calcext:value-type="float">
            <text:p>3276</text:p>
          </table:table-cell>
          <table:table-cell office:value-type="float" office:value="21476" calcext:value-type="float">
            <text:p>214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A-CRP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PROGRAMA EL SHOW DE LAS MAMIS COBERTURA NACIONAL PROGRAMA EL SHOW DE LAS MAMI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7" calcext:value-type="float">
            <text:p>17</text:p>
          </table:table-cell>
          <table:table-cell office:value-type="float" office:value="8840" calcext:value-type="float">
            <text:p>8840</text:p>
          </table:table-cell>
          <table:table-cell office:value-type="float" office:value="1591.2" calcext:value-type="float">
            <text:p>1591.2</text:p>
          </table:table-cell>
          <table:table-cell office:value-type="float" office:value="10431.2" calcext:value-type="float">
            <text:p>10431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A-GRP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office:value-type="float" office:value="11200" calcext:value-type="float">
            <text:p>11200</text:p>
          </table:table-cell>
          <table:table-cell office:value-type="float" office:value="2016" calcext:value-type="float">
            <text:p>2016</text:p>
          </table:table-cell>
          <table:table-cell office:value-type="float" office:value="13216" calcext:value-type="float">
            <text:p>132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A-GRP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42" calcext:value-type="float">
            <text:p>42</text:p>
          </table:table-cell>
          <table:table-cell office:value-type="float" office:value="13200" calcext:value-type="float">
            <text:p>13200</text:p>
          </table:table-cell>
          <table:table-cell office:value-type="float" office:value="2376" calcext:value-type="float">
            <text:p>2376</text:p>
          </table:table-cell>
          <table:table-cell office:value-type="float" office:value="15576" calcext:value-type="float">
            <text:p>15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A-GRP-003-10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PROGRAMA: REGINA ALCOVER Y TU COBERTURA NACIONAL PROGRAMA: REGINA ALCOVER Y TU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1" calcext:value-type="float">
            <text:p>21</text:p>
          </table:table-cell>
          <table:table-cell office:value-type="float" office:value="10080" calcext:value-type="float">
            <text:p>10080</text:p>
          </table:table-cell>
          <table:table-cell office:value-type="float" office:value="1814.4" calcext:value-type="float">
            <text:p>1814.4</text:p>
          </table:table-cell>
          <table:table-cell office:value-type="float" office:value="11894.4" calcext:value-type="float">
            <text:p>11894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H-C02-001-10-1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11425.64" calcext:value-type="float">
            <text:p>11425.64</text:p>
          </table:table-cell>
          <table:table-cell office:value-type="float" office:value="2056.66" calcext:value-type="float">
            <text:p>2056.66</text:p>
          </table:table-cell>
          <table:table-cell office:value-type="float" office:value="13482.3" calcext:value-type="float">
            <text:p>13482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H-C04-001-10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office:value-type="float" office:value="25586.63" calcext:value-type="float">
            <text:p>25586.63</text:p>
          </table:table-cell>
          <table:table-cell office:value-type="float" office:value="4605.6" calcext:value-type="float">
            <text:p>4605.6</text:p>
          </table:table-cell>
          <table:table-cell office:value-type="float" office:value="30192.23" calcext:value-type="float">
            <text:p>30192.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H-C05-002-10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<text:s/>tarifas fijas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3694.62" calcext:value-type="float">
            <text:p>3694.62</text:p>
          </table:table-cell>
          <table:table-cell office:value-type="float" office:value="665.15" calcext:value-type="float">
            <text:p>665.15</text:p>
          </table:table-cell>
          <table:table-cell office:value-type="float" office:value="4359.77" calcext:value-type="float">
            <text:p>4359.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H-C09-001-10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CODIGO DE AVISO 139253 TARIFAS FIJAS CODIGO DE AVISO 13925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4133.33" calcext:value-type="float">
            <text:p>4133.33</text:p>
          </table:table-cell>
          <table:table-cell office:value-type="float" office:value="744" calcext:value-type="float">
            <text:p>744</text:p>
          </table:table-cell>
          <table:table-cell office:value-type="float" office:value="4877.33" calcext:value-type="float">
            <text:p>4877.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H-C09-001-11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S FIJAS CODIGO DE AVISO 139253 TARIFAS FIJAS CODIGO DE AVISO 13925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800" calcext:value-type="float">
            <text:p>2800</text:p>
          </table:table-cell>
          <table:table-cell office:value-type="float" office:value="504" calcext:value-type="float">
            <text:p>504</text:p>
          </table:table-cell>
          <table:table-cell office:value-type="float" office:value="3304" calcext:value-type="float">
            <text:p>33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A13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0465 Rating del 27/08 al 23/09 HM 18-99 Total MATERIAL CรDIGO: 140465 Rating del 27/08 al 23/09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1" calcext:value-type="float">
            <text:p>21</text:p>
          </table:table-cell>
          <table:table-cell office:value-type="float" office:value="2120" calcext:value-type="float">
            <text:p>2120</text:p>
          </table:table-cell>
          <table:table-cell office:value-type="float" office:value="381.6" calcext:value-type="float">
            <text:p>381.6</text:p>
          </table:table-cell>
          <table:table-cell office:value-type="float" office:value="2501.6" calcext:value-type="float">
            <text:p>2501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2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ing del 27/08 al 23/09 HM 18-99 Total P/D CASO CERRADO Rating del 27/08 al 23/09 HM 18-99 Total P/D CASO CERRAD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0" calcext:value-type="float">
            <text:p>1230</text:p>
          </table:table-cell>
          <table:table-cell office:value-type="float" office:value="41" calcext:value-type="float">
            <text:p>41</text:p>
          </table:table-cell>
          <table:table-cell office:value-type="float" office:value="132080.94" calcext:value-type="float">
            <text:p>132080.94</text:p>
          </table:table-cell>
          <table:table-cell office:value-type="float" office:value="23774.6" calcext:value-type="float">
            <text:p>23774.6</text:p>
          </table:table-cell>
          <table:table-cell office:value-type="float" office:value="155855.54" calcext:value-type="float">
            <text:p>155855.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2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1" calcext:value-type="float">
            <text:p>21</text:p>
          </table:table-cell>
          <table:table-cell office:value-type="float" office:value="74681.79" calcext:value-type="float">
            <text:p>74681.79</text:p>
          </table:table-cell>
          <table:table-cell office:value-type="float" office:value="13442.73" calcext:value-type="float">
            <text:p>13442.73</text:p>
          </table:table-cell>
          <table:table-cell office:value-type="float" office:value="88124.52" calcext:value-type="float">
            <text:p>88124.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4-007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27/08 al 23/09 HM 18-99 Total "MATERIAL NUEVO" Rating del 27/08 al 23/09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3100.5" calcext:value-type="float">
            <text:p>63100.5</text:p>
          </table:table-cell>
          <table:table-cell office:value-type="float" office:value="11358.08" calcext:value-type="float">
            <text:p>11358.08</text:p>
          </table:table-cell>
          <table:table-cell office:value-type="float" office:value="74458.58" calcext:value-type="float">
            <text:p>74458.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4-008-10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Avisos correspondientes a A-C04-004-10-19 "MATERIAL NUEVO" Avisos correspondientes a A-C04-004-10-19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5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MATERIAL NUEVO" Rating del 27/08 al 23/09 HM 18-99 Total "MATERIAL NUEVO" Rating del 27/08 al 23/09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45" calcext:value-type="float">
            <text:p>45</text:p>
          </table:table-cell>
          <table:table-cell office:value-type="float" office:value="36331.48" calcext:value-type="float">
            <text:p>36331.48</text:p>
          </table:table-cell>
          <table:table-cell office:value-type="float" office:value="6539.72" calcext:value-type="float">
            <text:p>6539.72</text:p>
          </table:table-cell>
          <table:table-cell office:value-type="float" office:value="42871.2" calcext:value-type="float">
            <text:p>42871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9-005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0465 Rating del 27/08 al 23/09 HM 18-99 Total MATERIAL CรDIGO: 140465 Rating del 27/08 al 23/09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 office:value-type="float" office:value="23800" calcext:value-type="float">
            <text:p>23800</text:p>
          </table:table-cell>
          <table:table-cell office:value-type="float" office:value="4284" calcext:value-type="float">
            <text:p>4284</text:p>
          </table:table-cell>
          <table:table-cell office:value-type="float" office:value="28084" calcext:value-type="float">
            <text:p>280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9-007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ยพdigo de material:140465 Avisos bonificados segยทn contrato 34.4trpโคs30". rating del 27/08 al 23/09 HM 18-99 Total Cยพdigo de material:140465 Avisos bonificados segยทn contrato 34.4trpโคs30". rating del 27/08 al 23/09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-C09-008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465 BONIFICACIรN ADICIONAL 10% TRPโคS Material cยพdigo: 140465 BONIFICACIรN ADICIONAL 10% TRPโค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H-C02-001-11-1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771.86" calcext:value-type="float">
            <text:p>1771.86</text:p>
          </table:table-cell>
          <table:table-cell office:value-type="float" office:value="318.94" calcext:value-type="float">
            <text:p>318.94</text:p>
          </table:table-cell>
          <table:table-cell office:value-type="float" office:value="2090.8" calcext:value-type="float">
            <text:p>2090.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H-C04-001-11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353.33" calcext:value-type="float">
            <text:p>1353.33</text:p>
          </table:table-cell>
          <table:table-cell office:value-type="float" office:value="243.6" calcext:value-type="float">
            <text:p>243.6</text:p>
          </table:table-cell>
          <table:table-cell office:value-type="float" office:value="1596.93" calcext:value-type="float">
            <text:p>1596.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H-C05-002-11-19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11.41" calcext:value-type="float">
            <text:p>711.41</text:p>
          </table:table-cell>
          <table:table-cell office:value-type="float" office:value="128.07" calcext:value-type="float">
            <text:p>128.07</text:p>
          </table:table-cell>
          <table:table-cell office:value-type="float" office:value="839.48" calcext:value-type="float">
            <text:p>839.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H-C2-001-11-1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vací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IFA FIJA <text:s/>TARIFA FIJ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771.86" calcext:value-type="float">
            <text:p>1771.86</text:p>
          </table:table-cell>
          <table:table-cell office:value-type="float" office:value="318.94" calcext:value-type="float">
            <text:p>318.94</text:p>
          </table:table-cell>
          <table:table-cell office:value-type="float" office:value="2090.8" calcext:value-type="float">
            <text:p>2090.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04-002-11-1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isos correspondientes a orden A-C04-002-10-19 <text:s/>Avisos correspondientes a orden A-C04-002-10-19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09-002-11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465 Avisos bonificados segยทn contrato 16 trpโคs 30". Rating del 27/08 al 23/09 HM 18-99 Total Material Cยพdigo: 140465 Avisos bonificados segยทn contrato 16 trpโคs 30". Rating del 27/08 al 23/09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09-003-11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465 BONIFICACION ADICIONAL 10% TRP'S Material Cยพdigo: 140465 BONIFICACION ADICIONAL 10% TRP'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09-004-11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9" calcext:value-type="float">
            <text:p>309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ail Cยพdigo: 140465 Texto: Ajinomoto!!!!, Hazlo mรs rico con el za, za, za de siempre Imagen del comercial del 23" al 27" Materail Cยพdigo: 140465 Texto: Ajinomoto!!!!, Hazlo mรs rico con el za, za, za de siempre Imagen del comercial del 23" al 27"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09-006-10-19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1449" calcext:value-type="float">
            <text:p>1449</text:p>
          </table:table-cell>
          <table:table-cell office:value-type="float" office:value="309" calcext:value-type="float">
            <text:p>309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465 Texto : Ajinomoto!!!!! hazlo mรs rico con el za, za, za de siempre. Imagen del comercial del 23" al 27" Material cยพdigo: 140465 Texto : Ajinomoto!!!!! hazlo mรs rico con el za, za, za de siempre. Imagen del comercial del 23" al 27"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RP-001-11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PROGRAMA EL SHOW DE LAS MAMIS <text:s text:c="34"/>EMISORA:NUEVA Q COBERTURA NACIONAL PROGRAMA EL SHOW DE LAS MAMIS <text:s text:c="34"/>EMISORA:NUEVA Q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120" calcext:value-type="float">
            <text:p>3120</text:p>
          </table:table-cell>
          <table:table-cell office:value-type="float" office:value="561.6" calcext:value-type="float">
            <text:p>561.6</text:p>
          </table:table-cell>
          <table:table-cell office:value-type="float" office:value="3681.6" calcext:value-type="float">
            <text:p>3681.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CRP-002-11-1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6500" calcext:value-type="float">
            <text:p>6500</text:p>
          </table:table-cell>
          <table:table-cell office:value-type="float" office:value="1170" calcext:value-type="float">
            <text:p>1170</text:p>
          </table:table-cell>
          <table:table-cell office:value-type="float" office:value="7670" calcext:value-type="float">
            <text:p>76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GRP-001-11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programa: regina alcover y tu <text:s text:c="16"/>Emisora: felicidad cobertura nacional programa: regina alcover y tu <text:s text:c="16"/>Emisora: felicidad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840" calcext:value-type="float">
            <text:p>3840</text:p>
          </table:table-cell>
          <table:table-cell office:value-type="float" office:value="691.2" calcext:value-type="float">
            <text:p>691.2</text:p>
          </table:table-cell>
          <table:table-cell office:value-type="float" office:value="4531.2" calcext:value-type="float">
            <text:p>4531.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-GRP-002-11-19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1449" calcext:value-type="float">
            <text:p>1449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ACIONAL <text:s/>COBERTURA NACIONAL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4800" calcext:value-type="float">
            <text:p>4800</text:p>
          </table:table-cell>
          <table:table-cell office:value-type="float" office:value="864" calcext:value-type="float">
            <text:p>864</text:p>
          </table:table-cell>
          <table:table-cell office:value-type="float" office:value="5664" calcext:value-type="float">
            <text:p>56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H-CMW-001-10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Incluye 3 avisos de 20" , P/D ,4 banner por partido y colas por partido <text:s text:c="2"/>Incluye 3 avisos de 20" , P/D ,4 banner por partido y colas por partido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13500" calcext:value-type="float">
            <text:p>13500</text:p>
          </table:table-cell>
          <table:table-cell office:value-type="float" office:value="2430" calcext:value-type="float">
            <text:p>2430</text:p>
          </table:table-cell>
          <table:table-cell office:value-type="float" office:value="15930" calcext:value-type="float">
            <text:p>159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A13-002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1" calcext:value-type="float">
            <text:p>31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2 Rating del 16/09 al 13/10 HM 18-99 Total Material Cยพdigo: 140522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506.76" calcext:value-type="float">
            <text:p>506.76</text:p>
          </table:table-cell>
          <table:table-cell office:value-type="float" office:value="91.21" calcext:value-type="float">
            <text:p>91.21</text:p>
          </table:table-cell>
          <table:table-cell office:value-type="float" office:value="597.97" calcext:value-type="float">
            <text:p>597.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A13-003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40524 Rating del 16/09 al 13/10 HM 18-99 total Material Cยพdigo:140524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533.45" calcext:value-type="float">
            <text:p>533.45</text:p>
          </table:table-cell>
          <table:table-cell office:value-type="float" office:value="96.01" calcext:value-type="float">
            <text:p>96.01</text:p>
          </table:table-cell>
          <table:table-cell office:value-type="float" office:value="629.46" calcext:value-type="float">
            <text:p>629.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ATV-002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1" calcext:value-type="float">
            <text:p>31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2 Rating del 16/09 al 13/10 HM 18-99 Total Material Cยพdigo: 140522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23" calcext:value-type="float">
            <text:p>23</text:p>
          </table:table-cell>
          <table:table-cell office:value-type="float" office:value="570.96" calcext:value-type="float">
            <text:p>570.96</text:p>
          </table:table-cell>
          <table:table-cell office:value-type="float" office:value="102.77" calcext:value-type="float">
            <text:p>102.77</text:p>
          </table:table-cell>
          <table:table-cell office:value-type="float" office:value="673.73" calcext:value-type="float">
            <text:p>673.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ATV-003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4 Rating del 16/09 al 13/10 HM 18-99 Total Material Cยพdigo: 140524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float" office:value="510.36" calcext:value-type="float">
            <text:p>510.36</text:p>
          </table:table-cell>
          <table:table-cell office:value-type="float" office:value="91.88" calcext:value-type="float">
            <text:p>91.88</text:p>
          </table:table-cell>
          <table:table-cell office:value-type="float" office:value="602.24" calcext:value-type="float">
            <text:p>602.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C09-001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1 Rating del 16/09 al 13/10 HM 18-99 Total Material Cยพdigo: 140521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32" calcext:value-type="float">
            <text:p>32</text:p>
          </table:table-cell>
          <table:table-cell office:value-type="float" office:value="7363.91" calcext:value-type="float">
            <text:p>7363.91</text:p>
          </table:table-cell>
          <table:table-cell office:value-type="float" office:value="1325.56" calcext:value-type="float">
            <text:p>1325.56</text:p>
          </table:table-cell>
          <table:table-cell office:value-type="float" office:value="8689.47" calcext:value-type="float">
            <text:p>8689.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C09-002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1" calcext:value-type="float">
            <text:p>31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2 Rating del 16/09 al 13/10 HM 18-99 Total Material Cยพdigo: 140522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3009.97" calcext:value-type="float">
            <text:p>3009.97</text:p>
          </table:table-cell>
          <table:table-cell office:value-type="float" office:value="541.76" calcext:value-type="float">
            <text:p>541.76</text:p>
          </table:table-cell>
          <table:table-cell office:value-type="float" office:value="3551.73" calcext:value-type="float">
            <text:p>3551.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C09-003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4 Rating del 16/09 al 13/10 HM 18-99 Total Material Cยพdigo: 140524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264.77" calcext:value-type="float">
            <text:p>3264.77</text:p>
          </table:table-cell>
          <table:table-cell office:value-type="float" office:value="587.62" calcext:value-type="float">
            <text:p>587.62</text:p>
          </table:table-cell>
          <table:table-cell office:value-type="float" office:value="3852.39" calcext:value-type="float">
            <text:p>3852.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C15-001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1 Rating del 16/09 al 13/10 HM 18-99 Total Material Cยพdigo: 140521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float" office:value="37" calcext:value-type="float">
            <text:p>37</text:p>
          </table:table-cell>
          <table:table-cell office:value-type="float" office:value="343.26" calcext:value-type="float">
            <text:p>343.26</text:p>
          </table:table-cell>
          <table:table-cell office:value-type="float" office:value="61.81" calcext:value-type="float">
            <text:p>61.81</text:p>
          </table:table-cell>
          <table:table-cell office:value-type="float" office:value="405.07" calcext:value-type="float">
            <text:p>405.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C15-002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1" calcext:value-type="float">
            <text:p>311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40522 Rating del 16/09 al 13/10 HM 18-99 Total Material Cยพdigo:140522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23" calcext:value-type="float">
            <text:p>23</text:p>
          </table:table-cell>
          <table:table-cell office:value-type="float" office:value="136.88" calcext:value-type="float">
            <text:p>136.88</text:p>
          </table:table-cell>
          <table:table-cell office:value-type="float" office:value="24.66" calcext:value-type="float">
            <text:p>24.66</text:p>
          </table:table-cell>
          <table:table-cell office:value-type="float" office:value="161.54" calcext:value-type="float">
            <text:p>161.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ร-C15-003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4 Rating del 16/09 al 13/10 HM 18-99 Total Material Cยพdigo: 140524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99.62" calcext:value-type="float">
            <text:p>99.62</text:p>
          </table:table-cell>
          <table:table-cell office:value-type="float" office:value="17.94" calcext:value-type="float">
            <text:p>17.94</text:p>
          </table:table-cell>
          <table:table-cell office:value-type="float" office:value="117.56" calcext:value-type="float">
            <text:p>117.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E-T24-001-08-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90" calcext:value-type="float">
            <text:p>2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5.29" calcext:value-type="float">
            <text:p>65.29</text:p>
          </table:table-cell>
          <table:table-cell office:value-type="float" office:value="11.75" calcext:value-type="float">
            <text:p>11.75</text:p>
          </table:table-cell>
          <table:table-cell office:value-type="float" office:value="77.04" calcext:value-type="float">
            <text:p>77.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C-GEC-001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ia pagina F/C <text:s/>media pagina F/C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667.37" calcext:value-type="float">
            <text:p>8667.37</text:p>
          </table:table-cell>
          <table:table-cell office:value-type="float" office:value="1560.13" calcext:value-type="float">
            <text:p>1560.13</text:p>
          </table:table-cell>
          <table:table-cell office:value-type="float" office:value="10227.5" calcext:value-type="float">
            <text:p>10227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C-GEC-002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jo Pie de pagina <text:s/>Ojo Pie de pagin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468.2" calcext:value-type="float">
            <text:p>7468.2</text:p>
          </table:table-cell>
          <table:table-cell office:value-type="float" office:value="1344.28" calcext:value-type="float">
            <text:p>1344.28</text:p>
          </table:table-cell>
          <table:table-cell office:value-type="float" office:value="8812.48" calcext:value-type="float">
            <text:p>8812.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C-GEC-003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ia pagina <text:s/>media pagin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306.01" calcext:value-type="float">
            <text:p>2306.01</text:p>
          </table:table-cell>
          <table:table-cell office:value-type="float" office:value="415.08" calcext:value-type="float">
            <text:p>415.08</text:p>
          </table:table-cell>
          <table:table-cell office:value-type="float" office:value="2721.09" calcext:value-type="float">
            <text:p>2721.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C-GEC-004-08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02" calcext:value-type="float">
            <text:p>302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 DE PAGINA <text:s/>PIE DE PAGINA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137.6" calcext:value-type="float">
            <text:p>1137.6</text:p>
          </table:table-cell>
          <table:table-cell office:value-type="float" office:value="204.76" calcext:value-type="float">
            <text:p>204.76</text:p>
          </table:table-cell>
          <table:table-cell office:value-type="float" office:value="1342.36" calcext:value-type="float">
            <text:p>1342.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ร-A13-004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78 Banner bonificado segยทn contrato MATERIAL CรDIGO: 1478 Banner bonificado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ร-ATV-004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1478 Banner bonificado segยทn contrato MATERIAL CรDIGO:1478 Banner bonificado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ร-C09-004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1478 Banner bonificados segยทn contrato MATERIAL CรDIGO: 1478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ร-C15-004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รDIGO: <text:s/>1478 Banner bonificados segยทn contrato MATERIAL CรDIGO: <text:s/>1478 Banner bonificados segยทn contrat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ร-ATV-001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1 Rating del 16/09 al 13/10 HM 18-99 Total Material Cยพdigo: 140521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office:value-type="float" office:value="37" calcext:value-type="float">
            <text:p>37</text:p>
          </table:table-cell>
          <table:table-cell office:value-type="float" office:value="1260.82" calcext:value-type="float">
            <text:p>1260.82</text:p>
          </table:table-cell>
          <table:table-cell office:value-type="float" office:value="226.98" calcext:value-type="float">
            <text:p>226.98</text:p>
          </table:table-cell>
          <table:table-cell office:value-type="float" office:value="1487.8" calcext:value-type="float">
            <text:p>1487.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ร-C15-001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40521 Rating del 16/09 al 13/10 HM 18-99 Total Material Cยพdigo:140521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float" office:value="31" calcext:value-type="float">
            <text:p>31</text:p>
          </table:table-cell>
          <table:table-cell office:value-type="float" office:value="295.94" calcext:value-type="float">
            <text:p>295.94</text:p>
          </table:table-cell>
          <table:table-cell office:value-type="float" office:value="53.27" calcext:value-type="float">
            <text:p>53.27</text:p>
          </table:table-cell>
          <table:table-cell office:value-type="float" office:value="349.21" calcext:value-type="float">
            <text:p>349.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A13-001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40521 Rating del 16/09 al 13/10 HM 18-99 Total Material Cยพdigo:140521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  <table:table-cell office:value-type="float" office:value="944.06" calcext:value-type="float">
            <text:p>944.06</text:p>
          </table:table-cell>
          <table:table-cell office:value-type="float" office:value="169.97" calcext:value-type="float">
            <text:p>169.97</text:p>
          </table:table-cell>
          <table:table-cell office:value-type="float" office:value="1114.03" calcext:value-type="float">
            <text:p>1114.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A13-002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2 Rating del 16/09 al 13/10 HM 18-99 Total Material Cยพdigo: 140522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390.89" calcext:value-type="float">
            <text:p>390.89</text:p>
          </table:table-cell>
          <table:table-cell office:value-type="float" office:value="70.35" calcext:value-type="float">
            <text:p>70.35</text:p>
          </table:table-cell>
          <table:table-cell office:value-type="float" office:value="461.24" calcext:value-type="float">
            <text:p>461.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A13-003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4 Rating del 16/09 al 13/10 HM 18-99 Total Material Cยพdigo: 140524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71.03" calcext:value-type="float">
            <text:p>371.03</text:p>
          </table:table-cell>
          <table:table-cell office:value-type="float" office:value="66.78" calcext:value-type="float">
            <text:p>66.78</text:p>
          </table:table-cell>
          <table:table-cell office:value-type="float" office:value="437.81" calcext:value-type="float">
            <text:p>437.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ATV-002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2 Rating del 16/09 al 13/10 HM 18-99 Total Material Cยพdigo: 140522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float" office:value="471.8" calcext:value-type="float">
            <text:p>471.8</text:p>
          </table:table-cell>
          <table:table-cell office:value-type="float" office:value="84.94" calcext:value-type="float">
            <text:p>84.94</text:p>
          </table:table-cell>
          <table:table-cell office:value-type="float" office:value="556.74" calcext:value-type="float">
            <text:p>556.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ATV-003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4 Rating del 16/09 al 13/10 HM 18-99 Total Material Cยพdigo: 140524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425.44" calcext:value-type="float">
            <text:p>425.44</text:p>
          </table:table-cell>
          <table:table-cell office:value-type="float" office:value="76.6" calcext:value-type="float">
            <text:p>76.6</text:p>
          </table:table-cell>
          <table:table-cell office:value-type="float" office:value="502.04" calcext:value-type="float">
            <text:p>502.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C09-002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2 Rating 16/09 al 13/10 HM 18-99 Total Material Cยพdigo: 140522 Rating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office:value-type="float" office:value="2253.91" calcext:value-type="float">
            <text:p>2253.91</text:p>
          </table:table-cell>
          <table:table-cell office:value-type="float" office:value="405.68" calcext:value-type="float">
            <text:p>405.68</text:p>
          </table:table-cell>
          <table:table-cell office:value-type="float" office:value="2659.59" calcext:value-type="float">
            <text:p>2659.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C09-003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4 Rating del 16/09 al 13/10 HM 18-99 Total Material Cยพdigo: 140524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198.2" calcext:value-type="float">
            <text:p>2198.2</text:p>
          </table:table-cell>
          <table:table-cell office:value-type="float" office:value="395.66" calcext:value-type="float">
            <text:p>395.66</text:p>
          </table:table-cell>
          <table:table-cell office:value-type="float" office:value="2593.86" calcext:value-type="float">
            <text:p>2593.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C15-002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 140522 Rating del 16/09 al 13/10 HM 18-99 total Material Cยพdigo 140522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17" calcext:value-type="float">
            <text:p>17</text:p>
          </table:table-cell>
          <table:table-cell office:value-type="float" office:value="113.06" calcext:value-type="float">
            <text:p>113.06</text:p>
          </table:table-cell>
          <table:table-cell office:value-type="float" office:value="20.35" calcext:value-type="float">
            <text:p>20.35</text:p>
          </table:table-cell>
          <table:table-cell office:value-type="float" office:value="133.41" calcext:value-type="float">
            <text:p>133.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ร-C15-003-11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2" calcext:value-type="float">
            <text:p>31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4 Rating de 16/09 al 13/10 HM 18-99 Total Material Cยพdigo: 140524 Rating de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17" calcext:value-type="float">
            <text:p>17</text:p>
          </table:table-cell>
          <table:table-cell office:value-type="float" office:value="114.9" calcext:value-type="float">
            <text:p>114.9</text:p>
          </table:table-cell>
          <table:table-cell office:value-type="float" office:value="20.69" calcext:value-type="float">
            <text:p>20.69</text:p>
          </table:table-cell>
          <table:table-cell office:value-type="float" office:value="135.59" calcext:value-type="float">
            <text:p>135.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ร-A13-001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 140521 Rating del 16/09 al 13/10 HM 18-99 Total Material Cยพdigo: 140521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float" office:value="46" calcext:value-type="float">
            <text:p>46</text:p>
          </table:table-cell>
          <table:table-cell office:value-type="float" office:value="1541.28" calcext:value-type="float">
            <text:p>1541.28</text:p>
          </table:table-cell>
          <table:table-cell office:value-type="float" office:value="277.49" calcext:value-type="float">
            <text:p>277.49</text:p>
          </table:table-cell>
          <table:table-cell office:value-type="float" office:value="1818.77" calcext:value-type="float">
            <text:p>1818.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ร-ATV-001-10-1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 Cยพdigo:140521 Rating del 16/09 al 13/10 HM 18-99 Total Material Cยพdigo:140521 Rating del 16/09 al 13/10 HM 18-99 Total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0" calcext:value-type="float">
            <text:p>1590</text:p>
          </table:table-cell>
          <table:table-cell office:value-type="float" office:value="53" calcext:value-type="float">
            <text:p>53</text:p>
          </table:table-cell>
          <table:table-cell office:value-type="float" office:value="1949.37" calcext:value-type="float">
            <text:p>1949.37</text:p>
          </table:table-cell>
          <table:table-cell office:value-type="float" office:value="350.94" calcext:value-type="float">
            <text:p>350.94</text:p>
          </table:table-cell>
          <table:table-cell office:value-type="float" office:value="2300.31" calcext:value-type="float">
            <text:p>2300.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H-CMW-001-11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Incluye 3 avisos de 20" , P/D ,4 banner por partido y colas por partido <text:s text:c="2"/>Incluye 3 avisos de 20" , P/D ,4 banner por partido y colas por partido 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13500" calcext:value-type="float">
            <text:p>13500</text:p>
          </table:table-cell>
          <table:table-cell office:value-type="float" office:value="2430" calcext:value-type="float">
            <text:p>2430</text:p>
          </table:table-cell>
          <table:table-cell office:value-type="float" office:value="15930" calcext:value-type="float">
            <text:p>159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H-CMW-002-11-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luye 3 avisos de 20" , P/D ,4 banner por partido y colas por partido final Campeonato Bicentenario <text:s text:c="2"/>Atletico Grau vs Sport Huancayo Incluye 3 avisos de 20" , P/D ,4 banner por partido y colas por partido final Campeonato Bicentenario <text:s text:c="2"/>Atletico Grau vs Sport Huancay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A-FAV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82.35" calcext:value-type="float">
            <text:p>882.35</text:p>
          </table:table-cell>
          <table:table-cell office:value-type="float" office:value="158.82" calcext:value-type="float">
            <text:p>158.82</text:p>
          </table:table-cell>
          <table:table-cell office:value-type="float" office:value="1041.17" calcext:value-type="float">
            <text:p>1041.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A-GAA-002-10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892.19" calcext:value-type="float">
            <text:p>1892.19</text:p>
          </table:table-cell>
          <table:table-cell office:value-type="float" office:value="340.59" calcext:value-type="float">
            <text:p>340.59</text:p>
          </table:table-cell>
          <table:table-cell office:value-type="float" office:value="2232.78" calcext:value-type="float">
            <text:p>2232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A-GAD-001-10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287" calcext:value-type="float">
            <text:p>287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 text:c="3"/>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892.19" calcext:value-type="float">
            <text:p>1892.19</text:p>
          </table:table-cell>
          <table:table-cell office:value-type="float" office:value="340.59" calcext:value-type="float">
            <text:p>340.59</text:p>
          </table:table-cell>
          <table:table-cell office:value-type="float" office:value="2232.78" calcext:value-type="float">
            <text:p>2232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1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ORTE MEDIDAS 6.30CM DE ALTO X 26CM DE ANCHO COBERTURA NORTE MEDIDAS 6.30CM DE ALTO X 26CM DE ANCH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96.17" calcext:value-type="float">
            <text:p>796.17</text:p>
          </table:table-cell>
          <table:table-cell office:value-type="float" office:value="143.31" calcext:value-type="float">
            <text:p>143.31</text:p>
          </table:table-cell>
          <table:table-cell office:value-type="float" office:value="939.48" calcext:value-type="float">
            <text:p>939.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2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ORTE Medida <text:s/>6.30 cm de alto x 26 cm de ancho COBERTURA NORTE Medida <text:s/>6.30 cm de alto x 26 cm de anch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3.61" calcext:value-type="float">
            <text:p>453.61</text:p>
          </table:table-cell>
          <table:table-cell office:value-type="float" office:value="81.65" calcext:value-type="float">
            <text:p>81.65</text:p>
          </table:table-cell>
          <table:table-cell office:value-type="float" office:value="535.26" calcext:value-type="float">
            <text:p>535.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3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6" calcext:value-type="float">
            <text:p>31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ORIENTE Medida <text:s/>6.30 cm de alto x 26 cm de ancho COBERTURA ORIENTE Medida <text:s/>6.30 cm de alto x 26 cm de anch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90.1" calcext:value-type="float">
            <text:p>390.1</text:p>
          </table:table-cell>
          <table:table-cell office:value-type="float" office:value="70.22" calcext:value-type="float">
            <text:p>70.22</text:p>
          </table:table-cell>
          <table:table-cell office:value-type="float" office:value="460.32" calcext:value-type="float">
            <text:p>460.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4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6" calcext:value-type="float">
            <text:p>31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ORIENTE Medida <text:s/>6.30 cm de alto x 26 cm de ancho COBERTURA ORIENTE Medida <text:s/>6.30 cm de alto x 26 cm de anch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41.4" calcext:value-type="float">
            <text:p>41.4</text:p>
          </table:table-cell>
          <table:table-cell office:value-type="float" office:value="271.4" calcext:value-type="float">
            <text:p>271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5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6" calcext:value-type="float">
            <text:p>31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ORIENTE Medida <text:s/>6.30 cm de alto x 26 cm de ancho COBERTURA ORIENTE Medida <text:s/>6.30 cm de alto x 26 cm de anch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90.1" calcext:value-type="float">
            <text:p>390.1</text:p>
          </table:table-cell>
          <table:table-cell office:value-type="float" office:value="70.22" calcext:value-type="float">
            <text:p>70.22</text:p>
          </table:table-cell>
          <table:table-cell office:value-type="float" office:value="460.32" calcext:value-type="float">
            <text:p>460.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6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ORTE Medida <text:s/>6.30 cm de alto x 26 cm de ancho COBERTURA NORTE Medida <text:s/>6.30 cm de alto x 26 cm de anch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3.61" calcext:value-type="float">
            <text:p>453.61</text:p>
          </table:table-cell>
          <table:table-cell office:value-type="float" office:value="81.65" calcext:value-type="float">
            <text:p>81.65</text:p>
          </table:table-cell>
          <table:table-cell office:value-type="float" office:value="535.26" calcext:value-type="float">
            <text:p>535.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7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NORTE MEDIDAS 6.30CM DE ALTO X 26CM DE ANCHO COBERTURA NORTE MEDIDAS 6.30CM DE ALTO X 26CM DE ANCH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96.17" calcext:value-type="float">
            <text:p>796.17</text:p>
          </table:table-cell>
          <table:table-cell office:value-type="float" office:value="143.31" calcext:value-type="float">
            <text:p>143.31</text:p>
          </table:table-cell>
          <table:table-cell office:value-type="float" office:value="939.48" calcext:value-type="float">
            <text:p>939.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C-GLR-008-11-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316" calcext:value-type="float">
            <text:p>31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BERTURA ORIENTE Medida <text:s/>6.30 cm de alto x 26 cm de ancho COBERTURA ORIENTE Medida <text:s/>6.30 cm de alto x 26 cm de anch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41.4" calcext:value-type="float">
            <text:p>41.4</text:p>
          </table:table-cell>
          <table:table-cell office:value-type="float" office:value="271.4" calcext:value-type="float">
            <text:p>271.4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104804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2:12:30.378466575</meta:creation-date>
    <dc:date>2019-11-21T12:18:36.418889883</dc:date>
    <meta:editing-duration>PT6M9S</meta:editing-duration>
    <meta:editing-cycles>2</meta:editing-cycles>
    <meta:generator>LibreOffice/5.1.6.2$Linux_X86_64 LibreOffice_project/10m0$Build-2</meta:generator>
    <meta:document-statistic meta:table-count="1" meta:cell-count="13884" meta:object-count="0"/>
  </office:meta>
</office:document-meta>
</file>